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2ed022"/>
    </style:style>
    <style:style style:name="P2" style:family="paragraph" style:parent-style-name="Preformatted_20_Text">
      <style:paragraph-properties fo:text-align="start" style:justify-single-word="false"/>
      <style:text-properties officeooo:paragraph-rsid="0046c0b1"/>
    </style:style>
    <style:style style:name="P3" style:family="paragraph" style:parent-style-name="Preformatted_20_Text">
      <style:text-properties officeooo:paragraph-rsid="0105c054"/>
    </style:style>
    <style:style style:name="P4" style:family="paragraph" style:parent-style-name="Preformatted_20_Text">
      <style:text-properties officeooo:paragraph-rsid="00f0abf9"/>
    </style:style>
    <style:style style:name="P5" style:family="paragraph" style:parent-style-name="Preformatted_20_Text">
      <style:text-properties officeooo:paragraph-rsid="00fa89c7"/>
    </style:style>
    <style:style style:name="P6" style:family="paragraph" style:parent-style-name="Preformatted_20_Text">
      <style:text-properties officeooo:paragraph-rsid="0106ffb7"/>
    </style:style>
    <style:style style:name="P7" style:family="paragraph" style:parent-style-name="Preformatted_20_Text">
      <style:text-properties officeooo:paragraph-rsid="0049eaf9"/>
    </style:style>
    <style:style style:name="P8" style:family="paragraph" style:parent-style-name="Preformatted_20_Text">
      <style:text-properties officeooo:paragraph-rsid="005d19bd"/>
    </style:style>
    <style:style style:name="P9" style:family="paragraph" style:parent-style-name="Preformatted_20_Text">
      <style:text-properties officeooo:paragraph-rsid="00317813"/>
    </style:style>
    <style:style style:name="P10" style:family="paragraph" style:parent-style-name="Preformatted_20_Text">
      <style:text-properties style:font-name="Liberation Sans" officeooo:rsid="00317813" officeooo:paragraph-rsid="0095ec61"/>
    </style:style>
    <style:style style:name="P11" style:family="paragraph" style:parent-style-name="Preformatted_20_Text">
      <style:text-properties officeooo:paragraph-rsid="0095ec61"/>
    </style:style>
    <style:style style:name="P12" style:family="paragraph" style:parent-style-name="Preformatted_20_Text">
      <style:text-properties style:font-name="Liberation Sans" officeooo:rsid="000b994b" officeooo:paragraph-rsid="000b994b"/>
    </style:style>
    <style:style style:name="P13" style:family="paragraph" style:parent-style-name="Heading_20_2">
      <style:text-properties style:font-name="Liberation Sans"/>
    </style:style>
    <style:style style:name="P14" style:family="paragraph" style:parent-style-name="Preformatted_20_Text">
      <style:text-properties style:font-name="Liberation Sans" officeooo:rsid="000b994b" officeooo:paragraph-rsid="009c6e5b"/>
    </style:style>
    <style:style style:name="P15" style:family="paragraph" style:parent-style-name="Preformatted_20_Text">
      <style:text-properties style:font-name="Liberation Sans" officeooo:paragraph-rsid="004ed61f"/>
    </style:style>
    <style:style style:name="P16" style:family="paragraph" style:parent-style-name="Preformatted_20_Text">
      <style:text-properties officeooo:paragraph-rsid="009459ca"/>
    </style:style>
    <style:style style:name="P17" style:family="paragraph" style:parent-style-name="Preformatted_20_Text">
      <style:text-properties style:font-name="Liberation Sans" officeooo:paragraph-rsid="009a4a4e"/>
    </style:style>
    <style:style style:name="P18" style:family="paragraph" style:parent-style-name="Preformatted_20_Text">
      <style:text-properties style:font-name="Liberation Sans" officeooo:rsid="000b994b" officeooo:paragraph-rsid="00688492"/>
    </style:style>
    <style:style style:name="P19" style:family="paragraph" style:parent-style-name="Heading_20_1">
      <style:text-properties style:font-name="Liberation Sans"/>
    </style:style>
    <style:style style:name="P20" style:family="paragraph" style:parent-style-name="Preformatted_20_Text">
      <style:text-properties officeooo:paragraph-rsid="011f5803"/>
    </style:style>
    <style:style style:name="P21" style:family="paragraph" style:parent-style-name="Preformatted_20_Text">
      <style:text-properties style:font-name="Liberation Sans" officeooo:rsid="000b994b" officeooo:paragraph-rsid="00e7883a"/>
    </style:style>
    <style:style style:name="P22" style:family="paragraph" style:parent-style-name="Preformatted_20_Text">
      <style:text-properties style:font-name="Liberation Sans" officeooo:rsid="000b994b" officeooo:paragraph-rsid="00dca7a4"/>
    </style:style>
    <style:style style:name="P23" style:family="paragraph" style:parent-style-name="Heading_20_2">
      <style:text-properties style:font-name="Liberation Sans" officeooo:paragraph-rsid="00dca7a4"/>
    </style:style>
    <style:style style:name="P24" style:family="paragraph" style:parent-style-name="Preformatted_20_Text">
      <style:text-properties officeooo:paragraph-rsid="00c3a54d"/>
    </style:style>
    <style:style style:name="P25" style:family="paragraph" style:parent-style-name="Preformatted_20_Text">
      <style:text-properties style:font-name="Liberation Sans" fo:font-style="normal" officeooo:rsid="00c29cec" officeooo:paragraph-rsid="00c3a54d" style:font-style-asian="normal" style:font-style-complex="normal"/>
    </style:style>
    <style:style style:name="P26" style:family="paragraph" style:parent-style-name="Preformatted_20_Text">
      <style:text-properties officeooo:paragraph-rsid="00da0b7e"/>
    </style:style>
    <style:style style:name="P27" style:family="paragraph" style:parent-style-name="Text_20_body">
      <style:text-properties fo:font-size="10pt" officeooo:rsid="01045e6a" style:font-size-asian="10pt" style:font-size-complex="10pt"/>
    </style:style>
    <style:style style:name="P28" style:family="paragraph" style:parent-style-name="Preformatted_20_Text">
      <style:text-properties officeooo:paragraph-rsid="00317813"/>
    </style:style>
    <style:style style:name="P29" style:family="paragraph" style:parent-style-name="Preformatted_20_Text">
      <style:text-properties officeooo:paragraph-rsid="00fa89c7"/>
    </style:style>
    <style:style style:name="P30" style:family="paragraph" style:parent-style-name="Preformatted_20_Text">
      <style:text-properties style:font-name="Liberation Sans"/>
    </style:style>
    <style:style style:name="P31" style:family="paragraph" style:parent-style-name="Preformatted_20_Text">
      <style:text-properties style:font-name="Liberation Sans" officeooo:rsid="000b994b" officeooo:paragraph-rsid="000b994b"/>
    </style:style>
    <style:style style:name="P32" style:family="paragraph" style:parent-style-name="Preformatted_20_Text">
      <style:text-properties style:font-name="Liberation Sans" officeooo:rsid="000b994b" officeooo:paragraph-rsid="00d7787d"/>
    </style:style>
    <style:style style:name="P33" style:family="paragraph" style:parent-style-name="Preformatted_20_Text">
      <style:text-properties style:font-name="Liberation Sans" officeooo:rsid="000b994b" officeooo:paragraph-rsid="003052ae"/>
    </style:style>
    <style:style style:name="P34" style:family="paragraph" style:parent-style-name="Preformatted_20_Text">
      <style:text-properties style:font-name="Liberation Sans" officeooo:rsid="000b994b" officeooo:paragraph-rsid="009c6e5b"/>
    </style:style>
    <style:style style:name="P35" style:family="paragraph" style:parent-style-name="Preformatted_20_Text">
      <style:text-properties style:font-name="Liberation Sans" officeooo:rsid="000b994b" officeooo:paragraph-rsid="005f02d6"/>
    </style:style>
    <style:style style:name="P36" style:family="paragraph" style:parent-style-name="Preformatted_20_Text">
      <style:text-properties style:font-name="Liberation Sans" officeooo:rsid="000b994b" officeooo:paragraph-rsid="006af7e7"/>
    </style:style>
    <style:style style:name="P37" style:family="paragraph" style:parent-style-name="Preformatted_20_Text">
      <style:text-properties style:font-name="Liberation Sans" officeooo:rsid="000b994b" officeooo:paragraph-rsid="0063deb8"/>
    </style:style>
    <style:style style:name="P38" style:family="paragraph" style:parent-style-name="Preformatted_20_Text">
      <style:text-properties style:font-name="Liberation Sans" officeooo:rsid="000b994b" officeooo:paragraph-rsid="00688492"/>
    </style:style>
    <style:style style:name="P39" style:family="paragraph" style:parent-style-name="Preformatted_20_Text">
      <style:text-properties style:font-name="Liberation Sans" officeooo:rsid="000b994b" officeooo:paragraph-rsid="00a515cf"/>
    </style:style>
    <style:style style:name="P40" style:family="paragraph" style:parent-style-name="Preformatted_20_Text">
      <style:text-properties style:font-name="Liberation Sans" officeooo:rsid="000b994b" officeooo:paragraph-rsid="00733eac"/>
    </style:style>
    <style:style style:name="P41" style:family="paragraph" style:parent-style-name="Preformatted_20_Text">
      <style:text-properties style:font-name="Liberation Sans" officeooo:rsid="000b994b" officeooo:paragraph-rsid="00755479"/>
    </style:style>
    <style:style style:name="P42" style:family="paragraph" style:parent-style-name="Preformatted_20_Text">
      <style:text-properties style:font-name="Liberation Sans" officeooo:rsid="000b994b" officeooo:paragraph-rsid="00e7883a"/>
    </style:style>
    <style:style style:name="P43" style:family="paragraph" style:parent-style-name="Preformatted_20_Text">
      <style:text-properties style:font-name="Liberation Sans" officeooo:rsid="000b994b" officeooo:paragraph-rsid="00dca7a4"/>
    </style:style>
    <style:style style:name="P44" style:family="paragraph" style:parent-style-name="Preformatted_20_Text">
      <style:text-properties style:font-name="Liberation Sans" officeooo:rsid="000b994b" officeooo:paragraph-rsid="0086c4b9"/>
    </style:style>
    <style:style style:name="P45" style:family="paragraph" style:parent-style-name="Preformatted_20_Text">
      <style:text-properties style:font-name="Liberation Sans" officeooo:rsid="000b994b" officeooo:paragraph-rsid="008334fd"/>
    </style:style>
    <style:style style:name="P46" style:family="paragraph" style:parent-style-name="Preformatted_20_Text">
      <style:text-properties style:font-name="Liberation Sans" officeooo:rsid="000b994b" officeooo:paragraph-rsid="011c6964"/>
    </style:style>
    <style:style style:name="P47" style:family="paragraph" style:parent-style-name="Preformatted_20_Text">
      <style:text-properties style:font-name="Liberation Sans" officeooo:paragraph-rsid="002e291f"/>
    </style:style>
    <style:style style:name="P48" style:family="paragraph" style:parent-style-name="Preformatted_20_Text">
      <style:text-properties style:font-name="Liberation Sans" officeooo:paragraph-rsid="002ed022"/>
    </style:style>
    <style:style style:name="P49" style:family="paragraph" style:parent-style-name="Preformatted_20_Text">
      <style:text-properties style:font-name="Liberation Sans" officeooo:rsid="00f85e8a"/>
    </style:style>
    <style:style style:name="P50" style:family="paragraph" style:parent-style-name="Preformatted_20_Text">
      <style:text-properties style:font-name="Liberation Sans" officeooo:rsid="00f85e8a" officeooo:paragraph-rsid="00f85e8a"/>
    </style:style>
    <style:style style:name="P51" style:family="paragraph" style:parent-style-name="Preformatted_20_Text">
      <style:text-properties style:font-name="Liberation Sans" officeooo:paragraph-rsid="003913bf"/>
    </style:style>
    <style:style style:name="P52" style:family="paragraph" style:parent-style-name="Preformatted_20_Text">
      <style:text-properties style:font-name="Liberation Sans" officeooo:paragraph-rsid="0047adb5"/>
    </style:style>
    <style:style style:name="P53" style:family="paragraph" style:parent-style-name="Preformatted_20_Text">
      <style:text-properties style:font-name="Liberation Sans" officeooo:paragraph-rsid="003052ae"/>
    </style:style>
    <style:style style:name="P54" style:family="paragraph" style:parent-style-name="Preformatted_20_Text">
      <style:text-properties style:font-name="Liberation Sans" officeooo:paragraph-rsid="0035ef4a"/>
    </style:style>
    <style:style style:name="P55" style:family="paragraph" style:parent-style-name="Preformatted_20_Text">
      <style:text-properties style:font-name="Liberation Sans" officeooo:rsid="00317813" officeooo:paragraph-rsid="0095ec61"/>
    </style:style>
    <style:style style:name="P56" style:family="paragraph" style:parent-style-name="Preformatted_20_Text">
      <style:text-properties style:font-name="Liberation Sans" officeooo:paragraph-rsid="0095ec61"/>
    </style:style>
    <style:style style:name="P57" style:family="paragraph" style:parent-style-name="Preformatted_20_Text">
      <style:text-properties style:font-name="Liberation Sans" officeooo:paragraph-rsid="003f2c08"/>
    </style:style>
    <style:style style:name="P58" style:family="paragraph" style:parent-style-name="Preformatted_20_Text">
      <style:text-properties style:font-name="Liberation Sans" officeooo:paragraph-rsid="004ed61f"/>
    </style:style>
    <style:style style:name="P59" style:family="paragraph" style:parent-style-name="Preformatted_20_Text">
      <style:text-properties style:font-name="Liberation Sans" officeooo:rsid="0056b4b3" officeooo:paragraph-rsid="000b994b"/>
    </style:style>
    <style:style style:name="P60" style:family="paragraph" style:parent-style-name="Preformatted_20_Text">
      <style:text-properties style:font-name="Liberation Sans" officeooo:rsid="0060c8c1"/>
    </style:style>
    <style:style style:name="P61" style:family="paragraph" style:parent-style-name="Preformatted_20_Text">
      <style:text-properties style:font-name="Liberation Sans" officeooo:paragraph-rsid="009a4a4e"/>
    </style:style>
    <style:style style:name="P62" style:family="paragraph" style:parent-style-name="Preformatted_20_Text">
      <style:text-properties style:font-name="Liberation Sans" officeooo:paragraph-rsid="00e74826"/>
    </style:style>
    <style:style style:name="P63" style:family="paragraph" style:parent-style-name="Preformatted_20_Text">
      <style:text-properties style:font-name="Liberation Sans" fo:font-style="normal" officeooo:rsid="00c29cec" officeooo:paragraph-rsid="00c3a54d" style:font-style-asian="normal" style:font-style-complex="normal"/>
    </style:style>
    <style:style style:name="P64" style:family="paragraph" style:parent-style-name="Preformatted_20_Text">
      <style:text-properties style:font-name="Liberation Sans" fo:font-style="normal" officeooo:rsid="00c29cec" officeooo:paragraph-rsid="00c29cec" style:font-style-asian="normal" style:font-style-complex="normal"/>
    </style:style>
    <style:style style:name="P65" style:family="paragraph" style:parent-style-name="Preformatted_20_Text">
      <style:text-properties style:font-name="Liberation Sans" officeooo:paragraph-rsid="005c8091"/>
    </style:style>
    <style:style style:name="P66" style:family="paragraph" style:parent-style-name="Preformatted_20_Text">
      <style:text-properties style:font-name="Liberation Sans" officeooo:paragraph-rsid="00b6be34"/>
    </style:style>
    <style:style style:name="P67" style:family="paragraph" style:parent-style-name="Preformatted_20_Text">
      <style:text-properties style:font-name="Liberation Sans" officeooo:paragraph-rsid="008334fd"/>
    </style:style>
    <style:style style:name="P68" style:family="paragraph" style:parent-style-name="Preformatted_20_Text">
      <style:text-properties style:font-name="Liberation Sans" officeooo:rsid="009b2087" officeooo:paragraph-rsid="009b2087"/>
    </style:style>
    <style:style style:name="P69" style:family="paragraph" style:parent-style-name="Preformatted_20_Text">
      <style:text-properties style:font-name="Liberation Sans" officeooo:rsid="009b2087" officeooo:paragraph-rsid="009c6e5b"/>
    </style:style>
    <style:style style:name="P70" style:family="paragraph" style:parent-style-name="Preformatted_20_Text">
      <style:text-properties style:font-name="Liberation Sans" officeooo:rsid="009b2087" officeooo:paragraph-rsid="009c7610"/>
    </style:style>
    <style:style style:name="P71" style:family="paragraph" style:parent-style-name="Preformatted_20_Text">
      <style:text-properties style:font-name="Liberation Sans" officeooo:rsid="009c6e5b" officeooo:paragraph-rsid="009c6e5b"/>
    </style:style>
    <style:style style:name="P72" style:family="paragraph" style:parent-style-name="Preformatted_20_Text">
      <style:text-properties style:font-name="Liberation Sans" officeooo:paragraph-rsid="00dca7a4"/>
    </style:style>
    <style:style style:name="P73" style:family="paragraph" style:parent-style-name="Preformatted_20_Text">
      <style:text-properties officeooo:paragraph-rsid="002ed022"/>
    </style:style>
    <style:style style:name="P74" style:family="paragraph" style:parent-style-name="Preformatted_20_Text">
      <style:paragraph-properties fo:text-align="start" style:justify-single-word="false"/>
      <style:text-properties officeooo:paragraph-rsid="0046c0b1"/>
    </style:style>
    <style:style style:name="P75" style:family="paragraph" style:parent-style-name="Preformatted_20_Text">
      <style:text-properties officeooo:paragraph-rsid="00f0abf9"/>
    </style:style>
    <style:style style:name="P76" style:family="paragraph" style:parent-style-name="Preformatted_20_Text">
      <style:text-properties officeooo:paragraph-rsid="0049eaf9"/>
    </style:style>
    <style:style style:name="P77" style:family="paragraph" style:parent-style-name="Preformatted_20_Text">
      <style:text-properties officeooo:paragraph-rsid="005d19bd"/>
    </style:style>
    <style:style style:name="P78" style:family="paragraph" style:parent-style-name="Preformatted_20_Text">
      <style:text-properties officeooo:paragraph-rsid="0095ec61"/>
    </style:style>
    <style:style style:name="P79" style:family="paragraph" style:parent-style-name="Preformatted_20_Text">
      <style:text-properties officeooo:paragraph-rsid="009459ca"/>
    </style:style>
    <style:style style:name="P80" style:family="paragraph" style:parent-style-name="Preformatted_20_Text">
      <style:text-properties officeooo:paragraph-rsid="00da0b7e"/>
    </style:style>
    <style:style style:name="P81" style:family="paragraph" style:parent-style-name="Preformatted_20_Text">
      <style:text-properties officeooo:paragraph-rsid="0105c054"/>
    </style:style>
    <style:style style:name="P82" style:family="paragraph" style:parent-style-name="Preformatted_20_Text">
      <style:text-properties officeooo:paragraph-rsid="0106ffb7"/>
    </style:style>
    <style:style style:name="P83" style:family="paragraph" style:parent-style-name="Preformatted_20_Text">
      <style:text-properties officeooo:paragraph-rsid="0119581e"/>
    </style:style>
    <style:style style:name="P84" style:family="paragraph" style:parent-style-name="Preformatted_20_Text">
      <style:text-properties officeooo:paragraph-rsid="011c6964"/>
    </style:style>
    <style:style style:name="P85" style:family="paragraph" style:parent-style-name="Preformatted_20_Text">
      <style:text-properties officeooo:paragraph-rsid="011f5803"/>
    </style:style>
    <style:style style:name="P86" style:family="paragraph" style:parent-style-name="Preformatted_20_Text">
      <style:text-properties officeooo:paragraph-rsid="00c3a54d"/>
    </style:style>
    <style:style style:name="P87" style:family="paragraph" style:parent-style-name="Preformatted_20_Text">
      <style:text-properties officeooo:paragraph-rsid="01270f9b"/>
    </style:style>
    <style:style style:name="P88" style:family="paragraph" style:parent-style-name="Bibliography_20_1">
      <style:paragraph-properties fo:break-before="page"/>
    </style:style>
    <style:style style:name="P89" style:family="paragraph" style:parent-style-name="Heading_20_2">
      <style:text-properties style:font-name="Liberation Sans"/>
    </style:style>
    <style:style style:name="P90" style:family="paragraph" style:parent-style-name="Heading_20_2">
      <style:text-properties style:font-name="Liberation Sans" officeooo:paragraph-rsid="00dca7a4"/>
    </style:style>
    <style:style style:name="P91" style:family="paragraph" style:parent-style-name="Title">
      <style:text-properties style:font-name="Liberation Sans"/>
    </style:style>
    <style:style style:name="P92" style:family="paragraph" style:parent-style-name="Heading_20_3">
      <style:text-properties style:font-name="Liberation Sans"/>
    </style:style>
    <style:style style:name="P93" style:family="paragraph" style:parent-style-name="Heading_20_1">
      <style:text-properties style:font-name="Liberation Sans"/>
    </style:style>
    <style:style style:name="P94" style:family="paragraph" style:parent-style-name="Heading_20_1">
      <style:text-properties style:font-name="Liberation Sans" officeooo:paragraph-rsid="01045e6a"/>
    </style:style>
    <style:style style:name="P95" style:family="paragraph" style:parent-style-name="Heading_20_1">
      <style:paragraph-properties fo:break-before="page"/>
      <style:text-properties style:font-name="Liberation Sans"/>
    </style:style>
    <style:style style:name="T1" style:family="text">
      <style:text-properties style:font-name="Liberation Sans" officeooo:rsid="000b994b"/>
    </style:style>
    <style:style style:name="T2" style:family="text">
      <style:text-properties fo:font-variant="normal" fo:text-transform="none" style:text-position="0% 100%" style:font-name="Liberation Sans" fo:font-style="normal" style:text-underline-style="none" fo:font-weight="normal"/>
    </style:style>
    <style:style style:name="T3" style:family="text">
      <style:text-properties style:font-name="Liberation Sans"/>
    </style:style>
    <style:style style:name="T4" style:family="text">
      <style:text-properties style:font-name="Liberation Sans" officeooo:rsid="003913bf"/>
    </style:style>
    <style:style style:name="T5" style:family="text">
      <style:text-properties style:font-name="Liberation Sans" officeooo:rsid="0049eaf9"/>
    </style:style>
    <style:style style:name="T6" style:family="text">
      <style:text-properties style:font-name="Liberation Sans" officeooo:rsid="00317813"/>
    </style:style>
    <style:style style:name="T7" style:family="text">
      <style:text-properties officeooo:rsid="000b994b"/>
    </style:style>
    <style:style style:name="T8" style:family="text">
      <style:text-properties officeooo:rsid="004ed61f"/>
    </style:style>
    <style:style style:name="T9" style:family="text">
      <style:text-properties officeooo:rsid="008c59d5"/>
    </style:style>
    <style:style style:name="T10" style:family="text">
      <style:text-properties style:font-name="Liberation Sans" officeooo:rsid="005575a8"/>
    </style:style>
    <style:style style:name="T11" style:family="text">
      <style:text-properties style:font-name="Liberation Sans" fo:font-style="normal" officeooo:rsid="005575a8" style:font-style-asian="normal" style:font-style-complex="normal"/>
    </style:style>
    <style:style style:name="T12" style:family="text">
      <style:text-properties fo:font-weight="normal" officeooo:rsid="005575a8" style:font-weight-asian="normal" style:font-weight-complex="normal"/>
    </style:style>
    <style:style style:name="T13" style:family="text">
      <style:text-properties officeooo:rsid="010e9ba9"/>
    </style:style>
    <style:style style:name="T14" style:family="text">
      <style:text-properties fo:font-weight="normal" officeooo:rsid="006d1516"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Liberation Sans" fo:font-style="normal" officeooo:rsid="00c29cec" style:font-style-asian="normal" style:font-style-complex="normal"/>
    </style:style>
    <style:style style:name="T17" style:family="text">
      <style:text-properties style:font-name="Liberation Sans" fo:font-style="normal" officeooo:rsid="00a81f8d" style:font-style-asian="normal" style:font-style-complex="normal"/>
    </style:style>
    <style:style style:name="T18" style:family="text">
      <style:text-properties style:font-name="Liberation Sans" fo:font-style="normal" officeooo:rsid="00a8846f" style:font-style-asian="normal" style:font-style-complex="normal"/>
    </style:style>
    <style:style style:name="T19" style:family="text">
      <style:text-properties style:font-name="Liberation Sans" fo:font-style="normal" officeooo:rsid="00c340cc" style:font-style-asian="normal" style:font-style-complex="normal"/>
    </style:style>
    <style:style style:name="T20" style:family="text">
      <style:text-properties style:font-name="Liberation Sans" fo:font-style="normal" officeooo:rsid="00b28177" style:font-style-asian="normal" style:font-style-complex="normal"/>
    </style:style>
    <style:style style:name="T21" style:family="text">
      <style:text-properties style:font-name="Liberation Sans" fo:font-style="normal" officeooo:rsid="00c10f86" style:font-style-asian="normal" style:font-style-complex="normal"/>
    </style:style>
    <style:style style:name="T22" style:family="text">
      <style:text-properties style:font-name="Liberation Sans" fo:font-style="normal" officeooo:rsid="00c01400" style:font-style-asian="normal" style:font-style-complex="normal"/>
    </style:style>
    <style:style style:name="T23" style:family="text">
      <style:text-properties style:font-name="Liberation Sans" fo:font-style="normal" officeooo:rsid="00c56935" style:font-style-asian="normal" style:font-style-complex="normal"/>
    </style:style>
    <style:style style:name="T24" style:family="text">
      <style:text-properties style:font-name="Liberation Sans" fo:font-style="normal" officeooo:rsid="00b6ddf2" style:font-style-asian="normal" style:font-style-complex="normal"/>
    </style:style>
    <style:style style:name="T25" style:family="text">
      <style:text-properties style:font-name="Liberation Sans" fo:font-style="normal" officeooo:rsid="00b8fd81" style:font-style-asian="normal" style:font-style-complex="normal"/>
    </style:style>
    <style:style style:name="T26" style:family="text">
      <style:text-properties style:font-name="Liberation Sans" fo:font-style="italic" officeooo:rsid="00be61c6" style:font-style-asian="italic" style:font-style-complex="italic"/>
    </style:style>
    <style:style style:name="T27" style:family="text">
      <style:text-properties style:font-name="Liberation Sans" fo:font-style="italic" officeooo:rsid="00be61c6" style:font-style-asian="normal" style:font-style-complex="normal"/>
    </style:style>
    <style:style style:name="T28" style:family="text">
      <style:text-properties style:font-name="Liberation Sans" fo:font-style="italic" officeooo:rsid="00b6ddf2" style:font-style-asian="italic" style:font-style-complex="italic"/>
    </style:style>
    <style:style style:name="T29" style:family="text">
      <style:text-properties style:font-name="Liberation Sans" fo:font-style="italic" officeooo:rsid="00b6ddf2" style:font-style-asian="normal" style:font-style-complex="normal"/>
    </style:style>
    <style:style style:name="T30" style:family="text">
      <style:text-properties style:font-name="Liberation Sans" fo:font-style="normal" officeooo:rsid="00ddde45" style:font-style-asian="normal" style:font-style-complex="normal"/>
    </style:style>
    <style:style style:name="T31" style:family="text">
      <style:text-properties style:font-name="Liberation Sans" fo:font-style="normal" officeooo:rsid="00df8fb9" style:font-style-asian="normal" style:font-style-complex="normal"/>
    </style:style>
    <style:style style:name="T32" style:family="text">
      <style:text-properties style:font-name="Liberation Sans" fo:font-style="italic" officeooo:rsid="00ddde45" style:font-style-asian="italic" style:font-style-complex="italic"/>
    </style:style>
    <style:style style:name="T33" style:family="text">
      <style:text-properties style:font-name="Liberation Sans" fo:font-style="normal" officeooo:rsid="0042f3d1" style:font-style-asian="normal" style:font-style-complex="normal"/>
    </style:style>
    <style:style style:name="T34" style:family="text">
      <style:text-properties style:font-name="Liberation Sans" fo:font-style="normal" officeooo:rsid="00c515fc" style:font-style-asian="normal" style:font-style-complex="normal"/>
    </style:style>
    <style:style style:name="T35" style:family="text">
      <style:text-properties style:font-name="Liberation Sans" fo:font-style="italic" officeooo:rsid="0042f3d1" style:font-style-asian="italic" style:font-style-complex="italic"/>
    </style:style>
    <style:style style:name="T36" style:family="text">
      <style:text-properties style:font-name="Liberation Sans" fo:font-style="normal" officeooo:rsid="00be61c6" style:font-style-asian="normal" style:font-style-complex="normal"/>
    </style:style>
    <style:style style:name="T37" style:family="text">
      <style:text-properties style:font-name="Liberation Sans" fo:font-style="normal" officeooo:rsid="00b6be34" style:font-style-asian="normal" style:font-style-complex="normal"/>
    </style:style>
    <style:style style:name="T38" style:family="text">
      <style:text-properties style:font-name="Liberation Sans" fo:font-style="normal" officeooo:rsid="00e0bf03" style:font-style-asian="normal" style:font-style-complex="normal"/>
    </style:style>
    <style:style style:name="T39" style:family="text">
      <style:text-properties style:font-name="Liberation Sans" fo:font-style="normal" officeooo:rsid="00b73d10" style:font-style-asian="normal" style:font-style-complex="normal"/>
    </style:style>
    <style:style style:name="T40" style:family="text">
      <style:text-properties style:font-name="Liberation Sans" fo:font-style="normal" officeooo:rsid="00bbf208" style:font-style-asian="normal" style:font-style-complex="normal"/>
    </style:style>
    <style:style style:name="T41" style:family="text">
      <style:text-properties style:font-style-asian="italic" style:font-style-complex="italic"/>
    </style:style>
    <style:style style:name="T42" style:family="text">
      <style:text-properties style:font-style-asian="italic"/>
    </style:style>
    <style:style style:name="T43" style:family="text">
      <style:text-properties officeooo:rsid="000b994b"/>
    </style:style>
    <style:style style:name="T44" style:family="text">
      <style:text-properties style:font-style-asian="italic"/>
    </style:style>
    <style:style style:name="T45" style:family="text">
      <style:text-properties style:font-style-asian="italic" style:font-style-complex="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0b994b" style:font-style-asian="italic" style:font-style-complex="italic"/>
    </style:style>
    <style:style style:name="T49" style:family="text">
      <style:text-properties fo:font-style="italic" officeooo:rsid="00664087" style:font-style-asian="italic" style:font-style-complex="italic"/>
    </style:style>
    <style:style style:name="T50" style:family="text">
      <style:text-properties fo:font-style="italic" officeooo:rsid="006ea682" style:font-style-asian="italic" style:font-style-complex="italic"/>
    </style:style>
    <style:style style:name="T51" style:family="text">
      <style:text-properties fo:font-style="italic" officeooo:rsid="0071a895" style:font-style-asian="italic" style:font-style-complex="italic"/>
    </style:style>
    <style:style style:name="T52" style:family="text">
      <style:text-properties fo:font-style="italic" fo:font-weight="normal" officeooo:rsid="0071a895" style:font-style-asian="italic" style:font-weight-asian="normal" style:font-style-complex="italic" style:font-weight-complex="normal"/>
    </style:style>
    <style:style style:name="T53" style:family="text">
      <style:text-properties fo:font-variant="normal" fo:text-transform="none" style:text-position="0% 100%" fo:font-style="normal" style:text-underline-style="none" fo:font-weight="normal"/>
    </style:style>
    <style:style style:name="T54" style:family="text">
      <style:text-properties fo:font-variant="normal" fo:text-transform="none" style:text-position="0% 100%" style:font-name="Liberation Sans" fo:font-style="normal" style:text-underline-style="none" fo:font-weight="normal"/>
    </style:style>
    <style:style style:name="T55" style:family="text">
      <style:text-properties fo:font-variant="normal" fo:text-transform="none" style:text-position="0% 100%" style:font-name="Liberation Sans" fo:font-style="normal" style:text-underline-style="none" fo:font-weight="normal" officeooo:rsid="000b994b"/>
    </style:style>
    <style:style style:name="T56" style:family="text">
      <style:text-properties fo:font-variant="normal" fo:text-transform="none" style:text-position="0% 100%" style:font-name="Liberation Sans" fo:font-style="normal" style:text-underline-style="none" fo:font-weight="normal" officeooo:rsid="003913bf"/>
    </style:style>
    <style:style style:name="T57" style:family="text">
      <style:text-properties fo:font-style="normal" style:font-style-asian="normal" style:font-style-complex="normal"/>
    </style:style>
    <style:style style:name="T58" style:family="text">
      <style:text-properties fo:font-style="normal" officeooo:rsid="000b994b" style:font-style-asian="normal" style:font-style-complex="normal"/>
    </style:style>
    <style:style style:name="T59" style:family="text">
      <style:text-properties fo:font-style="normal" officeooo:rsid="0071a895" style:font-style-asian="normal" style:font-style-complex="normal"/>
    </style:style>
    <style:style style:name="T60" style:family="text">
      <style:text-properties fo:font-style="normal" officeooo:rsid="00a515cf" style:font-style-asian="normal" style:font-style-complex="normal"/>
    </style:style>
    <style:style style:name="T61" style:family="text">
      <style:text-properties fo:font-style="normal" fo:font-weight="normal" officeooo:rsid="0071a895" style:font-style-asian="normal" style:font-weight-asian="normal" style:font-style-complex="normal" style:font-weight-complex="normal"/>
    </style:style>
    <style:style style:name="T62" style:family="text">
      <style:text-properties fo:font-style="normal" fo:font-weight="normal" officeooo:rsid="00a515cf" style:font-style-asian="normal" style:font-weight-asian="normal" style:font-style-complex="normal" style:font-weight-complex="normal"/>
    </style:style>
    <style:style style:name="T63" style:family="text">
      <style:text-properties officeooo:rsid="002e291f"/>
    </style:style>
    <style:style style:name="T64" style:family="text">
      <style:text-properties officeooo:rsid="0040c96c"/>
    </style:style>
    <style:style style:name="T65" style:family="text">
      <style:text-properties officeooo:rsid="004b9b58"/>
    </style:style>
    <style:style style:name="T66" style:family="text">
      <style:text-properties officeooo:rsid="004d4c75"/>
    </style:style>
    <style:style style:name="T67" style:family="text">
      <style:text-properties officeooo:rsid="004db750"/>
    </style:style>
    <style:style style:name="T68" style:family="text">
      <style:text-properties officeooo:rsid="004e2098"/>
    </style:style>
    <style:style style:name="T69" style:family="text">
      <style:text-properties officeooo:rsid="004ed61f"/>
    </style:style>
    <style:style style:name="T70" style:family="text">
      <style:text-properties officeooo:rsid="00538e16"/>
    </style:style>
    <style:style style:name="T71" style:family="text">
      <style:text-properties fo:font-weight="normal" style:font-weight-asian="normal" style:font-weight-complex="normal"/>
    </style:style>
    <style:style style:name="T72" style:family="text">
      <style:text-properties fo:font-weight="normal" officeooo:rsid="005575a8" style:font-weight-asian="normal" style:font-weight-complex="normal"/>
    </style:style>
    <style:style style:name="T73" style:family="text">
      <style:text-properties fo:font-weight="normal" officeooo:rsid="0062703c" style:font-weight-asian="normal" style:font-weight-complex="normal"/>
    </style:style>
    <style:style style:name="T74" style:family="text">
      <style:text-properties fo:font-weight="normal" officeooo:rsid="006a72ae" style:font-weight-asian="normal" style:font-weight-complex="normal"/>
    </style:style>
    <style:style style:name="T75" style:family="text">
      <style:text-properties fo:font-weight="normal" officeooo:rsid="00688492" style:font-weight-asian="normal" style:font-weight-complex="normal"/>
    </style:style>
    <style:style style:name="T76" style:family="text">
      <style:text-properties fo:font-weight="normal" officeooo:rsid="006d1516" style:font-weight-asian="normal" style:font-weight-complex="normal"/>
    </style:style>
    <style:style style:name="T77" style:family="text">
      <style:text-properties fo:font-weight="normal" officeooo:rsid="0064c978" style:font-weight-asian="normal" style:font-weight-complex="normal"/>
    </style:style>
    <style:style style:name="T78" style:family="text">
      <style:text-properties fo:font-weight="normal" officeooo:rsid="008cc06b" style:font-weight-asian="normal" style:font-weight-complex="normal"/>
    </style:style>
    <style:style style:name="T79" style:family="text">
      <style:text-properties fo:font-weight="normal" officeooo:rsid="009a4a4e" style:font-weight-asian="normal" style:font-weight-complex="normal"/>
    </style:style>
    <style:style style:name="T80" style:family="text">
      <style:text-properties fo:font-weight="normal" officeooo:rsid="00a515cf" style:font-weight-asian="normal" style:font-weight-complex="normal"/>
    </style:style>
    <style:style style:name="T81" style:family="text">
      <style:text-properties fo:font-weight="normal" officeooo:rsid="010e1b67" style:font-weight-asian="normal" style:font-weight-complex="normal"/>
    </style:style>
    <style:style style:name="T82" style:family="text">
      <style:text-properties fo:font-weight="normal" officeooo:rsid="010e9ba9" style:font-weight-asian="normal" style:font-weight-complex="normal"/>
    </style:style>
    <style:style style:name="T83" style:family="text">
      <style:text-properties officeooo:rsid="0064c978"/>
    </style:style>
    <style:style style:name="T84" style:family="text">
      <style:text-properties officeooo:rsid="00664087"/>
    </style:style>
    <style:style style:name="T85" style:family="text">
      <style:text-properties officeooo:rsid="00680949"/>
    </style:style>
    <style:style style:name="T86" style:family="text">
      <style:text-properties officeooo:rsid="00688492"/>
    </style:style>
    <style:style style:name="T87" style:family="text">
      <style:text-properties officeooo:rsid="0069797b"/>
    </style:style>
    <style:style style:name="T88" style:family="text">
      <style:text-properties officeooo:rsid="006a72ae"/>
    </style:style>
    <style:style style:name="T89" style:family="text">
      <style:text-properties officeooo:rsid="006ca161"/>
    </style:style>
    <style:style style:name="T90" style:family="text">
      <style:text-properties officeooo:rsid="006d1516"/>
    </style:style>
    <style:style style:name="T91" style:family="text">
      <style:text-properties officeooo:rsid="006ea682"/>
    </style:style>
    <style:style style:name="T92" style:family="text">
      <style:text-properties officeooo:rsid="006fae04"/>
    </style:style>
    <style:style style:name="T93" style:family="text">
      <style:text-properties officeooo:rsid="0071a895"/>
    </style:style>
    <style:style style:name="T94" style:family="text">
      <style:text-properties officeooo:rsid="0073d466"/>
    </style:style>
    <style:style style:name="T95" style:family="text">
      <style:text-properties officeooo:rsid="00755479"/>
    </style:style>
    <style:style style:name="T96" style:family="text">
      <style:text-properties officeooo:rsid="007f56f4"/>
    </style:style>
    <style:style style:name="T97" style:family="text">
      <style:text-properties officeooo:rsid="00851d47"/>
    </style:style>
    <style:style style:name="T98" style:family="text">
      <style:text-properties officeooo:rsid="0087d87e"/>
    </style:style>
    <style:style style:name="T99" style:family="text">
      <style:text-properties officeooo:rsid="008a9676"/>
    </style:style>
    <style:style style:name="T100" style:family="text">
      <style:text-properties officeooo:rsid="008c59d5"/>
    </style:style>
    <style:style style:name="T101" style:family="text">
      <style:text-properties officeooo:rsid="009b1089"/>
    </style:style>
    <style:style style:name="T102" style:family="text">
      <style:text-properties officeooo:rsid="009be7d0"/>
    </style:style>
    <style:style style:name="T103" style:family="text">
      <style:text-properties officeooo:rsid="009c6e5b"/>
    </style:style>
    <style:style style:name="T104" style:family="text">
      <style:text-properties officeooo:rsid="009c7610"/>
    </style:style>
    <style:style style:name="T105" style:family="text">
      <style:text-properties officeooo:rsid="009e0288"/>
    </style:style>
    <style:style style:name="T106" style:family="text">
      <style:text-properties officeooo:rsid="00a0787c"/>
    </style:style>
    <style:style style:name="T107" style:family="text">
      <style:text-properties officeooo:rsid="00a31f2f"/>
    </style:style>
    <style:style style:name="T108" style:family="text">
      <style:text-properties officeooo:rsid="00a46c1f"/>
    </style:style>
    <style:style style:name="T109" style:family="text">
      <style:text-properties officeooo:rsid="00a515cf"/>
    </style:style>
    <style:style style:name="T110" style:family="text">
      <style:text-properties officeooo:rsid="00ce7905"/>
    </style:style>
    <style:style style:name="T111" style:family="text">
      <style:text-properties officeooo:rsid="00ce8f94"/>
    </style:style>
    <style:style style:name="T112" style:family="text">
      <style:text-properties officeooo:rsid="00d69064"/>
    </style:style>
    <style:style style:name="T113" style:family="text">
      <style:text-properties style:font-name="Liberation Sans"/>
    </style:style>
    <style:style style:name="T114" style:family="text">
      <style:text-properties style:font-name="Liberation Sans" officeooo:rsid="000b994b"/>
    </style:style>
    <style:style style:name="T115" style:family="text">
      <style:text-properties style:font-name="Liberation Sans" fo:font-style="italic" officeooo:rsid="000b994b" style:font-style-asian="italic" style:font-style-complex="italic"/>
    </style:style>
    <style:style style:name="T116" style:family="text">
      <style:text-properties style:font-name="Liberation Sans" fo:font-style="italic" officeooo:rsid="0091d1b0" style:font-style-asian="italic" style:font-style-complex="italic"/>
    </style:style>
    <style:style style:name="T117" style:family="text">
      <style:text-properties style:font-name="Liberation Sans" fo:font-style="italic" officeooo:rsid="00e74826" style:font-style-asian="italic" style:font-style-complex="italic"/>
    </style:style>
    <style:style style:name="T118" style:family="text">
      <style:text-properties style:font-name="Liberation Sans" fo:font-style="italic" officeooo:rsid="00e7883a" style:font-style-asian="italic" style:font-style-complex="italic"/>
    </style:style>
    <style:style style:name="T119" style:family="text">
      <style:text-properties style:font-name="Liberation Sans" fo:font-style="italic" officeooo:rsid="00b40030" style:font-style-asian="italic" style:font-style-complex="italic"/>
    </style:style>
    <style:style style:name="T120" style:family="text">
      <style:text-properties style:font-name="Liberation Sans" fo:font-style="italic" officeooo:rsid="00a81f8d" style:font-style-asian="italic" style:font-style-complex="italic"/>
    </style:style>
    <style:style style:name="T121" style:family="text">
      <style:text-properties style:font-name="Liberation Sans" fo:font-style="italic" officeooo:rsid="00a8846f" style:font-style-asian="italic" style:font-style-complex="italic"/>
    </style:style>
    <style:style style:name="T122" style:family="text">
      <style:text-properties style:font-name="Liberation Sans" fo:font-style="italic" officeooo:rsid="00be61c6" style:font-style-asian="italic" style:font-style-complex="italic"/>
    </style:style>
    <style:style style:name="T123" style:family="text">
      <style:text-properties style:font-name="Liberation Sans" fo:font-style="italic" officeooo:rsid="00b6ddf2" style:font-style-asian="italic" style:font-style-complex="italic"/>
    </style:style>
    <style:style style:name="T124" style:family="text">
      <style:text-properties style:font-name="Liberation Sans" fo:font-style="italic" officeooo:rsid="00ddde45" style:font-style-asian="italic" style:font-style-complex="italic"/>
    </style:style>
    <style:style style:name="T125" style:family="text">
      <style:text-properties style:font-name="Liberation Sans" fo:font-style="italic" officeooo:rsid="0042f3d1" style:font-style-asian="italic" style:font-style-complex="italic"/>
    </style:style>
    <style:style style:name="T126" style:family="text">
      <style:text-properties style:font-name="Liberation Sans" fo:font-style="italic" officeooo:rsid="00a74a7f" style:font-style-asian="italic" style:font-style-complex="italic"/>
    </style:style>
    <style:style style:name="T127" style:family="text">
      <style:text-properties style:font-name="Liberation Sans" fo:font-style="italic" officeooo:rsid="012bdb41" style:font-style-asian="italic" style:font-style-complex="italic"/>
    </style:style>
    <style:style style:name="T128" style:family="text">
      <style:text-properties style:font-name="Liberation Sans" fo:font-style="italic" officeooo:rsid="012972c7" style:font-style-asian="italic" style:font-style-complex="italic"/>
    </style:style>
    <style:style style:name="T129" style:family="text">
      <style:text-properties style:font-name="Liberation Sans" fo:font-style="italic" officeooo:rsid="012c1e7d" style:font-style-asian="italic" style:font-style-complex="italic"/>
    </style:style>
    <style:style style:name="T130" style:family="text">
      <style:text-properties style:font-name="Liberation Sans" fo:font-style="italic" officeooo:rsid="01310b35" style:font-style-asian="italic" style:font-style-complex="italic"/>
    </style:style>
    <style:style style:name="T131" style:family="text">
      <style:text-properties style:font-name="Liberation Sans" fo:font-style="italic" officeooo:rsid="00be61c6" style:font-style-asian="normal" style:font-style-complex="normal"/>
    </style:style>
    <style:style style:name="T132" style:family="text">
      <style:text-properties style:font-name="Liberation Sans" fo:font-style="italic" officeooo:rsid="00b6ddf2" style:font-style-asian="normal" style:font-style-complex="normal"/>
    </style:style>
    <style:style style:name="T133" style:family="text">
      <style:text-properties style:font-name="Liberation Sans" fo:font-style="normal" officeooo:rsid="000b994b" style:font-style-asian="normal" style:font-style-complex="normal"/>
    </style:style>
    <style:style style:name="T134" style:family="text">
      <style:text-properties style:font-name="Liberation Sans" fo:font-style="normal" officeooo:rsid="0091d1b0" style:font-style-asian="normal" style:font-style-complex="normal"/>
    </style:style>
    <style:style style:name="T135" style:family="text">
      <style:text-properties style:font-name="Liberation Sans" fo:font-style="normal" officeooo:rsid="005575a8" style:font-style-asian="normal" style:font-style-complex="normal"/>
    </style:style>
    <style:style style:name="T136" style:family="text">
      <style:text-properties style:font-name="Liberation Sans" fo:font-style="normal" officeooo:rsid="009459ca" style:font-style-asian="normal" style:font-style-complex="normal"/>
    </style:style>
    <style:style style:name="T137" style:family="text">
      <style:text-properties style:font-name="Liberation Sans" fo:font-style="normal" officeooo:rsid="00a81f8d" style:font-style-asian="normal" style:font-style-complex="normal"/>
    </style:style>
    <style:style style:name="T138" style:family="text">
      <style:text-properties style:font-name="Liberation Sans" fo:font-style="normal" officeooo:rsid="00b40030" style:font-style-asian="normal" style:font-style-complex="normal"/>
    </style:style>
    <style:style style:name="T139" style:family="text">
      <style:text-properties style:font-name="Liberation Sans" fo:font-style="normal" officeooo:rsid="00a8846f" style:font-style-asian="normal" style:font-style-complex="normal"/>
    </style:style>
    <style:style style:name="T140" style:family="text">
      <style:text-properties style:font-name="Liberation Sans" fo:font-style="normal" officeooo:rsid="00b6ddf2" style:font-style-asian="normal" style:font-style-complex="normal"/>
    </style:style>
    <style:style style:name="T141" style:family="text">
      <style:text-properties style:font-name="Liberation Sans" fo:font-style="normal" officeooo:rsid="00c340cc" style:font-style-asian="normal" style:font-style-complex="normal"/>
    </style:style>
    <style:style style:name="T142" style:family="text">
      <style:text-properties style:font-name="Liberation Sans" fo:font-style="normal" officeooo:rsid="00b28177" style:font-style-asian="normal" style:font-style-complex="normal"/>
    </style:style>
    <style:style style:name="T143" style:family="text">
      <style:text-properties style:font-name="Liberation Sans" fo:font-style="normal" officeooo:rsid="00c10f86" style:font-style-asian="normal" style:font-style-complex="normal"/>
    </style:style>
    <style:style style:name="T144" style:family="text">
      <style:text-properties style:font-name="Liberation Sans" fo:font-style="normal" officeooo:rsid="00c01400" style:font-style-asian="normal" style:font-style-complex="normal"/>
    </style:style>
    <style:style style:name="T145" style:family="text">
      <style:text-properties style:font-name="Liberation Sans" fo:font-style="normal" officeooo:rsid="00c56935" style:font-style-asian="normal" style:font-style-complex="normal"/>
    </style:style>
    <style:style style:name="T146" style:family="text">
      <style:text-properties style:font-name="Liberation Sans" fo:font-style="normal" officeooo:rsid="00b8fd81" style:font-style-asian="normal" style:font-style-complex="normal"/>
    </style:style>
    <style:style style:name="T147" style:family="text">
      <style:text-properties style:font-name="Liberation Sans" fo:font-style="normal" officeooo:rsid="00be61c6" style:font-style-asian="normal" style:font-style-complex="normal"/>
    </style:style>
    <style:style style:name="T148" style:family="text">
      <style:text-properties style:font-name="Liberation Sans" fo:font-style="normal" officeooo:rsid="00ddde45" style:font-style-asian="normal" style:font-style-complex="normal"/>
    </style:style>
    <style:style style:name="T149" style:family="text">
      <style:text-properties style:font-name="Liberation Sans" fo:font-style="normal" officeooo:rsid="00df8fb9" style:font-style-asian="normal" style:font-style-complex="normal"/>
    </style:style>
    <style:style style:name="T150" style:family="text">
      <style:text-properties style:font-name="Liberation Sans" fo:font-style="normal" officeooo:rsid="0042f3d1" style:font-style-asian="normal" style:font-style-complex="normal"/>
    </style:style>
    <style:style style:name="T151" style:family="text">
      <style:text-properties style:font-name="Liberation Sans" fo:font-style="normal" officeooo:rsid="00c515fc" style:font-style-asian="normal" style:font-style-complex="normal"/>
    </style:style>
    <style:style style:name="T152" style:family="text">
      <style:text-properties style:font-name="Liberation Sans" fo:font-style="normal" officeooo:rsid="00b6be34" style:font-style-asian="normal" style:font-style-complex="normal"/>
    </style:style>
    <style:style style:name="T153" style:family="text">
      <style:text-properties style:font-name="Liberation Sans" fo:font-style="normal" officeooo:rsid="00e0bf03" style:font-style-asian="normal" style:font-style-complex="normal"/>
    </style:style>
    <style:style style:name="T154" style:family="text">
      <style:text-properties style:font-name="Liberation Sans" fo:font-style="normal" officeooo:rsid="00b73d10" style:font-style-asian="normal" style:font-style-complex="normal"/>
    </style:style>
    <style:style style:name="T155" style:family="text">
      <style:text-properties style:font-name="Liberation Sans" fo:font-style="normal" officeooo:rsid="00bbf208" style:font-style-asian="normal" style:font-style-complex="normal"/>
    </style:style>
    <style:style style:name="T156" style:family="text">
      <style:text-properties style:font-name="Liberation Sans" fo:font-style="normal" officeooo:rsid="0122ea53" style:font-style-asian="normal" style:font-style-complex="normal"/>
    </style:style>
    <style:style style:name="T157" style:family="text">
      <style:text-properties style:font-name="Liberation Sans" fo:font-style="normal" officeooo:rsid="00a74a7f" style:font-style-asian="normal" style:font-style-complex="normal"/>
    </style:style>
    <style:style style:name="T158" style:family="text">
      <style:text-properties style:font-name="Liberation Sans" fo:font-style="normal" officeooo:rsid="00c3ee31" style:font-style-asian="normal" style:font-style-complex="normal"/>
    </style:style>
    <style:style style:name="T159" style:family="text">
      <style:text-properties style:font-name="Liberation Sans" fo:font-style="normal" officeooo:rsid="00c3a54d" style:font-style-asian="normal" style:font-style-complex="normal"/>
    </style:style>
    <style:style style:name="T160" style:family="text">
      <style:text-properties style:font-name="Liberation Sans" fo:font-style="normal" officeooo:rsid="00dca7a4" style:font-style-asian="normal" style:font-style-complex="normal"/>
    </style:style>
    <style:style style:name="T161" style:family="text">
      <style:text-properties style:font-name="Liberation Sans" fo:font-style="normal" officeooo:rsid="00abfeae" style:font-style-asian="normal" style:font-style-complex="normal"/>
    </style:style>
    <style:style style:name="T162" style:family="text">
      <style:text-properties style:font-name="Liberation Sans" fo:font-style="normal" officeooo:rsid="00c29cec" style:font-style-asian="normal" style:font-style-complex="normal"/>
    </style:style>
    <style:style style:name="T163" style:family="text">
      <style:text-properties style:font-name="Liberation Sans" fo:font-style="normal" officeooo:rsid="01270f9b" style:font-style-asian="normal" style:font-style-complex="normal"/>
    </style:style>
    <style:style style:name="T164" style:family="text">
      <style:text-properties style:font-name="Liberation Sans" fo:font-style="normal" officeooo:rsid="012972c7" style:font-style-asian="normal" style:font-style-complex="normal"/>
    </style:style>
    <style:style style:name="T165" style:family="text">
      <style:text-properties style:font-name="Liberation Sans" fo:font-style="normal" officeooo:rsid="012ad759" style:font-style-asian="normal" style:font-style-complex="normal"/>
    </style:style>
    <style:style style:name="T166" style:family="text">
      <style:text-properties style:font-name="Liberation Sans" fo:font-style="normal" officeooo:rsid="012bdb41" style:font-style-asian="normal" style:font-style-complex="normal"/>
    </style:style>
    <style:style style:name="T167" style:family="text">
      <style:text-properties style:font-name="Liberation Sans" fo:font-style="normal" officeooo:rsid="012c1e7d" style:font-style-asian="normal" style:font-style-complex="normal"/>
    </style:style>
    <style:style style:name="T168" style:family="text">
      <style:text-properties style:font-name="Liberation Sans" fo:font-style="normal" officeooo:rsid="012ec1fb" style:font-style-asian="normal" style:font-style-complex="normal"/>
    </style:style>
    <style:style style:name="T169" style:family="text">
      <style:text-properties style:font-name="Liberation Sans" fo:font-style="normal" officeooo:rsid="01310b35" style:font-style-asian="normal" style:font-style-complex="normal"/>
    </style:style>
    <style:style style:name="T170" style:family="text">
      <style:text-properties style:font-name="Liberation Sans" fo:font-style="normal" officeooo:rsid="0132bd11" style:font-style-asian="normal" style:font-style-complex="normal"/>
    </style:style>
    <style:style style:name="T171" style:family="text">
      <style:text-properties style:font-name="Liberation Sans" fo:font-style="normal" style:text-underline-style="none" officeooo:rsid="00e7883a" style:font-style-asian="normal" style:font-style-complex="normal"/>
    </style:style>
    <style:style style:name="T172" style:family="text">
      <style:text-properties style:font-name="Liberation Sans" fo:font-style="normal" officeooo:rsid="012bdb41" fo:background-color="transparent" loext:char-shading-value="0" style:font-style-asian="normal" style:font-style-complex="normal"/>
    </style:style>
    <style:style style:name="T173" style:family="text">
      <style:text-properties style:font-name="Liberation Sans" officeooo:rsid="00f85e8a"/>
    </style:style>
    <style:style style:name="T174" style:family="text">
      <style:text-properties style:font-name="Liberation Sans" officeooo:rsid="003913bf"/>
    </style:style>
    <style:style style:name="T175" style:family="text">
      <style:text-properties style:font-name="Liberation Sans" officeooo:rsid="0049eaf9"/>
    </style:style>
    <style:style style:name="T176" style:family="text">
      <style:text-properties style:font-name="Liberation Sans" officeooo:rsid="00317813"/>
    </style:style>
    <style:style style:name="T177" style:family="text">
      <style:text-properties style:font-name="Liberation Sans" officeooo:rsid="00538e16"/>
    </style:style>
    <style:style style:name="T178" style:family="text">
      <style:text-properties style:font-name="Liberation Sans" officeooo:rsid="008d357c"/>
    </style:style>
    <style:style style:name="T179" style:family="text">
      <style:text-properties style:font-name="Liberation Sans" officeooo:rsid="005575a8"/>
    </style:style>
    <style:style style:name="T180" style:family="text">
      <style:text-properties style:font-name="Liberation Sans" officeooo:rsid="00a81f8d"/>
    </style:style>
    <style:style style:name="T181" style:family="text">
      <style:text-properties style:font-name="Liberation Sans" officeooo:rsid="01045e6a"/>
    </style:style>
    <style:style style:name="T182" style:family="text">
      <style:text-properties style:font-name="Liberation Sans" officeooo:rsid="0105c054"/>
    </style:style>
    <style:style style:name="T183" style:family="text">
      <style:text-properties style:font-name="Liberation Sans" officeooo:rsid="0109abb0"/>
    </style:style>
    <style:style style:name="T184" style:family="text">
      <style:text-properties style:font-name="Liberation Sans" officeooo:rsid="010aadd1"/>
    </style:style>
    <style:style style:name="T185" style:family="text">
      <style:text-properties style:font-name="Liberation Sans" officeooo:rsid="0116bb62"/>
    </style:style>
    <style:style style:name="T186" style:family="text">
      <style:text-properties style:font-name="Liberation Sans" officeooo:rsid="01185fda"/>
    </style:style>
    <style:style style:name="T187" style:family="text">
      <style:text-properties style:font-name="Liberation Sans" officeooo:rsid="0119581e"/>
    </style:style>
    <style:style style:name="T188" style:family="text">
      <style:text-properties style:font-name="Liberation Sans" officeooo:rsid="011a40da"/>
    </style:style>
    <style:style style:name="T189" style:family="text">
      <style:text-properties style:font-name="Liberation Sans" officeooo:rsid="011c6964"/>
    </style:style>
    <style:style style:name="T190" style:family="text">
      <style:text-properties style:font-name="Liberation Sans" officeooo:rsid="011d61f8"/>
    </style:style>
    <style:style style:name="T191" style:family="text">
      <style:text-properties style:font-name="Liberation Sans" officeooo:rsid="011e38f2"/>
    </style:style>
    <style:style style:name="T192" style:family="text">
      <style:text-properties style:font-name="Liberation Sans" officeooo:rsid="011f5803"/>
    </style:style>
    <style:style style:name="T193" style:family="text">
      <style:text-properties style:font-name="Liberation Sans" officeooo:rsid="012123f4"/>
    </style:style>
    <style:style style:name="T194" style:family="text">
      <style:text-properties style:font-name="Liberation Sans" officeooo:rsid="0121354e"/>
    </style:style>
    <style:style style:name="T195" style:family="text">
      <style:text-properties style:font-name="Liberation Sans" officeooo:rsid="01246282"/>
    </style:style>
    <style:style style:name="T196" style:family="text">
      <style:text-properties style:font-name="Liberation Sans" officeooo:rsid="00c29cec"/>
    </style:style>
    <style:style style:name="T197" style:family="text">
      <style:text-properties style:font-name="Liberation Sans" officeooo:rsid="00a74a7f"/>
    </style:style>
    <style:style style:name="T198" style:family="text">
      <style:text-properties style:font-name="Liberation Sans" officeooo:rsid="01253298"/>
    </style:style>
    <style:style style:name="T199" style:family="text">
      <style:text-properties style:font-name="Liberation Sans" officeooo:rsid="01270f9b"/>
    </style:style>
    <style:style style:name="T200" style:family="text">
      <style:text-properties style:font-name="Liberation Sans" officeooo:rsid="0128f9d3"/>
    </style:style>
    <style:style style:name="T201" style:family="text">
      <style:text-properties style:font-name="Liberation Sans" officeooo:rsid="012972c7"/>
    </style:style>
    <style:style style:name="T202" style:family="text">
      <style:text-properties style:font-name="Liberation Sans" officeooo:rsid="012a365e"/>
    </style:style>
    <style:style style:name="T203" style:family="text">
      <style:text-properties style:font-name="Liberation Sans" officeooo:rsid="012c1e7d"/>
    </style:style>
    <style:style style:name="T204" style:family="text">
      <style:text-properties style:font-name="Liberation Sans" officeooo:rsid="012c546b"/>
    </style:style>
    <style:style style:name="T205" style:family="text">
      <style:text-properties style:font-name="Liberation Sans" officeooo:rsid="012d0d55"/>
    </style:style>
    <style:style style:name="T206" style:family="text">
      <style:text-properties style:font-name="Liberation Sans" officeooo:rsid="0042f3d1"/>
    </style:style>
    <style:style style:name="T207" style:family="text">
      <style:text-properties style:font-name="Liberation Sans" officeooo:rsid="012ec1fb"/>
    </style:style>
    <style:style style:name="T208" style:family="text">
      <style:text-properties style:font-name="Liberation Sans" officeooo:rsid="012f5903"/>
    </style:style>
    <style:style style:name="T209" style:family="text">
      <style:text-properties style:font-name="Liberation Sans" officeooo:rsid="01310b35"/>
    </style:style>
    <style:style style:name="T210" style:family="text">
      <style:text-properties style:text-position="super 58%"/>
    </style:style>
    <style:style style:name="T211" style:family="text">
      <style:text-properties style:text-position="super 58%" officeooo:rsid="0101745e"/>
    </style:style>
    <style:style style:name="T212" style:family="text">
      <style:text-properties style:text-position="super 58%" officeooo:rsid="01025e43"/>
    </style:style>
    <style:style style:name="T213" style:family="text">
      <style:text-properties style:text-position="super 58%" officeooo:rsid="01045e6a"/>
    </style:style>
    <style:style style:name="T214" style:family="text">
      <style:text-properties officeooo:rsid="01025e43"/>
    </style:style>
    <style:style style:name="T215" style:family="text">
      <style:text-properties officeooo:rsid="01043e54"/>
    </style:style>
    <style:style style:name="T216" style:family="text">
      <style:text-properties officeooo:rsid="01045e6a"/>
    </style:style>
    <style:style style:name="T217" style:family="text">
      <style:text-properties officeooo:rsid="0106ffb7"/>
    </style:style>
    <style:style style:name="T218" style:family="text">
      <style:text-properties officeooo:rsid="010e9ba9"/>
    </style:style>
    <style:style style:name="T219" style:family="text">
      <style:text-properties officeooo:rsid="0116bb6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000980318352" text:id="ct94000980318352">
          <text:insertion>
            <office:change-info>
              <dc:creator>Unknown Author</dc:creator>
              <dc:date>2018-11-14T00:03:22</dc:date>
            </office:change-info>
          </text:insertion>
        </text:changed-region>
        <text:changed-region xml:id="ct94001012281328" text:id="ct94001012281328">
          <text:insertion>
            <office:change-info>
              <dc:creator>Unknown Author</dc:creator>
              <dc:date>2018-11-14T00:05:24</dc:date>
            </office:change-info>
          </text:insertion>
        </text:changed-region>
        <text:changed-region xml:id="ct140057878314256" text:id="ct140057878314256">
          <text:insertion>
            <office:change-info>
              <dc:creator>Unknown Author</dc:creator>
              <dc:date>2018-11-14T00:08:21</dc:date>
            </office:change-info>
          </text:insertion>
        </text:changed-region>
        <text:changed-region xml:id="ct140057880610720" text:id="ct140057880610720">
          <text:insertion>
            <office:change-info>
              <dc:creator>Unknown Author</dc:creator>
              <dc:date>2018-11-15T00:39:04</dc:date>
            </office:change-info>
          </text:insertion>
        </text:changed-region>
        <text:changed-region xml:id="ct94001013439232" text:id="ct94001013439232">
          <text:deletion>
            <office:change-info>
              <dc:creator>Unknown Author</dc:creator>
              <dc:date>2018-11-14T00:08:21</dc:date>
            </office:change-info>
            <text:p text:style-name="Preformatted_20_Text"><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reference-mark-start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reference-mark-end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p>
          </text:deletion>
        </text:changed-region>
        <text:changed-region xml:id="ct94001011736096" text:id="ct94001011736096">
          <text:insertion>
            <office:change-info>
              <dc:creator>Unknown Author</dc:creator>
              <dc:date>2018-11-15T00:39:22</dc:date>
            </office:change-info>
          </text:insertion>
        </text:changed-region>
        <text:changed-region xml:id="ct140057877449952" text:id="ct140057877449952">
          <text:deletion>
            <office:change-info>
              <dc:creator>Unknown Author</dc:creator>
              <dc:date>2018-11-14T00:08:21</dc:date>
            </office:change-info>
            <text:p text:style-name="Preformatted_20_Text"><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reference-mark-start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end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p>
          </text:deletion>
        </text:changed-region>
        <text:changed-region xml:id="ct140057878314000" text:id="ct140057878314000">
          <text:insertion>
            <office:change-info>
              <dc:creator>Unknown Author</dc:creator>
              <dc:date>2018-11-14T00:11:31</dc:date>
            </office:change-info>
          </text:insertion>
        </text:changed-region>
        <text:changed-region xml:id="ct94000982336848" text:id="ct94000982336848">
          <text:deletion>
            <office:change-info>
              <dc:creator>Unknown Author</dc:creator>
              <dc:date>2018-11-14T00:11:35</dc:date>
            </office:change-info>
            <text:p text:style-name="Preformatted_20_Text"><text:span text:style-name="T1">M</text:span></text:p>
          </text:deletion>
        </text:changed-region>
        <text:changed-region xml:id="ct94001013353280" text:id="ct94001013353280">
          <text:insertion>
            <office:change-info>
              <dc:creator>Unknown Author</dc:creator>
              <dc:date>2018-11-14T00:11:44</dc:date>
            </office:change-info>
          </text:insertion>
        </text:changed-region>
        <text:changed-region xml:id="ct94001011736352" text:id="ct94001011736352">
          <text:deletion>
            <office:change-info>
              <dc:creator>Unknown Author</dc:creator>
              <dc:date>2018-11-14T00:11:43</dc:date>
            </office:change-info>
            <text:p text:style-name="Preformatted_20_Text"><text:span text:style-name="T1">y</text:span></text:p>
          </text:deletion>
        </text:changed-region>
        <text:changed-region xml:id="ct94001012363104" text:id="ct94001012363104">
          <text:deletion>
            <office:change-info>
              <dc:creator>Unknown Author</dc:creator>
              <dc:date>2018-11-14T00:12:00</dc:date>
            </office:change-info>
            <text:p text:style-name="Preformatted_20_Text"><text:span text:style-name="T1"><text:s/>assemblage as an a</text:span></text:p>
          </text:deletion>
        </text:changed-region>
        <text:changed-region xml:id="ct94001013690368" text:id="ct94001013690368">
          <text:deletion>
            <office:change-info>
              <dc:creator>Unknown Author</dc:creator>
              <dc:date>2018-11-14T00:11:59</dc:date>
            </office:change-info>
            <text:p text:style-name="Preformatted_20_Text"><text:span text:style-name="T1">cademic topic is important and fascinating, but this topic also</text:span></text:p>
          </text:deletion>
        </text:changed-region>
        <text:changed-region xml:id="ct140057877457008" text:id="ct140057877457008">
          <text:insertion>
            <office:change-info>
              <dc:creator>Unknown Author</dc:creator>
              <dc:date>2018-11-15T00:39:32</dc:date>
            </office:change-info>
          </text:insertion>
        </text:changed-region>
        <text:changed-region xml:id="ct140057878038848" text:id="ct140057878038848">
          <text:deletion>
            <office:change-info>
              <dc:creator>Unknown Author</dc:creator>
              <dc:date>2018-11-14T00:08:21</dc:date>
            </office:change-info>
            <text:p text:style-name="Preformatted_20_Text"><text:reference-mark-start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reference-mark-start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span text:style-name="T1">(Woodward et al., 2012)</text:span><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reference-mark-end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p>
          </text:deletion>
        </text:changed-region>
        <text:changed-region xml:id="ct140057880332848" text:id="ct140057880332848">
          <text:insertion>
            <office:change-info>
              <dc:creator>Unknown Author</dc:creator>
              <dc:date>2018-11-15T00:39:34</dc:date>
            </office:change-info>
          </text:insertion>
        </text:changed-region>
        <text:changed-region xml:id="ct140057878347984" text:id="ct140057878347984">
          <text:deletion>
            <office:change-info>
              <dc:creator>Unknown Author</dc:creator>
              <dc:date>2018-11-14T00:08:21</dc:date>
            </office:change-info>
            <text:p text:style-name="P1"><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p>
          </text:deletion>
        </text:changed-region>
        <text:changed-region xml:id="ct140057877861376" text:id="ct140057877861376">
          <text:insertion>
            <office:change-info>
              <dc:creator>Unknown Author</dc:creator>
              <dc:date>2018-11-15T00:39:36</dc:date>
            </office:change-info>
          </text:insertion>
        </text:changed-region>
        <text:changed-region xml:id="ct140057877602320" text:id="ct140057877602320">
          <text:deletion>
            <office:change-info>
              <dc:creator>Unknown Author</dc:creator>
              <dc:date>2018-11-14T00:08:21</dc:date>
            </office:change-info>
            <text:p text:style-name="P1"><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span text:style-name="T1">(Hamady and Knight, 2009; Shade and Handelsman, 2012; Vandenkoornhuyse et al., 2015)</text:span><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p>
          </text:deletion>
        </text:changed-region>
        <text:changed-region xml:id="ct140057879537360" text:id="ct140057879537360">
          <text:insertion>
            <office:change-info>
              <dc:creator>Unknown Author</dc:creator>
              <dc:date>2018-11-15T00:39:38</dc:date>
            </office:change-info>
          </text:insertion>
        </text:changed-region>
        <text:changed-region xml:id="ct140057877593744" text:id="ct140057877593744">
          <text:deletion>
            <office:change-info>
              <dc:creator>Unknown Author</dc:creator>
              <dc:date>2018-11-14T00:08:21</dc:date>
            </office:change-info>
            <text:p text:style-name="P1"><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p>
          </text:deletion>
        </text:changed-region>
        <text:changed-region xml:id="ct140057879657104" text:id="ct140057879657104">
          <text:insertion>
            <office:change-info>
              <dc:creator>Unknown Author</dc:creator>
              <dc:date>2018-11-15T00:39:40</dc:date>
            </office:change-info>
          </text:insertion>
        </text:changed-region>
        <text:changed-region xml:id="ct140057877377760" text:id="ct140057877377760">
          <text:deletion>
            <office:change-info>
              <dc:creator>Unknown Author</dc:creator>
              <dc:date>2018-11-14T00:08:21</dc:date>
            </office:change-info>
            <text:p text:style-name="P1"><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p>
          </text:deletion>
        </text:changed-region>
        <text:changed-region xml:id="ct140057880613712" text:id="ct140057880613712">
          <text:insertion>
            <office:change-info>
              <dc:creator>Unknown Author</dc:creator>
              <dc:date>2018-11-15T00:39:42</dc:date>
            </office:change-info>
          </text:insertion>
        </text:changed-region>
        <text:changed-region xml:id="ct140057877328384" text:id="ct140057877328384">
          <text:deletion>
            <office:change-info>
              <dc:creator>Unknown Author</dc:creator>
              <dc:date>2018-11-14T00:08:21</dc:date>
            </office:change-info>
            <text:p text:style-name="P1"><text:reference-mark-start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end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p>
          </text:deletion>
        </text:changed-region>
        <text:changed-region xml:id="ct140057877386528" text:id="ct140057877386528">
          <text:insertion>
            <office:change-info>
              <dc:creator>Unknown Author</dc:creator>
              <dc:date>2018-11-15T00:39:54</dc:date>
            </office:change-info>
          </text:insertion>
        </text:changed-region>
        <text:changed-region xml:id="ct140057877551152" text:id="ct140057877551152">
          <text:deletion>
            <office:change-info>
              <dc:creator>Unknown Author</dc:creator>
              <dc:date>2018-11-14T00:08:21</dc:date>
            </office:change-info>
            <text:p text:style-name="P1"><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reference-mark-start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span text:style-name="T1">(Liggenstoffer et al., 2010)</text:span><text:reference-mark-end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p>
          </text:deletion>
        </text:changed-region>
        <text:changed-region xml:id="ct140057877542064" text:id="ct140057877542064">
          <text:insertion>
            <office:change-info>
              <dc:creator>Unknown Author</dc:creator>
              <dc:date>2018-11-15T00:39:56</dc:date>
            </office:change-info>
          </text:insertion>
        </text:changed-region>
        <text:changed-region xml:id="ct140057877396432" text:id="ct140057877396432">
          <text:deletion>
            <office:change-info>
              <dc:creator>Unknown Author</dc:creator>
              <dc:date>2018-11-14T00:08:21</dc:date>
            </office:change-info>
            <text:p text:style-name="P1"><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span text:style-name="T1">(Malloch et al., 1980; Van Der Heijden and Horton, 2009)</text:span><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p>
          </text:deletion>
        </text:changed-region>
        <text:changed-region xml:id="ct140057879872288" text:id="ct140057879872288">
          <text:insertion>
            <office:change-info>
              <dc:creator>Unknown Author</dc:creator>
              <dc:date>2018-11-15T00:39:58</dc:date>
            </office:change-info>
          </text:insertion>
        </text:changed-region>
        <text:changed-region xml:id="ct140057877384384" text:id="ct140057877384384">
          <text:deletion>
            <office:change-info>
              <dc:creator>Unknown Author</dc:creator>
              <dc:date>2018-11-14T00:08:21</dc:date>
            </office:change-info>
            <text:p text:style-name="P1"><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start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span text:style-name="T1">(Hamady and Knight, 2009)</text:span><text:reference-mark-end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p>
          </text:deletion>
        </text:changed-region>
        <text:changed-region xml:id="ct94001013128016" text:id="ct94001013128016">
          <text:insertion>
            <office:change-info>
              <dc:creator>Unknown Author</dc:creator>
              <dc:date>2018-11-14T00:12:24</dc:date>
            </office:change-info>
          </text:insertion>
        </text:changed-region>
        <text:changed-region xml:id="ct94000961451984" text:id="ct94000961451984">
          <text:deletion>
            <office:change-info>
              <dc:creator>Unknown Author</dc:creator>
              <dc:date>2018-11-14T00:12:24</dc:date>
            </office:change-info>
            <text:p text:style-name="Preformatted_20_Text"><text:span text:style-name="T1">without</text:span></text:p>
          </text:deletion>
        </text:changed-region>
        <text:changed-region xml:id="ct140057880349472" text:id="ct140057880349472">
          <text:insertion>
            <office:change-info>
              <dc:creator>Unknown Author</dc:creator>
              <dc:date>2018-11-15T00:40:01</dc:date>
            </office:change-info>
          </text:insertion>
        </text:changed-region>
        <text:changed-region xml:id="ct140057877557104" text:id="ct140057877557104">
          <text:deletion>
            <office:change-info>
              <dc:creator>Unknown Author</dc:creator>
              <dc:date>2018-11-14T00:08:21</dc:date>
            </office:change-info>
            <text:p text:style-name="Preformatted_20_Text"><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start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Wilson, 1995)</text:span><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reference-mark-end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p>
          </text:deletion>
        </text:changed-region>
        <text:changed-region xml:id="ct94001011330304" text:id="ct94001011330304">
          <text:insertion>
            <office:change-info>
              <dc:creator>Unknown Author</dc:creator>
              <dc:date>2018-11-14T00:12:39</dc:date>
            </office:change-info>
          </text:insertion>
        </text:changed-region>
        <text:changed-region xml:id="ct94000961333936" text:id="ct94000961333936">
          <text:deletion>
            <office:change-info>
              <dc:creator>Unknown Author</dc:creator>
              <dc:date>2018-11-14T00:12:39</dc:date>
            </office:change-info>
            <text:p text:style-name="Preformatted_20_Text"><text:span text:style-name="T1">have been shown to be</text:span></text:p>
          </text:deletion>
        </text:changed-region>
        <text:changed-region xml:id="ct140057879677952" text:id="ct140057879677952">
          <text:insertion>
            <office:change-info>
              <dc:creator>Unknown Author</dc:creator>
              <dc:date>2018-11-15T00:40:04</dc:date>
            </office:change-info>
          </text:insertion>
        </text:changed-region>
        <text:changed-region xml:id="ct140057878163856" text:id="ct140057878163856">
          <text:deletion>
            <office:change-info>
              <dc:creator>Unknown Author</dc:creator>
              <dc:date>2018-11-14T00:08:21</dc:date>
            </office:change-info>
            <text:p text:style-name="Preformatted_20_Text"><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p>
          </text:deletion>
        </text:changed-region>
        <text:changed-region xml:id="ct140057879991312" text:id="ct140057879991312">
          <text:insertion>
            <office:change-info>
              <dc:creator>Unknown Author</dc:creator>
              <dc:date>2018-11-15T00:40:09</dc:date>
            </office:change-info>
          </text:insertion>
        </text:changed-region>
        <text:changed-region xml:id="ct140057878642848" text:id="ct140057878642848">
          <text:deletion>
            <office:change-info>
              <dc:creator>Unknown Author</dc:creator>
              <dc:date>2018-11-14T00:08:22</dc:date>
            </office:change-info>
            <text:p text:style-name="Preformatted_20_Text"><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2">(Bodenhausen et al., 2013; Lundberg et al., 2012; Santamaría and Bayman, 2005)</text:span><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p>
          </text:deletion>
        </text:changed-region>
        <text:changed-region xml:id="ct140057881164064" text:id="ct140057881164064">
          <text:insertion>
            <office:change-info>
              <dc:creator>Unknown Author</dc:creator>
              <dc:date>2018-11-15T00:40:12</dc:date>
            </office:change-info>
          </text:insertion>
        </text:changed-region>
        <text:changed-region xml:id="ct140057878597696" text:id="ct140057878597696">
          <text:deletion>
            <office:change-info>
              <dc:creator>Unknown Author</dc:creator>
              <dc:date>2018-11-14T00:08:22</dc:date>
            </office:change-info>
            <text:p text:style-name="Preformatted_20_Text"><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p>
          </text:deletion>
        </text:changed-region>
        <text:changed-region xml:id="ct94000991083632" text:id="ct94000991083632">
          <text:deletion>
            <office:change-info>
              <dc:creator>Unknown Author</dc:creator>
              <dc:date>2018-11-14T00:13:04</dc:date>
            </office:change-info>
            <text:p text:style-name="Preformatted_20_Text"><text:span text:style-name="T1">have been shown to</text:span></text:p>
          </text:deletion>
        </text:changed-region>
        <text:changed-region xml:id="ct140057878812032" text:id="ct140057878812032">
          <text:insertion>
            <office:change-info>
              <dc:creator>Unknown Author</dc:creator>
              <dc:date>2018-11-15T00:40:13</dc:date>
            </office:change-info>
          </text:insertion>
        </text:changed-region>
        <text:changed-region xml:id="ct140057878589184" text:id="ct140057878589184">
          <text:deletion>
            <office:change-info>
              <dc:creator>Unknown Author</dc:creator>
              <dc:date>2018-11-14T00:08:22</dc:date>
            </office:change-info>
            <text:p text:style-name="Preformatted_20_Text"><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p>
          </text:deletion>
        </text:changed-region>
        <text:changed-region xml:id="ct140057881408512" text:id="ct140057881408512">
          <text:insertion>
            <office:change-info>
              <dc:creator>Unknown Author</dc:creator>
              <dc:date>2018-11-15T00:40:14</dc:date>
            </office:change-info>
          </text:insertion>
        </text:changed-region>
        <text:changed-region xml:id="ct140057878879024" text:id="ct140057878879024">
          <text:deletion>
            <office:change-info>
              <dc:creator>Unknown Author</dc:creator>
              <dc:date>2018-11-14T00:08:22</dc:date>
            </office:change-info>
            <text:p text:style-name="Preformatted_20_Text"><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span text:style-name="T1">(Arnold and Herre, 2003; Carroll and Carroll, 1978; Zimmerman and Vitousek, 2012)</text:span><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p>
          </text:deletion>
        </text:changed-region>
        <text:changed-region xml:id="ct94000988954272" text:id="ct94000988954272">
          <text:insertion>
            <office:change-info>
              <dc:creator>Unknown Author</dc:creator>
              <dc:date>2018-11-14T00:13:27</dc:date>
            </office:change-info>
          </text:insertion>
        </text:changed-region>
        <text:changed-region xml:id="ct94000961685184" text:id="ct94000961685184">
          <text:deletion>
            <office:change-info>
              <dc:creator>Unknown Author</dc:creator>
              <dc:date>2018-11-14T00:13:27</dc:date>
            </office:change-info>
            <text:p text:style-name="Preformatted_20_Text"><text:span text:style-name="T1">in </text:span></text:p>
          </text:deletion>
        </text:changed-region>
        <text:changed-region xml:id="ct94001013128512" text:id="ct94001013128512">
          <text:deletion>
            <office:change-info>
              <dc:creator>Unknown Author</dc:creator>
              <dc:date>2018-11-14T00:13:31</dc:date>
            </office:change-info>
            <text:p text:style-name="Preformatted_20_Text"><text:span text:style-name="T1">of</text:span></text:p>
          </text:deletion>
        </text:changed-region>
        <text:changed-region xml:id="ct140057881342064" text:id="ct140057881342064">
          <text:insertion>
            <office:change-info>
              <dc:creator>Unknown Author</dc:creator>
              <dc:date>2018-11-15T00:40:16</dc:date>
            </office:change-info>
          </text:insertion>
        </text:changed-region>
        <text:changed-region xml:id="ct140057877695088" text:id="ct140057877695088">
          <text:deletion>
            <office:change-info>
              <dc:creator>Unknown Author</dc:creator>
              <dc:date>2018-11-14T00:08:22</dc:date>
            </office:change-info>
            <text:p text:style-name="Preformatted_20_Text"><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p>
          </text:deletion>
        </text:changed-region>
        <text:changed-region xml:id="ct140057881843520" text:id="ct140057881843520">
          <text:insertion>
            <office:change-info>
              <dc:creator>Unknown Author</dc:creator>
              <dc:date>2018-11-15T00:40:18</dc:date>
            </office:change-info>
          </text:insertion>
        </text:changed-region>
        <text:changed-region xml:id="ct140057879062784" text:id="ct140057879062784">
          <text:deletion>
            <office:change-info>
              <dc:creator>Unknown Author</dc:creator>
              <dc:date>2018-11-14T00:08:22</dc:date>
            </office:change-info>
            <text:p text:style-name="Preformatted_20_Text"><text:reference-mark-start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reference-mark-end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p>
          </text:deletion>
        </text:changed-region>
        <text:changed-region xml:id="ct140057881835344" text:id="ct140057881835344">
          <text:insertion>
            <office:change-info>
              <dc:creator>Unknown Author</dc:creator>
              <dc:date>2018-11-15T00:40:22</dc:date>
            </office:change-info>
          </text:insertion>
        </text:changed-region>
        <text:changed-region xml:id="ct140057878941168" text:id="ct140057878941168">
          <text:deletion>
            <office:change-info>
              <dc:creator>Unknown Author</dc:creator>
              <dc:date>2018-11-14T00:08:23</dc:date>
            </office:change-info>
            <text:p text:style-name="P2"><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p>
          </text:deletion>
        </text:changed-region>
        <text:changed-region xml:id="ct94000971692512" text:id="ct94000971692512">
          <text:insertion>
            <office:change-info>
              <dc:creator>Unknown Author</dc:creator>
              <dc:date>2018-11-14T00:14:29</dc:date>
            </office:change-info>
          </text:insertion>
        </text:changed-region>
        <text:changed-region xml:id="ct94001012176528" text:id="ct94001012176528">
          <text:insertion>
            <office:change-info>
              <dc:creator>Unknown Author</dc:creator>
              <dc:date>2018-11-14T00:14:39</dc:date>
            </office:change-info>
          </text:insertion>
        </text:changed-region>
        <text:changed-region xml:id="ct94001012231984" text:id="ct94001012231984">
          <text:insertion>
            <office:change-info>
              <dc:creator>Unknown Author</dc:creator>
              <dc:date>2018-11-14T00:14:51</dc:date>
            </office:change-info>
          </text:insertion>
        </text:changed-region>
        <text:changed-region xml:id="ct140057879224624" text:id="ct140057879224624">
          <text:insertion>
            <office:change-info>
              <dc:creator>Unknown Author</dc:creator>
              <dc:date>2018-11-15T00:40:24</dc:date>
            </office:change-info>
          </text:insertion>
        </text:changed-region>
        <text:changed-region xml:id="ct140057879218848" text:id="ct140057879218848">
          <text:deletion>
            <office:change-info>
              <dc:creator>Unknown Author</dc:creator>
              <dc:date>2018-11-14T00:08:23</dc:date>
            </office:change-info>
            <text:p text:style-name="P3"><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p>
          </text:deletion>
        </text:changed-region>
        <text:changed-region xml:id="ct140057881994256" text:id="ct140057881994256">
          <text:insertion>
            <office:change-info>
              <dc:creator>Unknown Author</dc:creator>
              <dc:date>2018-11-15T00:40:27</dc:date>
            </office:change-info>
          </text:insertion>
        </text:changed-region>
        <text:changed-region xml:id="ct140057879224848" text:id="ct140057879224848">
          <text:deletion>
            <office:change-info>
              <dc:creator>Unknown Author</dc:creator>
              <dc:date>2018-11-14T00:08:23</dc:date>
            </office:change-info>
            <text:p text:style-name="P3"><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Su et al., 2010)</text:span><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p>
          </text:deletion>
        </text:changed-region>
        <text:changed-region xml:id="ct140057882144976" text:id="ct140057882144976">
          <text:insertion>
            <office:change-info>
              <dc:creator>Unknown Author</dc:creator>
              <dc:date>2018-11-15T00:40:29</dc:date>
            </office:change-info>
          </text:insertion>
        </text:changed-region>
        <text:changed-region xml:id="ct140057879254032" text:id="ct140057879254032">
          <text:deletion>
            <office:change-info>
              <dc:creator>Unknown Author</dc:creator>
              <dc:date>2018-11-14T00:08:23</dc:date>
            </office:change-info>
            <text:p text:style-name="Preformatted_20_Text"><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Rodrigues et al., 2013)</text:span><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p>
          </text:deletion>
        </text:changed-region>
        <text:changed-region xml:id="ct94001013552928" text:id="ct94001013552928">
          <text:insertion>
            <office:change-info>
              <dc:creator>Unknown Author</dc:creator>
              <dc:date>2018-11-14T00:15:34</dc:date>
            </office:change-info>
          </text:insertion>
        </text:changed-region>
        <text:changed-region xml:id="ct94001011529904" text:id="ct94001011529904">
          <text:deletion>
            <office:change-info>
              <dc:creator>Unknown Author</dc:creator>
              <dc:date>2018-11-14T00:15:36</dc:date>
            </office:change-info>
            <text:p text:style-name="Preformatted_20_Text"><text:span text:style-name="T1">S</text:span></text:p>
          </text:deletion>
        </text:changed-region>
        <text:changed-region xml:id="ct94000988956336" text:id="ct94000988956336">
          <text:insertion>
            <office:change-info>
              <dc:creator>Unknown Author</dc:creator>
              <dc:date>2018-11-14T00:15:46</dc:date>
            </office:change-info>
          </text:insertion>
        </text:changed-region>
        <text:changed-region xml:id="ct94000988974672" text:id="ct94000988974672">
          <text:deletion>
            <office:change-info>
              <dc:creator>Unknown Author</dc:creator>
              <dc:date>2018-11-14T00:16:06</dc:date>
            </office:change-info>
            <text:p text:style-name="Preformatted_20_Text"><text:span text:style-name="T1">-</text:span></text:p>
          </text:deletion>
        </text:changed-region>
        <text:changed-region xml:id="ct94000961212976" text:id="ct94000961212976">
          <text:insertion>
            <office:change-info>
              <dc:creator>Unknown Author</dc:creator>
              <dc:date>2018-11-14T00:16:23</dc:date>
            </office:change-info>
          </text:insertion>
        </text:changed-region>
        <text:changed-region xml:id="ct94000989194032" text:id="ct94000989194032">
          <text:deletion>
            <office:change-info>
              <dc:creator>Unknown Author</dc:creator>
              <dc:date>2018-11-14T00:16:22</dc:date>
            </office:change-info>
            <text:p text:style-name="Preformatted_20_Text"><text:span text:style-name="T1">supplied by</text:span></text:p>
          </text:deletion>
        </text:changed-region>
        <text:changed-region xml:id="ct140057879306272" text:id="ct140057879306272">
          <text:insertion>
            <office:change-info>
              <dc:creator>Unknown Author</dc:creator>
              <dc:date>2018-11-15T00:40:30</dc:date>
            </office:change-info>
          </text:insertion>
        </text:changed-region>
        <text:changed-region xml:id="ct140057879264160" text:id="ct140057879264160">
          <text:deletion>
            <office:change-info>
              <dc:creator>Unknown Author</dc:creator>
              <dc:date>2018-11-14T00:08:23</dc:date>
            </office:change-info>
            <text:p text:style-name="Preformatted_20_Text"><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Su et al., 2007)</text:span><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p>
          </text:deletion>
        </text:changed-region>
        <text:changed-region xml:id="ct94000960348160" text:id="ct94000960348160">
          <text:deletion>
            <office:change-info>
              <dc:creator>Unknown Author</dc:creator>
              <dc:date>2018-11-12T07:02:16</dc:date>
            </office:change-info>
            <text:p text:style-name="Preformatted_20_Text"><text:span text:style-name="T1">Protocols for leaf <text:s/>library preparations are given in Vandegrift </text:span></text:p>
          </text:deletion>
        </text:changed-region>
        <text:changed-region xml:id="ct140057882252960" text:id="ct140057882252960">
          <text:insertion>
            <office:change-info>
              <dc:creator>Unknown Author</dc:creator>
              <dc:date>2018-11-15T00:40:32</dc:date>
            </office:change-info>
          </text:insertion>
        </text:changed-region>
        <text:changed-region xml:id="ct140057879313664" text:id="ct140057879313664">
          <text:deletion>
            <office:change-info>
              <dc:creator>Unknown Author</dc:creator>
              <dc:date>2018-11-12T07:02:16</dc:date>
            </office:change-info>
            <text:p text:style-name="Preformatted_20_Text"><text:reference-mark-start text:name="ZOTERO_ITEM CSL_CITATION {&quot;citationID&quot;:&quot;pFoE9Sak&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Hot36rl2PC"/><text:reference-mark-start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end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end text:name="ZOTERO_ITEM CSL_CITATION {&quot;citationID&quot;:&quot;pFoE9Sak&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Hot36rl2PC"/></text:p>
          </text:deletion>
        </text:changed-region>
        <text:changed-region xml:id="ct140057880612560" text:id="ct140057880612560">
          <text:insertion>
            <office:change-info>
              <dc:creator>Unknown Author</dc:creator>
              <dc:date>2018-11-15T00:40:34</dc:date>
            </office:change-info>
          </text:insertion>
        </text:changed-region>
        <text:changed-region xml:id="ct140057878143904" text:id="ct140057878143904">
          <text:deletion>
            <office:change-info>
              <dc:creator>Unknown Author</dc:creator>
              <dc:date>2018-11-12T07:02:16</dc:date>
            </office:change-info>
            <text:p text:style-name="Preformatted_20_Text"><text:reference-mark-start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start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start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reference-mark-end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end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end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p>
          </text:deletion>
        </text:changed-region>
        <text:changed-region xml:id="ct94000960366448" text:id="ct94000960366448">
          <text:insertion>
            <office:change-info>
              <dc:creator>Unknown Author</dc:creator>
              <dc:date>2018-11-12T07:02:18</dc:date>
            </office:change-info>
          </text:insertion>
        </text:changed-region>
        <text:changed-region xml:id="ct94000960512160" text:id="ct94000960512160">
          <text:insertion>
            <office:change-info>
              <dc:creator>Unknown Author</dc:creator>
              <dc:date>2018-11-12T22:51:52</dc:date>
            </office:change-info>
          </text:insertion>
        </text:changed-region>
        <text:changed-region xml:id="ct94000961324416" text:id="ct94000961324416">
          <text:insertion>
            <office:change-info>
              <dc:creator>Unknown Author</dc:creator>
              <dc:date>2018-11-12T22:52:13</dc:date>
            </office:change-info>
          </text:insertion>
        </text:changed-region>
        <text:changed-region xml:id="ct94000961484096" text:id="ct94000961484096">
          <text:insertion>
            <office:change-info>
              <dc:creator>Unknown Author</dc:creator>
              <dc:date>2018-11-12T22:53:50</dc:date>
            </office:change-info>
          </text:insertion>
        </text:changed-region>
        <text:changed-region xml:id="ct94000961508768" text:id="ct94000961508768">
          <text:insertion>
            <office:change-info>
              <dc:creator>Unknown Author</dc:creator>
              <dc:date>2018-11-12T22:57:20</dc:date>
            </office:change-info>
          </text:insertion>
        </text:changed-region>
        <text:changed-region xml:id="ct94000961509264" text:id="ct94000961509264">
          <text:insertion>
            <office:change-info>
              <dc:creator>Unknown Author</dc:creator>
              <dc:date>2018-11-12T22:54:01</dc:date>
            </office:change-info>
          </text:insertion>
        </text:changed-region>
        <text:changed-region xml:id="ct94000960981328" text:id="ct94000960981328">
          <text:insertion>
            <office:change-info>
              <dc:creator>Unknown Author</dc:creator>
              <dc:date>2018-11-12T22:56:58</dc:date>
            </office:change-info>
          </text:insertion>
        </text:changed-region>
        <text:changed-region xml:id="ct140057879369120" text:id="ct140057879369120">
          <text:insertion>
            <office:change-info>
              <dc:creator>Unknown Author</dc:creator>
              <dc:date>2018-11-14T00:08:23</dc:date>
            </office:change-info>
          </text:insertion>
        </text:changed-region>
        <text:changed-region xml:id="ct94000961304448" text:id="ct94000961304448">
          <text:insertion>
            <office:change-info>
              <dc:creator>Unknown Author</dc:creator>
              <dc:date>2018-11-12T22:56:58</dc:date>
            </office:change-info>
          </text:insertion>
        </text:changed-region>
        <text:changed-region xml:id="ct140057882078512" text:id="ct140057882078512">
          <text:insertion>
            <office:change-info>
              <dc:creator>Unknown Author</dc:creator>
              <dc:date>2018-11-15T00:40:37</dc:date>
            </office:change-info>
          </text:insertion>
        </text:changed-region>
        <text:changed-region xml:id="ct140057879306496" text:id="ct140057879306496">
          <text:deletion>
            <office:change-info>
              <dc:creator>Unknown Author</dc:creator>
              <dc:date>2018-11-14T00:08:23</dc:date>
            </office:change-info>
            <text:p text:style-name="Preformatted_20_Text"><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reference-mark-start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p>
          </text:deletion>
        </text:changed-region>
        <text:changed-region xml:id="ct140057877320032" text:id="ct140057877320032">
          <text:insertion>
            <office:change-info>
              <dc:creator>Unknown Author</dc:creator>
              <dc:date>2018-11-12T22:56:58</dc:date>
            </office:change-info>
          </text:insertion>
        </text:changed-region>
        <text:changed-region xml:id="ct94000961304672" text:id="ct94000961304672">
          <text:deletion>
            <office:change-info>
              <dc:creator>Unknown Author</dc:creator>
              <dc:date>2018-11-12T22:58:21</dc:date>
            </office:change-info>
            <text:p text:style-name="P4"><text:span text:style-name="T1">Details of the bioinformatics pipeline are explained in Thomas et al. </text:span></text:p>
          </text:deletion>
        </text:changed-region>
        <text:changed-region xml:id="ct140057880990400" text:id="ct140057880990400">
          <text:insertion>
            <office:change-info>
              <dc:creator>Unknown Author</dc:creator>
              <dc:date>2018-11-15T00:40:37</dc:date>
            </office:change-info>
          </text:insertion>
        </text:changed-region>
        <text:changed-region xml:id="ct140057879510608" text:id="ct140057879510608">
          <text:deletion>
            <office:change-info>
              <dc:creator>Unknown Author</dc:creator>
              <dc:date>2018-11-12T22:58:21</dc:date>
            </office:change-info>
            <text:p text:style-name="P4"><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reference-mark-start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text:span><text:reference-mark-end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p>
          </text:deletion>
        </text:changed-region>
        <text:changed-region xml:id="ct94000961308768" text:id="ct94000961308768">
          <text:insertion>
            <office:change-info>
              <dc:creator>Unknown Author</dc:creator>
              <dc:date>2018-11-12T22:58:26</dc:date>
            </office:change-info>
          </text:insertion>
        </text:changed-region>
        <text:changed-region xml:id="ct94000960904928" text:id="ct94000960904928">
          <text:insertion>
            <office:change-info>
              <dc:creator>Unknown Author</dc:creator>
              <dc:date>2018-11-12T23:00:16</dc:date>
            </office:change-info>
          </text:insertion>
        </text:changed-region>
        <text:changed-region xml:id="ct94000989194544" text:id="ct94000989194544">
          <text:deletion>
            <office:change-info>
              <dc:creator>Unknown Author</dc:creator>
              <dc:date>2018-11-14T00:40:51</dc:date>
            </office:change-info>
            <text:p text:style-name="P4"><text:span text:style-name="T1">&lt;</text:span></text:p>
          </text:deletion>
        </text:changed-region>
        <text:changed-region xml:id="ct94001010946464" text:id="ct94001010946464">
          <text:deletion>
            <office:change-info>
              <dc:creator>Unknown Author</dc:creator>
              <dc:date>2018-11-14T00:41:00</dc:date>
            </office:change-info>
            <text:p text:style-name="P4"><text:span text:style-name="T1">&gt;</text:span></text:p>
          </text:deletion>
        </text:changed-region>
        <text:changed-region xml:id="ct94000961284032" text:id="ct94000961284032">
          <text:deletion>
            <office:change-info>
              <dc:creator>Unknown Author</dc:creator>
              <dc:date>2018-11-12T22:58:54</dc:date>
            </office:change-info>
            <text:p text:style-name="P4"><text:span text:style-name="T1">Briefly,</text:span></text:p>
          </text:deletion>
        </text:changed-region>
        <text:changed-region xml:id="ct94000961292272" text:id="ct94000961292272">
          <text:insertion>
            <office:change-info>
              <dc:creator>Unknown Author</dc:creator>
              <dc:date>2018-11-12T22:59:20</dc:date>
            </office:change-info>
          </text:insertion>
        </text:changed-region>
        <text:changed-region xml:id="ct94000961292576" text:id="ct94000961292576">
          <text:deletion>
            <office:change-info>
              <dc:creator>Unknown Author</dc:creator>
              <dc:date>2018-11-12T22:59:19</dc:date>
            </office:change-info>
            <text:p text:style-name="P4"><text:span text:style-name="T1">g</text:span></text:p>
          </text:deletion>
        </text:changed-region>
        <text:changed-region xml:id="ct140057879577760" text:id="ct140057879577760">
          <text:insertion>
            <office:change-info>
              <dc:creator>Unknown Author</dc:creator>
              <dc:date>2018-11-14T00:08:23</dc:date>
            </office:change-info>
          </text:insertion>
        </text:changed-region>
        <text:changed-region xml:id="ct140057879557568" text:id="ct140057879557568">
          <text:insertion>
            <office:change-info>
              <dc:creator>Unknown Author</dc:creator>
              <dc:date>2018-11-15T00:40:37</dc:date>
            </office:change-info>
          </text:insertion>
        </text:changed-region>
        <text:changed-region xml:id="ct140057879531456" text:id="ct140057879531456">
          <text:deletion>
            <office:change-info>
              <dc:creator>Unknown Author</dc:creator>
              <dc:date>2018-11-14T00:08:23</dc:date>
            </office:change-info>
            <text:p text:style-name="P4"><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p>
          </text:deletion>
        </text:changed-region>
        <text:changed-region xml:id="ct94001014347552" text:id="ct94001014347552">
          <text:deletion>
            <office:change-info>
              <dc:creator>Unknown Author</dc:creator>
              <dc:date>2018-11-14T00:21:13</dc:date>
            </office:change-info>
            <text:p text:style-name="P4"><text:span text:style-name="T1">so </text:span></text:p>
          </text:deletion>
        </text:changed-region>
        <text:changed-region xml:id="ct94000961292800" text:id="ct94000961292800">
          <text:insertion>
            <office:change-info>
              <dc:creator>Unknown Author</dc:creator>
              <dc:date>2018-11-12T23:21:44</dc:date>
            </office:change-info>
          </text:insertion>
        </text:changed-region>
        <text:changed-region xml:id="ct94000961285280" text:id="ct94000961285280">
          <text:insertion>
            <office:change-info>
              <dc:creator>Unknown Author</dc:creator>
              <dc:date>2018-11-12T23:22:00</dc:date>
            </office:change-info>
          </text:insertion>
        </text:changed-region>
        <text:changed-region xml:id="ct94000961524464" text:id="ct94000961524464">
          <text:insertion>
            <office:change-info>
              <dc:creator>Unknown Author</dc:creator>
              <dc:date>2018-11-12T23:05:50</dc:date>
            </office:change-info>
          </text:insertion>
        </text:changed-region>
        <text:changed-region xml:id="ct94000961493840" text:id="ct94000961493840">
          <text:insertion>
            <office:change-info>
              <dc:creator>Unknown Author</dc:creator>
              <dc:date>2018-11-12T23:06:30</dc:date>
            </office:change-info>
          </text:insertion>
        </text:changed-region>
        <text:changed-region xml:id="ct94000961534512" text:id="ct94000961534512">
          <text:insertion>
            <office:change-info>
              <dc:creator>Unknown Author</dc:creator>
              <dc:date>2018-11-12T23:07:00</dc:date>
            </office:change-info>
          </text:insertion>
        </text:changed-region>
        <text:changed-region xml:id="ct94000961523280" text:id="ct94000961523280">
          <text:insertion>
            <office:change-info>
              <dc:creator>Unknown Author</dc:creator>
              <dc:date>2018-11-12T23:08:01</dc:date>
            </office:change-info>
          </text:insertion>
        </text:changed-region>
        <text:changed-region xml:id="ct140057882478864" text:id="ct140057882478864">
          <text:insertion>
            <office:change-info>
              <dc:creator>Unknown Author</dc:creator>
              <dc:date>2018-11-15T00:40:39</dc:date>
            </office:change-info>
          </text:insertion>
        </text:changed-region>
        <text:changed-region xml:id="ct140057879566688" text:id="ct140057879566688">
          <text:deletion>
            <office:change-info>
              <dc:creator>Unknown Author</dc:creator>
              <dc:date>2018-11-14T00:08:23</dc:date>
            </office:change-info>
            <text:p text:style-name="P4"><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p>
          </text:deletion>
        </text:changed-region>
        <text:changed-region xml:id="ct94000961291248" text:id="ct94000961291248">
          <text:insertion>
            <office:change-info>
              <dc:creator>Unknown Author</dc:creator>
              <dc:date>2018-11-12T23:43:01</dc:date>
            </office:change-info>
          </text:insertion>
        </text:changed-region>
        <text:changed-region xml:id="ct94000961329856" text:id="ct94000961329856">
          <text:deletion>
            <office:change-info>
              <dc:creator>Unknown Author</dc:creator>
              <dc:date>2018-11-14T00:21:40</dc:date>
            </office:change-info>
            <text:p text:style-name="P5"><text:span text:style-name="T4">s</text:span></text:p>
          </text:deletion>
        </text:changed-region>
        <text:changed-region xml:id="ct140057879611728" text:id="ct140057879611728">
          <text:insertion>
            <office:change-info>
              <dc:creator>Unknown Author</dc:creator>
              <dc:date>2018-11-15T00:40:40</dc:date>
            </office:change-info>
          </text:insertion>
        </text:changed-region>
        <text:changed-region xml:id="ct140057879577984" text:id="ct140057879577984">
          <text:deletion>
            <office:change-info>
              <dc:creator>Unknown Author</dc:creator>
              <dc:date>2018-11-14T00:08:23</dc:date>
            </office:change-info>
            <text:p text:style-name="P5"><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4">(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p>
          </text:deletion>
        </text:changed-region>
        <text:changed-region xml:id="ct140057879654512" text:id="ct140057879654512">
          <text:insertion>
            <office:change-info>
              <dc:creator>Unknown Author</dc:creator>
              <dc:date>2018-11-15T00:40:41</dc:date>
            </office:change-info>
          </text:insertion>
        </text:changed-region>
        <text:changed-region xml:id="ct140057879599968" text:id="ct140057879599968">
          <text:deletion>
            <office:change-info>
              <dc:creator>Unknown Author</dc:creator>
              <dc:date>2018-11-14T00:08:23</dc:date>
            </office:change-info>
            <text:p text:style-name="P6"><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p>
          </text:deletion>
        </text:changed-region>
        <text:changed-region xml:id="ct140057879689152" text:id="ct140057879689152">
          <text:insertion>
            <office:change-info>
              <dc:creator>Unknown Author</dc:creator>
              <dc:date>2018-11-15T00:40:42</dc:date>
            </office:change-info>
          </text:insertion>
        </text:changed-region>
        <text:changed-region xml:id="ct140057879654736" text:id="ct140057879654736">
          <text:deletion>
            <office:change-info>
              <dc:creator>Unknown Author</dc:creator>
              <dc:date>2018-11-14T00:08:23</dc:date>
            </office:change-info>
            <text:p text:style-name="P6"><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span text:style-name="T1">(Oksanen et al., 2017)</text:span><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p>
          </text:deletion>
        </text:changed-region>
        <text:changed-region xml:id="ct140057882772608" text:id="ct140057882772608">
          <text:insertion>
            <office:change-info>
              <dc:creator>Unknown Author</dc:creator>
              <dc:date>2018-11-15T00:40:43</dc:date>
            </office:change-info>
          </text:insertion>
        </text:changed-region>
        <text:changed-region xml:id="ct140057879691104" text:id="ct140057879691104">
          <text:deletion>
            <office:change-info>
              <dc:creator>Unknown Author</dc:creator>
              <dc:date>2018-11-14T00:08:23</dc:date>
            </office:change-info>
            <text:p text:style-name="P6"><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p>
          </text:deletion>
        </text:changed-region>
        <text:changed-region xml:id="ct140057879742272" text:id="ct140057879742272">
          <text:insertion>
            <office:change-info>
              <dc:creator>Unknown Author</dc:creator>
              <dc:date>2018-11-15T00:40:44</dc:date>
            </office:change-info>
          </text:insertion>
        </text:changed-region>
        <text:changed-region xml:id="ct140057879684224" text:id="ct140057879684224">
          <text:deletion>
            <office:change-info>
              <dc:creator>Unknown Author</dc:creator>
              <dc:date>2018-11-14T00:08:23</dc:date>
            </office:change-info>
            <text:p text:style-name="P6"><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p>
          </text:deletion>
        </text:changed-region>
        <text:changed-region xml:id="ct140057882965200" text:id="ct140057882965200">
          <text:insertion>
            <office:change-info>
              <dc:creator>Unknown Author</dc:creator>
              <dc:date>2018-11-15T00:40:44</dc:date>
            </office:change-info>
          </text:insertion>
        </text:changed-region>
        <text:changed-region xml:id="ct140057877657152" text:id="ct140057877657152">
          <text:deletion>
            <office:change-info>
              <dc:creator>Unknown Author</dc:creator>
              <dc:date>2018-11-14T00:08:23</dc:date>
            </office:change-info>
            <text:p text:style-name="P6"><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Csardi and Nepusz, 2006)</text:span><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p>
          </text:deletion>
        </text:changed-region>
        <text:changed-region xml:id="ct140057883130784" text:id="ct140057883130784">
          <text:insertion>
            <office:change-info>
              <dc:creator>Unknown Author</dc:creator>
              <dc:date>2018-11-15T00:40:45</dc:date>
            </office:change-info>
          </text:insertion>
        </text:changed-region>
        <text:changed-region xml:id="ct140057879611392" text:id="ct140057879611392">
          <text:deletion>
            <office:change-info>
              <dc:creator>Unknown Author</dc:creator>
              <dc:date>2018-11-14T00:08:23</dc:date>
            </office:change-info>
            <text:p text:style-name="P6"><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p>
          </text:deletion>
        </text:changed-region>
        <text:changed-region xml:id="ct94000962189424" text:id="ct94000962189424">
          <text:deletion>
            <office:change-info>
              <dc:creator>Unknown Author</dc:creator>
              <dc:date>2018-11-14T00:38:46</dc:date>
            </office:change-info>
            <text:p text:style-name="P6"><text:span text:style-name="T1">&lt;</text:span><text:a xlink:type="simple" xlink:href="https://nbviewer.jupyter.org/github/danchurch/taiwan_combine" text:style-name="Internet_20_link" text:visited-style-name="Visited_20_Internet_20_Link"><text:span text:style-name="T1">https://nbviewer.jupyter.org/github/danchurch/taiwan_combine</text:span></text:a><text:a xlink:type="simple" xlink:href="https://nbviewer.jupyter.org/github/danchurch/taiwan_combined_stats/blob/master/Csrev/Csrev.ipynb" text:style-name="Internet_20_link" text:visited-style-name="Visited_20_Internet_20_Link"><text:span text:style-name="T1">d_stats/blob/master/Csrev/Csrev.ipynb</text:span></text:a><text:span text:style-name="T1">&gt;. </text:span></text:p>
            <text:p text:style-name="P6"><text:a xlink:type="simple" xlink:href="https://nbviewer.jupyter.org/github/danchurch/taiwan_combined_stats/blob/master/CSrev/CSrev.ipynb" text:style-name="Internet_20_link" text:visited-style-name="Visited_20_Internet_20_Link"><text:span text:style-name="T1"/></text:a></text:p>
          </text:deletion>
        </text:changed-region>
        <text:changed-region xml:id="ct94000990458256" text:id="ct94000990458256">
          <text:insertion>
            <office:change-info>
              <dc:creator>Unknown Author</dc:creator>
              <dc:date>2018-11-14T00:33:00</dc:date>
            </office:change-info>
          </text:insertion>
        </text:changed-region>
        <text:changed-region xml:id="ct140057877154512" text:id="ct140057877154512">
          <text:insertion>
            <office:change-info>
              <dc:creator>Unknown Author</dc:creator>
              <dc:date>2018-11-14T00:08:23</dc:date>
            </office:change-info>
          </text:insertion>
        </text:changed-region>
        <text:changed-region xml:id="ct140057877384160" text:id="ct140057877384160">
          <text:insertion>
            <office:change-info>
              <dc:creator>Unknown Author</dc:creator>
              <dc:date>2018-11-15T00:40:45</dc:date>
            </office:change-info>
          </text:insertion>
        </text:changed-region>
        <text:changed-region xml:id="ct140057879356896" text:id="ct140057879356896">
          <text:deletion>
            <office:change-info>
              <dc:creator>Unknown Author</dc:creator>
              <dc:date>2018-11-14T00:08:23</dc:date>
            </office:change-info>
            <text:p text:style-name="P7"><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span text:style-name="T5">(Bray and Curtis, 1957; McCune et al., 2002)</text:span><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p>
          </text:deletion>
        </text:changed-region>
        <text:changed-region xml:id="ct94001014209456" text:id="ct94001014209456">
          <text:insertion>
            <office:change-info>
              <dc:creator>Unknown Author</dc:creator>
              <dc:date>2018-11-14T00:22:12</dc:date>
            </office:change-info>
          </text:insertion>
        </text:changed-region>
        <text:changed-region xml:id="ct94001014211760" text:id="ct94001014211760">
          <text:insertion>
            <office:change-info>
              <dc:creator>Unknown Author</dc:creator>
              <dc:date>2018-11-14T00:22:13</dc:date>
            </office:change-info>
          </text:insertion>
        </text:changed-region>
        <text:changed-region xml:id="ct140057883131248" text:id="ct140057883131248">
          <text:insertion>
            <office:change-info>
              <dc:creator>Unknown Author</dc:creator>
              <dc:date>2018-11-15T00:40:46</dc:date>
            </office:change-info>
          </text:insertion>
        </text:changed-region>
        <text:changed-region xml:id="ct140057877784288" text:id="ct140057877784288">
          <text:deletion>
            <office:change-info>
              <dc:creator>Unknown Author</dc:creator>
              <dc:date>2018-11-14T00:08:23</dc:date>
            </office:change-info>
            <text:p text:style-name="P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span text:style-name="T1">(Anderson, 2017, 2001)</text:span><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p>
          </text:deletion>
        </text:changed-region>
        <text:changed-region xml:id="ct140057877608736" text:id="ct140057877608736">
          <text:insertion>
            <office:change-info>
              <dc:creator>Unknown Author</dc:creator>
              <dc:date>2018-11-15T00:40:48</dc:date>
            </office:change-info>
          </text:insertion>
        </text:changed-region>
        <text:changed-region xml:id="ct140057877605184" text:id="ct140057877605184">
          <text:deletion>
            <office:change-info>
              <dc:creator>Unknown Author</dc:creator>
              <dc:date>2018-11-14T00:08:23</dc:date>
            </office:change-info>
            <text:p text:style-name="P9"><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p>
          </text:deletion>
        </text:changed-region>
        <text:changed-region xml:id="ct140057879540800" text:id="ct140057879540800">
          <text:insertion>
            <office:change-info>
              <dc:creator>Unknown Author</dc:creator>
              <dc:date>2018-11-15T00:40:49</dc:date>
            </office:change-info>
          </text:insertion>
        </text:changed-region>
        <text:changed-region xml:id="ct94000961603776" text:id="ct94000961603776">
          <text:deletion>
            <office:change-info>
              <dc:creator>Unknown Author</dc:creator>
              <dc:date>2018-11-12T23:28:51</dc:date>
            </office:change-info>
            <text:p text:style-name="P9"><text:reference-mark-start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start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start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start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start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start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start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start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start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start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start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start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start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start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span text:style-name="T1">(Borcard et al., 2011; Legendre and Legendre, 2012)</text:span><text:reference-mark-end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end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end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end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end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p>
          </text:deletion>
        </text:changed-region>
        <text:changed-region xml:id="ct140057878767632" text:id="ct140057878767632">
          <text:insertion>
            <office:change-info>
              <dc:creator>Unknown Author</dc:creator>
              <dc:date>2018-11-14T00:08:24</dc:date>
            </office:change-info>
          </text:insertion>
        </text:changed-region>
        <text:changed-region xml:id="ct140057884277408" text:id="ct140057884277408">
          <text:insertion>
            <office:change-info>
              <dc:creator>Unknown Author</dc:creator>
              <dc:date>2018-11-15T00:40:55</dc:date>
            </office:change-info>
          </text:insertion>
        </text:changed-region>
        <text:changed-region xml:id="ct140057878610256" text:id="ct140057878610256">
          <text:deletion>
            <office:change-info>
              <dc:creator>Unknown Author</dc:creator>
              <dc:date>2018-11-14T00:08:24</dc:date>
            </office:change-info>
            <text:p text:style-name="P9"><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Legendre and Gallagher, 2001)</text:span><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p>
          </text:deletion>
        </text:changed-region>
        <text:changed-region xml:id="ct140057884308880" text:id="ct140057884308880">
          <text:insertion>
            <office:change-info>
              <dc:creator>Unknown Author</dc:creator>
              <dc:date>2018-11-15T00:40:56</dc:date>
            </office:change-info>
          </text:insertion>
        </text:changed-region>
        <text:changed-region xml:id="ct140057879710176" text:id="ct140057879710176">
          <text:deletion>
            <office:change-info>
              <dc:creator>Unknown Author</dc:creator>
              <dc:date>2018-11-14T00:08:24</dc:date>
            </office:change-info>
            <text:p text:style-name="P9"><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reference-mark-start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start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reference-mark-end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p>
          </text:deletion>
        </text:changed-region>
        <text:changed-region xml:id="ct94000961273632" text:id="ct94000961273632">
          <text:insertion>
            <office:change-info>
              <dc:creator>Unknown Author</dc:creator>
              <dc:date>2018-11-14T00:26:28</dc:date>
            </office:change-info>
          </text:insertion>
        </text:changed-region>
        <text:changed-region xml:id="ct140057879583792" text:id="ct140057879583792">
          <text:insertion>
            <office:change-info>
              <dc:creator>Unknown Author</dc:creator>
              <dc:date>2018-11-15T00:40:56</dc:date>
            </office:change-info>
          </text:insertion>
        </text:changed-region>
        <text:changed-region xml:id="ct140057878637680" text:id="ct140057878637680">
          <text:deletion>
            <office:change-info>
              <dc:creator>Unknown Author</dc:creator>
              <dc:date>2018-11-14T00:08:24</dc:date>
            </office:change-info>
            <text:p text:style-name="P9"><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p>
          </text:deletion>
        </text:changed-region>
        <text:changed-region xml:id="ct94000962820320" text:id="ct94000962820320">
          <text:insertion>
            <office:change-info>
              <dc:creator>Unknown Author</dc:creator>
              <dc:date>2018-11-14T00:27:21</dc:date>
            </office:change-info>
          </text:insertion>
        </text:changed-region>
        <text:changed-region xml:id="ct94000988957952" text:id="ct94000988957952">
          <text:deletion>
            <office:change-info>
              <dc:creator>Unknown Author</dc:creator>
              <dc:date>2018-11-14T00:27:21</dc:date>
            </office:change-info>
            <text:p text:style-name="P10">ing</text:p>
          </text:deletion>
        </text:changed-region>
        <text:changed-region xml:id="ct140057879412592" text:id="ct140057879412592">
          <text:insertion>
            <office:change-info>
              <dc:creator>Unknown Author</dc:creator>
              <dc:date>2018-11-15T00:40:56</dc:date>
            </office:change-info>
          </text:insertion>
        </text:changed-region>
        <text:changed-region xml:id="ct140057879583056" text:id="ct140057879583056">
          <text:deletion>
            <office:change-info>
              <dc:creator>Unknown Author</dc:creator>
              <dc:date>2018-11-14T00:08:24</dc:date>
            </office:change-info>
            <text:p text:style-name="P11"><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p>
          </text:deletion>
        </text:changed-region>
        <text:changed-region xml:id="ct94001012834288" text:id="ct94001012834288">
          <text:deletion>
            <office:change-info>
              <dc:creator>Unknown Author</dc:creator>
              <dc:date>2018-11-14T00:27:43</dc:date>
            </office:change-info>
            <text:p text:style-name="P12">Lour. &amp; Hemsl.</text:p>
          </text:deletion>
        </text:changed-region>
        <text:changed-region xml:id="ct140057884867072" text:id="ct140057884867072">
          <text:insertion>
            <office:change-info>
              <dc:creator>Unknown Author</dc:creator>
              <dc:date>2018-11-15T00:40:57</dc:date>
            </office:change-info>
          </text:insertion>
        </text:changed-region>
        <text:changed-region xml:id="ct140057879657952" text:id="ct140057879657952">
          <text:deletion>
            <office:change-info>
              <dc:creator>Unknown Author</dc:creator>
              <dc:date>2018-11-14T00:08:24</dc:date>
            </office:change-info>
            <text:p text:style-name="Preformatted_20_Text"><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span text:style-name="T1">(Griffith et al., 2016; Veech, 2013)</text:span><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p>
          </text:deletion>
        </text:changed-region>
        <text:changed-region xml:id="ct94000989033008" text:id="ct94000989033008">
          <text:deletion>
            <office:change-info>
              <dc:creator>Unknown Author</dc:creator>
              <dc:date>2018-11-14T00:54:08</dc:date>
            </office:change-info>
            <text:p text:style-name="P13">:</text:p>
          </text:deletion>
        </text:changed-region>
        <text:changed-region xml:id="ct94001013146896" text:id="ct94001013146896">
          <text:insertion>
            <office:change-info>
              <dc:creator>Unknown Author</dc:creator>
              <dc:date>2018-11-14T00:28:12</dc:date>
            </office:change-info>
          </text:insertion>
        </text:changed-region>
        <text:changed-region xml:id="ct94000960986912" text:id="ct94000960986912">
          <text:deletion>
            <office:change-info>
              <dc:creator>Unknown Author</dc:creator>
              <dc:date>2018-11-14T00:28:11</dc:date>
            </office:change-info>
            <text:p text:style-name="P14">leaf</text:p>
          </text:deletion>
        </text:changed-region>
        <text:changed-region xml:id="ct94000962880144" text:id="ct94000962880144">
          <text:deletion>
            <office:change-info>
              <dc:creator>Unknown Author</dc:creator>
              <dc:date>2018-11-14T00:55:04</dc:date>
            </office:change-info>
            <text:p text:style-name="P15"><text:span text:style-name="T7">both</text:span></text:p>
          </text:deletion>
        </text:changed-region>
        <text:changed-region xml:id="ct94001013538912" text:id="ct94001013538912">
          <text:insertion>
            <office:change-info>
              <dc:creator>Unknown Author</dc:creator>
              <dc:date>2018-11-14T00:55:09</dc:date>
            </office:change-info>
          </text:insertion>
        </text:changed-region>
        <text:changed-region xml:id="ct94000961357616" text:id="ct94000961357616">
          <text:insertion>
            <office:change-info>
              <dc:creator>Unknown Author</dc:creator>
              <dc:date>2018-11-14T23:30:05</dc:date>
            </office:change-info>
          </text:insertion>
        </text:changed-region>
        <text:changed-region xml:id="ct94001012667488" text:id="ct94001012667488">
          <text:deletion>
            <office:change-info>
              <dc:creator>Unknown Author</dc:creator>
              <dc:date>2018-11-14T23:30:09</dc:date>
            </office:change-info>
            <text:p text:style-name="P15"><text:span text:style-name="T8">V</text:span></text:p>
          </text:deletion>
        </text:changed-region>
        <text:changed-region xml:id="ct94001007447136" text:id="ct94001007447136">
          <text:insertion>
            <office:change-info>
              <dc:creator>Unknown Author</dc:creator>
              <dc:date>2018-11-14T23:31:25</dc:date>
            </office:change-info>
          </text:insertion>
        </text:changed-region>
        <text:changed-region xml:id="ct94001012024096" text:id="ct94001012024096">
          <text:insertion>
            <office:change-info>
              <dc:creator>Unknown Author</dc:creator>
              <dc:date>2018-11-14T23:32:03</dc:date>
            </office:change-info>
          </text:insertion>
        </text:changed-region>
        <text:changed-region xml:id="ct94001007167088" text:id="ct94001007167088">
          <text:deletion>
            <office:change-info>
              <dc:creator>Unknown Author</dc:creator>
              <dc:date>2018-11-14T23:32:03</dc:date>
            </office:change-info>
            <text:p text:style-name="P15"><text:span text:style-name="T8">is</text:span></text:p>
          </text:deletion>
        </text:changed-region>
        <text:changed-region xml:id="ct94001011343328" text:id="ct94001011343328">
          <text:insertion>
            <office:change-info>
              <dc:creator>Unknown Author</dc:creator>
              <dc:date>2018-11-14T23:32:30</dc:date>
            </office:change-info>
          </text:insertion>
        </text:changed-region>
        <text:changed-region xml:id="ct94001011631072" text:id="ct94001011631072">
          <text:insertion>
            <office:change-info>
              <dc:creator>Unknown Author</dc:creator>
              <dc:date>2018-11-14T00:55:43</dc:date>
            </office:change-info>
          </text:insertion>
        </text:changed-region>
        <text:changed-region xml:id="ct94000961415856" text:id="ct94000961415856">
          <text:deletion>
            <office:change-info>
              <dc:creator>Unknown Author</dc:creator>
              <dc:date>2018-11-14T00:55:42</dc:date>
            </office:change-info>
            <text:p text:style-name="P15"><text:span text:style-name="T8">a</text:span></text:p>
          </text:deletion>
        </text:changed-region>
        <text:changed-region xml:id="ct94000988916672" text:id="ct94000988916672">
          <text:deletion>
            <office:change-info>
              <dc:creator>Unknown Author</dc:creator>
              <dc:date>2018-11-14T00:56:03</dc:date>
            </office:change-info>
            <text:p text:style-name="P12">eters</text:p>
          </text:deletion>
        </text:changed-region>
        <text:changed-region xml:id="ct94000989504336" text:id="ct94000989504336">
          <text:insertion>
            <office:change-info>
              <dc:creator>Unknown Author</dc:creator>
              <dc:date>2018-11-14T00:56:14</dc:date>
            </office:change-info>
          </text:insertion>
        </text:changed-region>
        <text:changed-region xml:id="ct94000982064400" text:id="ct94000982064400">
          <text:deletion>
            <office:change-info>
              <dc:creator>Unknown Author</dc:creator>
              <dc:date>2018-11-14T00:56:14</dc:date>
            </office:change-info>
            <text:p text:style-name="P12"><text:span text:style-name="T9">s</text:span></text:p>
          </text:deletion>
        </text:changed-region>
        <text:changed-region xml:id="ct94001012833504" text:id="ct94001012833504">
          <text:insertion>
            <office:change-info>
              <dc:creator>Unknown Author</dc:creator>
              <dc:date>2018-11-14T00:56:29</dc:date>
            </office:change-info>
          </text:insertion>
        </text:changed-region>
        <text:changed-region xml:id="ct94001011570464" text:id="ct94001011570464">
          <text:deletion>
            <office:change-info>
              <dc:creator>Unknown Author</dc:creator>
              <dc:date>2018-11-14T00:56:28</dc:date>
            </office:change-info>
            <text:p text:style-name="P12"><text:span text:style-name="T9">i</text:span></text:p>
          </text:deletion>
        </text:changed-region>
        <text:changed-region xml:id="ct94001012217136" text:id="ct94001012217136">
          <text:insertion>
            <office:change-info>
              <dc:creator>Unknown Author</dc:creator>
              <dc:date>2018-11-14T00:56:48</dc:date>
            </office:change-info>
          </text:insertion>
        </text:changed-region>
        <text:changed-region xml:id="ct94001012885808" text:id="ct94001012885808">
          <text:deletion>
            <office:change-info>
              <dc:creator>Unknown Author</dc:creator>
              <dc:date>2018-11-14T00:56:48</dc:date>
            </office:change-info>
            <text:p text:style-name="P16"><text:span text:style-name="T10">a</text:span></text:p>
          </text:deletion>
        </text:changed-region>
        <text:changed-region xml:id="ct140057879776576" text:id="ct140057879776576">
          <text:insertion>
            <office:change-info>
              <dc:creator>Unknown Author</dc:creator>
              <dc:date>2018-11-15T00:40:57</dc:date>
            </office:change-info>
          </text:insertion>
        </text:changed-region>
        <text:changed-region xml:id="ct140057879777248" text:id="ct140057879777248">
          <text:deletion>
            <office:change-info>
              <dc:creator>Unknown Author</dc:creator>
              <dc:date>2018-11-14T00:08:24</dc:date>
            </office:change-info>
            <text:p text:style-name="P16"><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10">(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p>
          </text:deletion>
        </text:changed-region>
        <text:changed-region xml:id="ct94001013842576" text:id="ct94001013842576">
          <text:insertion>
            <office:change-info>
              <dc:creator>Unknown Author</dc:creator>
              <dc:date>2018-11-14T00:56:59</dc:date>
            </office:change-info>
          </text:insertion>
        </text:changed-region>
        <text:changed-region xml:id="ct94000989253040" text:id="ct94000989253040">
          <text:insertion>
            <office:change-info>
              <dc:creator>Unknown Author</dc:creator>
              <dc:date>2018-11-14T00:57:56</dc:date>
            </office:change-info>
          </text:insertion>
        </text:changed-region>
        <text:changed-region xml:id="ct94000988975808" text:id="ct94000988975808">
          <text:deletion>
            <office:change-info>
              <dc:creator>Unknown Author</dc:creator>
              <dc:date>2018-11-14T23:35:17</dc:date>
            </office:change-info>
            <text:p text:style-name="P16"><text:span text:style-name="T11">(</text:span></text:p>
          </text:deletion>
        </text:changed-region>
        <text:changed-region xml:id="ct94001006746272" text:id="ct94001006746272">
          <text:insertion>
            <office:change-info>
              <dc:creator>Unknown Author</dc:creator>
              <dc:date>2018-11-14T23:35:40</dc:date>
            </office:change-info>
          </text:insertion>
        </text:changed-region>
        <text:changed-region xml:id="ct94000989119504" text:id="ct94000989119504">
          <text:deletion>
            <office:change-info>
              <dc:creator>Unknown Author</dc:creator>
              <dc:date>2018-11-14T23:35:39</dc:date>
            </office:change-info>
            <text:p text:style-name="P17"><text:span text:style-name="T12">a</text:span></text:p>
          </text:deletion>
        </text:changed-region>
        <text:changed-region xml:id="ct94000960256656" text:id="ct94000960256656">
          <text:insertion>
            <office:change-info>
              <dc:creator>Unknown Author</dc:creator>
              <dc:date>2018-11-14T23:37:31</dc:date>
            </office:change-info>
          </text:insertion>
        </text:changed-region>
        <text:changed-region xml:id="ct94001014030400" text:id="ct94001014030400">
          <text:insertion>
            <office:change-info>
              <dc:creator>Unknown Author</dc:creator>
              <dc:date>2018-11-14T23:42:49</dc:date>
            </office:change-info>
          </text:insertion>
        </text:changed-region>
        <text:changed-region xml:id="ct94001011343552" text:id="ct94001011343552">
          <text:insertion>
            <office:change-info>
              <dc:creator>Unknown Author</dc:creator>
              <dc:date>2018-11-14T23:43:00</dc:date>
            </office:change-info>
          </text:insertion>
        </text:changed-region>
        <text:changed-region xml:id="ct94000988884992" text:id="ct94000988884992">
          <text:insertion>
            <office:change-info>
              <dc:creator>Unknown Author</dc:creator>
              <dc:date>2018-11-14T23:44:29</dc:date>
            </office:change-info>
          </text:insertion>
        </text:changed-region>
        <text:changed-region xml:id="ct94000988858704" text:id="ct94000988858704">
          <text:deletion>
            <office:change-info>
              <dc:creator>Unknown Author</dc:creator>
              <dc:date>2018-11-14T23:44:29</dc:date>
            </office:change-info>
            <text:p text:style-name="P17"><text:span text:style-name="T12">.</text:span></text:p>
          </text:deletion>
        </text:changed-region>
        <text:changed-region xml:id="ct94000961512224" text:id="ct94000961512224">
          <text:insertion>
            <office:change-info>
              <dc:creator>Unknown Author</dc:creator>
              <dc:date>2018-11-14T23:48:24</dc:date>
            </office:change-info>
          </text:insertion>
        </text:changed-region>
        <text:changed-region xml:id="ct94001015737344" text:id="ct94001015737344">
          <text:deletion>
            <office:change-info>
              <dc:creator>Unknown Author</dc:creator>
              <dc:date>2018-11-14T23:48:23</dc:date>
            </office:change-info>
            <text:p text:style-name="P18"><text:span text:style-name="T13">3</text:span></text:p>
          </text:deletion>
        </text:changed-region>
        <text:changed-region xml:id="ct94001011812384" text:id="ct94001011812384">
          <text:insertion>
            <office:change-info>
              <dc:creator>Unknown Author</dc:creator>
              <dc:date>2018-11-14T23:48:39</dc:date>
            </office:change-info>
          </text:insertion>
        </text:changed-region>
        <text:changed-region xml:id="ct94000991466288" text:id="ct94000991466288">
          <text:deletion>
            <office:change-info>
              <dc:creator>Unknown Author</dc:creator>
              <dc:date>2018-11-14T23:48:38</dc:date>
            </office:change-info>
            <text:p text:style-name="P18"><text:span text:style-name="T14">2</text:span></text:p>
          </text:deletion>
        </text:changed-region>
        <text:changed-region xml:id="ct94000960913984" text:id="ct94000960913984">
          <text:insertion>
            <office:change-info>
              <dc:creator>Unknown Author</dc:creator>
              <dc:date>2018-11-14T23:50:00</dc:date>
            </office:change-info>
          </text:insertion>
        </text:changed-region>
        <text:changed-region xml:id="ct94000961714432" text:id="ct94000961714432">
          <text:insertion>
            <office:change-info>
              <dc:creator>Unknown Author</dc:creator>
              <dc:date>2018-11-14T23:50:26</dc:date>
            </office:change-info>
          </text:insertion>
        </text:changed-region>
        <text:changed-region xml:id="ct94001022566800" text:id="ct94001022566800">
          <text:deletion>
            <office:change-info>
              <dc:creator>Unknown Author</dc:creator>
              <dc:date>2018-11-16T19:27:04</dc:date>
            </office:change-info>
            <text:p text:style-name="P19"/>
            <text:p text:style-name="P13">Patterns observed:</text:p>
          </text:deletion>
        </text:changed-region>
        <text:changed-region xml:id="ct94001031764720" text:id="ct94001031764720">
          <text:insertion>
            <office:change-info>
              <dc:creator>Unknown Author</dc:creator>
              <dc:date>2018-11-16T19:27:13</dc:date>
            </office:change-info>
          </text:insertion>
        </text:changed-region>
        <text:changed-region xml:id="ct94001016860176" text:id="ct94001016860176">
          <text:insertion>
            <office:change-info>
              <dc:creator>Unknown Author</dc:creator>
              <dc:date>2018-11-15T01:36:47</dc:date>
            </office:change-info>
          </text:insertion>
        </text:changed-region>
        <text:changed-region xml:id="ct94001012485328" text:id="ct94001012485328">
          <text:deletion>
            <office:change-info>
              <dc:creator>Unknown Author</dc:creator>
              <dc:date>2018-11-15T01:36:47</dc:date>
            </office:change-info>
            <text:p text:style-name="Preformatted_20_Text"><text:span text:style-name="T1">a</text:span></text:p>
          </text:deletion>
        </text:changed-region>
        <text:changed-region xml:id="ct94000961408336" text:id="ct94000961408336">
          <text:insertion>
            <office:change-info>
              <dc:creator>Unknown Author</dc:creator>
              <dc:date>2018-11-15T01:36:56</dc:date>
            </office:change-info>
          </text:insertion>
        </text:changed-region>
        <text:changed-region xml:id="ct94000958584672" text:id="ct94000958584672">
          <text:deletion>
            <office:change-info>
              <dc:creator>Unknown Author</dc:creator>
              <dc:date>2018-11-15T01:36:56</dc:date>
            </office:change-info>
            <text:p text:style-name="Preformatted_20_Text"><text:span text:style-name="T1">a</text:span></text:p>
          </text:deletion>
        </text:changed-region>
        <text:changed-region xml:id="ct94001009650624" text:id="ct94001009650624">
          <text:insertion>
            <office:change-info>
              <dc:creator>Unknown Author</dc:creator>
              <dc:date>2018-11-15T01:37:15</dc:date>
            </office:change-info>
          </text:insertion>
        </text:changed-region>
        <text:changed-region xml:id="ct94000961038592" text:id="ct94000961038592">
          <text:deletion>
            <office:change-info>
              <dc:creator>Unknown Author</dc:creator>
              <dc:date>2018-11-15T01:37:15</dc:date>
            </office:change-info>
            <text:p text:style-name="Preformatted_20_Text"><text:span text:style-name="T1">a</text:span></text:p>
          </text:deletion>
        </text:changed-region>
        <text:changed-region xml:id="ct94001009110832" text:id="ct94001009110832">
          <text:insertion>
            <office:change-info>
              <dc:creator>Unknown Author</dc:creator>
              <dc:date>2018-11-15T01:37:21</dc:date>
            </office:change-info>
          </text:insertion>
        </text:changed-region>
        <text:changed-region xml:id="ct94001020262496" text:id="ct94001020262496">
          <text:insertion>
            <office:change-info>
              <dc:creator>Unknown Author</dc:creator>
              <dc:date>2018-11-16T19:20:00</dc:date>
            </office:change-info>
          </text:insertion>
        </text:changed-region>
        <text:changed-region xml:id="ct94001009726912" text:id="ct94001009726912">
          <text:insertion>
            <office:change-info>
              <dc:creator>Unknown Author</dc:creator>
              <dc:date>2018-11-16T19:21:14</dc:date>
            </office:change-info>
          </text:insertion>
        </text:changed-region>
        <text:changed-region xml:id="ct94001014681344" text:id="ct94001014681344">
          <text:insertion>
            <office:change-info>
              <dc:creator>Unknown Author</dc:creator>
              <dc:date>2018-11-16T19:21:14</dc:date>
            </office:change-info>
          </text:insertion>
        </text:changed-region>
        <text:changed-region xml:id="ct94001014445008" text:id="ct94001014445008">
          <text:insertion>
            <office:change-info>
              <dc:creator>Unknown Author</dc:creator>
              <dc:date>2018-11-16T07:19:04</dc:date>
            </office:change-info>
          </text:insertion>
        </text:changed-region>
        <text:changed-region xml:id="ct94001007563936" text:id="ct94001007563936">
          <text:insertion>
            <office:change-info>
              <dc:creator>Unknown Author</dc:creator>
              <dc:date>2018-11-16T07:19:23</dc:date>
            </office:change-info>
          </text:insertion>
        </text:changed-region>
        <text:changed-region xml:id="ct94001020217920" text:id="ct94001020217920">
          <text:insertion>
            <office:change-info>
              <dc:creator>Unknown Author</dc:creator>
              <dc:date>2018-11-16T19:52:45</dc:date>
            </office:change-info>
          </text:insertion>
        </text:changed-region>
        <text:changed-region xml:id="ct94001009070400" text:id="ct94001009070400">
          <text:deletion>
            <office:change-info>
              <dc:creator>Unknown Author</dc:creator>
              <dc:date>2018-11-16T07:19:22</dc:date>
            </office:change-info>
            <text:p text:style-name="P20"><text:span text:style-name="T1">is </text:span></text:p>
          </text:deletion>
        </text:changed-region>
        <text:changed-region xml:id="ct94000950522384" text:id="ct94000950522384">
          <text:insertion>
            <office:change-info>
              <dc:creator>Unknown Author</dc:creator>
              <dc:date>2018-11-16T19:53:17</dc:date>
            </office:change-info>
          </text:insertion>
        </text:changed-region>
        <text:changed-region xml:id="ct94001017891376" text:id="ct94001017891376">
          <text:insertion>
            <office:change-info>
              <dc:creator>Unknown Author</dc:creator>
              <dc:date>2018-11-16T19:54:57</dc:date>
            </office:change-info>
          </text:insertion>
        </text:changed-region>
        <text:changed-region xml:id="ct94001011831824" text:id="ct94001011831824">
          <text:deletion>
            <office:change-info>
              <dc:creator>Unknown Author</dc:creator>
              <dc:date>2018-11-16T19:53:40</dc:date>
            </office:change-info>
            <text:p text:style-name="P20"><text:span text:style-name="T1">high rate of turnover in leaves,</text:span></text:p>
          </text:deletion>
        </text:changed-region>
        <text:changed-region xml:id="ct94001021103088" text:id="ct94001021103088">
          <text:deletion>
            <office:change-info>
              <dc:creator>Unknown Author</dc:creator>
              <dc:date>2018-11-16T19:54:40</dc:date>
            </office:change-info>
            <text:p text:style-name="P20"><text:span text:style-name="T1"><text:s/>which</text:span></text:p>
          </text:deletion>
        </text:changed-region>
        <text:changed-region xml:id="ct140057879893696" text:id="ct140057879893696">
          <text:insertion>
            <office:change-info>
              <dc:creator>Unknown Author</dc:creator>
              <dc:date>2018-11-15T00:40:57</dc:date>
            </office:change-info>
          </text:insertion>
        </text:changed-region>
        <text:changed-region xml:id="ct140057879778704" text:id="ct140057879778704">
          <text:deletion>
            <office:change-info>
              <dc:creator>Unknown Author</dc:creator>
              <dc:date>2018-11-14T00:08:24</dc:date>
            </office:change-info>
            <text:p text:style-name="P20"><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p>
          </text:deletion>
        </text:changed-region>
        <text:changed-region xml:id="ct94001011641248" text:id="ct94001011641248">
          <text:insertion>
            <office:change-info>
              <dc:creator>Unknown Author</dc:creator>
              <dc:date>2018-11-16T07:10:21</dc:date>
            </office:change-info>
          </text:insertion>
        </text:changed-region>
        <text:changed-region xml:id="ct94001008962608" text:id="ct94001008962608">
          <text:insertion>
            <office:change-info>
              <dc:creator>Unknown Author</dc:creator>
              <dc:date>2018-11-16T07:11:04</dc:date>
            </office:change-info>
          </text:insertion>
        </text:changed-region>
        <text:changed-region xml:id="ct94001029264944" text:id="ct94001029264944">
          <text:insertion>
            <office:change-info>
              <dc:creator>Unknown Author</dc:creator>
              <dc:date>2018-11-16T07:11:04</dc:date>
            </office:change-info>
          </text:insertion>
        </text:changed-region>
        <text:changed-region xml:id="ct94001038325104" text:id="ct94001038325104">
          <text:insertion>
            <office:change-info>
              <dc:creator>Unknown Author</dc:creator>
              <dc:date>2018-11-16T07:11:04</dc:date>
            </office:change-info>
          </text:insertion>
        </text:changed-region>
        <text:changed-region xml:id="ct94001024088864" text:id="ct94001024088864">
          <text:insertion>
            <office:change-info>
              <dc:creator>Unknown Author</dc:creator>
              <dc:date>2018-11-16T07:11:04</dc:date>
            </office:change-info>
          </text:insertion>
        </text:changed-region>
        <text:changed-region xml:id="ct94001019146928" text:id="ct94001019146928">
          <text:insertion>
            <office:change-info>
              <dc:creator>Unknown Author</dc:creator>
              <dc:date>2018-11-16T07:11:04</dc:date>
            </office:change-info>
          </text:insertion>
        </text:changed-region>
        <text:changed-region xml:id="ct94001018536352" text:id="ct94001018536352">
          <text:insertion>
            <office:change-info>
              <dc:creator>Unknown Author</dc:creator>
              <dc:date>2018-11-16T07:11:04</dc:date>
            </office:change-info>
          </text:insertion>
        </text:changed-region>
        <text:changed-region xml:id="ct94001032893920" text:id="ct94001032893920">
          <text:insertion>
            <office:change-info>
              <dc:creator>Unknown Author</dc:creator>
              <dc:date>2018-11-16T07:11:04</dc:date>
            </office:change-info>
          </text:insertion>
        </text:changed-region>
        <text:changed-region xml:id="ct94001027954128" text:id="ct94001027954128">
          <text:insertion>
            <office:change-info>
              <dc:creator>Unknown Author</dc:creator>
              <dc:date>2018-11-16T07:11:04</dc:date>
            </office:change-info>
          </text:insertion>
        </text:changed-region>
        <text:changed-region xml:id="ct94001009807296" text:id="ct94001009807296">
          <text:insertion>
            <office:change-info>
              <dc:creator>Unknown Author</dc:creator>
              <dc:date>2018-11-16T07:11:04</dc:date>
            </office:change-info>
          </text:insertion>
        </text:changed-region>
        <text:changed-region xml:id="ct94000968471104" text:id="ct94000968471104">
          <text:insertion>
            <office:change-info>
              <dc:creator>Unknown Author</dc:creator>
              <dc:date>2018-11-16T07:11:04</dc:date>
            </office:change-info>
          </text:insertion>
        </text:changed-region>
        <text:changed-region xml:id="ct94001019645696" text:id="ct94001019645696">
          <text:insertion>
            <office:change-info>
              <dc:creator>Unknown Author</dc:creator>
              <dc:date>2018-11-16T07:11:04</dc:date>
            </office:change-info>
          </text:insertion>
        </text:changed-region>
        <text:changed-region xml:id="ct94001009788464" text:id="ct94001009788464">
          <text:insertion>
            <office:change-info>
              <dc:creator>Unknown Author</dc:creator>
              <dc:date>2018-11-16T07:17:50</dc:date>
            </office:change-info>
          </text:insertion>
        </text:changed-region>
        <text:changed-region xml:id="ct94001014033696" text:id="ct94001014033696">
          <text:insertion>
            <office:change-info>
              <dc:creator>Unknown Author</dc:creator>
              <dc:date>2018-11-16T07:18:00</dc:date>
            </office:change-info>
          </text:insertion>
        </text:changed-region>
        <text:changed-region xml:id="ct94001020239536" text:id="ct94001020239536">
          <text:insertion>
            <office:change-info>
              <dc:creator>Unknown Author</dc:creator>
              <dc:date>2018-11-16T19:28:56</dc:date>
            </office:change-info>
          </text:insertion>
        </text:changed-region>
        <text:changed-region xml:id="ct94001033578304" text:id="ct94001033578304">
          <text:insertion>
            <office:change-info>
              <dc:creator>Unknown Author</dc:creator>
              <dc:date>2018-11-16T19:29:01</dc:date>
            </office:change-info>
          </text:insertion>
        </text:changed-region>
        <text:changed-region xml:id="ct94001018381040" text:id="ct94001018381040">
          <text:insertion>
            <office:change-info>
              <dc:creator>Unknown Author</dc:creator>
              <dc:date>2018-11-16T19:56:49</dc:date>
            </office:change-info>
          </text:insertion>
        </text:changed-region>
        <text:changed-region xml:id="ct94001037982160" text:id="ct94001037982160">
          <text:insertion>
            <office:change-info>
              <dc:creator>Unknown Author</dc:creator>
              <dc:date>2018-11-16T19:56:49</dc:date>
            </office:change-info>
          </text:insertion>
        </text:changed-region>
        <text:changed-region xml:id="ct94001037973648" text:id="ct94001037973648">
          <text:insertion>
            <office:change-info>
              <dc:creator>Unknown Author</dc:creator>
              <dc:date>2018-11-16T19:56:49</dc:date>
            </office:change-info>
          </text:insertion>
        </text:changed-region>
        <text:changed-region xml:id="ct94001017759568" text:id="ct94001017759568">
          <text:insertion>
            <office:change-info>
              <dc:creator>Unknown Author</dc:creator>
              <dc:date>2018-11-16T19:56:49</dc:date>
            </office:change-info>
          </text:insertion>
        </text:changed-region>
        <text:changed-region xml:id="ct94001019848080" text:id="ct94001019848080">
          <text:insertion>
            <office:change-info>
              <dc:creator>Unknown Author</dc:creator>
              <dc:date>2018-11-16T20:04:34</dc:date>
            </office:change-info>
          </text:insertion>
        </text:changed-region>
        <text:changed-region xml:id="ct94001009665984" text:id="ct94001009665984">
          <text:insertion>
            <office:change-info>
              <dc:creator>Unknown Author</dc:creator>
              <dc:date>2018-11-16T20:04:34</dc:date>
            </office:change-info>
          </text:insertion>
        </text:changed-region>
        <text:changed-region xml:id="ct94001038203024" text:id="ct94001038203024">
          <text:insertion>
            <office:change-info>
              <dc:creator>Unknown Author</dc:creator>
              <dc:date>2018-11-16T20:04:34</dc:date>
            </office:change-info>
          </text:insertion>
        </text:changed-region>
        <text:changed-region xml:id="ct94001032778752" text:id="ct94001032778752">
          <text:insertion>
            <office:change-info>
              <dc:creator>Unknown Author</dc:creator>
              <dc:date>2018-11-16T20:10:01</dc:date>
            </office:change-info>
          </text:insertion>
        </text:changed-region>
        <text:changed-region xml:id="ct94001010089744" text:id="ct94001010089744">
          <text:deletion>
            <office:change-info>
              <dc:creator>Unknown Author</dc:creator>
              <dc:date>2018-11-16T07:19:53</dc:date>
            </office:change-info>
            <text:p text:style-name="P20"><text:span text:style-name="T1">Applying terminology proposed by Hamady and Knight </text:span></text:p>
          </text:deletion>
        </text:changed-region>
        <text:changed-region xml:id="ct94001009933040" text:id="ct94001009933040">
          <text:deletion>
            <office:change-info>
              <dc:creator>Unknown Author</dc:creator>
              <dc:date>2018-11-14T00:08:24</dc:date>
            </office:change-info>
            <text:p text:style-name="P20"><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2009)</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p>
          </text:deletion>
        </text:changed-region>
        <text:changed-region xml:id="ct94001014832224" text:id="ct94001014832224">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span text:style-name="T1">, core woody endophytes here may be best described by the “minimal” core model: they </text:span><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11500800" text:id="ct94001011500800">
          <text:deletion>
            <office:change-info>
              <dc:creator>Unknown Author</dc:creator>
              <dc:date>2018-11-15T01:37:48</dc:date>
            </office:change-info>
            <text:p text:style-name="P20"><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span text:style-name="T1">a</text:span><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p>
          </text:deletion>
        </text:changed-region>
        <text:changed-region xml:id="ct94001011087536" text:id="ct94001011087536">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re few in number among a large and highly variable microbiome, but </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140057879909536" text:id="ct140057879909536">
          <text:deletion>
            <office:change-info>
              <dc:creator>Unknown Author</dc:creator>
              <dc:date>2018-11-15T01:38:00</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a</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18897008" text:id="ct94001018897008">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span text:style-name="T1">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09837248" text:id="ct94001009837248">
          <text:deletion>
            <office:change-info>
              <dc:creator>Unknown Author</dc:creator>
              <dc:date>2018-11-17T13:50:50</dc:date>
            </office:change-info>
            <text:p text:style-name="P20"><text:span text:style-name="T1"/></text:p>
            <text:p text:style-name="P21"/>
            <text:p text:style-name="P21"/>
          </text:deletion>
        </text:changed-region>
        <text:changed-region xml:id="ct94000982486144" text:id="ct94000982486144">
          <text:deletion>
            <office:change-info>
              <dc:creator>Unknown Author</dc:creator>
              <dc:date>2018-11-16T19:21:10</dc:date>
            </office:change-info>
            <text:p text:style-name="P21">When all host trees were compared, the average dissimilarity between any two trees was extremely high, (Fig. 8, Table 2). Samples </text:p>
          </text:deletion>
        </text:changed-region>
        <text:changed-region xml:id="ct94001013105008" text:id="ct94001013105008">
          <text:deletion>
            <office:change-info>
              <dc:creator>Unknown Author</dc:creator>
              <dc:date>2018-11-15T01:38:25</dc:date>
            </office:change-info>
            <text:p text:style-name="P21">become somewhat </text:p>
          </text:deletion>
        </text:changed-region>
        <text:changed-region xml:id="ct94001009837024" text:id="ct94001009837024">
          <text:deletion>
            <office:change-info>
              <dc:creator>Unknown Author</dc:creator>
              <dc:date>2018-11-16T19:21:10</dc:date>
            </office:change-info>
            <text:p text:style-name="P21">more similar on average when constrained to a single host, for wood and leaves, seemingly a result of the strong effects of host (Figs. 4 and 8). <text:s/>The taxonomic core of fungi behave</text:p>
          </text:deletion>
        </text:changed-region>
        <text:changed-region xml:id="ct94001009153376" text:id="ct94001009153376">
          <text:deletion>
            <office:change-info>
              <dc:creator>Unknown Author</dc:creator>
              <dc:date>2018-11-15T01:38:48</dc:date>
            </office:change-info>
            <text:p text:style-name="P21">s</text:p>
          </text:deletion>
        </text:changed-region>
        <text:changed-region xml:id="ct94000988888064" text:id="ct94000988888064">
          <text:deletion>
            <office:change-info>
              <dc:creator>Unknown Author</dc:creator>
              <dc:date>2018-11-16T19:21:10</dc:date>
            </office:change-info>
            <text:p text:style-name="P21"><text:s/>differently from the fungal microbiome at large. Removing these fungi from consideration br</text:p>
          </text:deletion>
        </text:changed-region>
        <text:changed-region xml:id="ct94001018792000" text:id="ct94001018792000">
          <text:deletion>
            <office:change-info>
              <dc:creator>Unknown Author</dc:creator>
              <dc:date>2018-11-15T01:39:13</dc:date>
            </office:change-info>
            <text:p text:style-name="P21">ings</text:p>
          </text:deletion>
        </text:changed-region>
        <text:changed-region xml:id="ct94001019495216" text:id="ct94001019495216">
          <text:deletion>
            <office:change-info>
              <dc:creator>Unknown Author</dc:creator>
              <dc:date>2018-11-16T19:21:10</dc:date>
            </office:change-info>
            <text:p text:style-name="P21"><text:s/>the mycobiome of their host, <text:span text:style-name="T15">H. formosana</text:span>, nearly back to the high background levels of dissimilarity among samples of the entire study, indicating that these may be the species through which host effects are manifested (Fig. 8). <text:s/></text:p>
          </text:deletion>
        </text:changed-region>
        <text:changed-region xml:id="ct94000980338544" text:id="ct94000980338544">
          <text:deletion>
            <office:change-info>
              <dc:creator>Unknown Author</dc:creator>
              <dc:date>2018-11-15T01:44:22</dc:date>
            </office:change-info>
            <text:p text:style-name="P22"/>
            <text:p text:style-name="P23">Fungal species:</text:p>
          </text:deletion>
        </text:changed-region>
        <text:changed-region xml:id="ct94001026339760" text:id="ct94001026339760">
          <text:insertion>
            <office:change-info>
              <dc:creator>Unknown Author</dc:creator>
              <dc:date>2018-11-16T20:31:46</dc:date>
            </office:change-info>
          </text:insertion>
        </text:changed-region>
        <text:changed-region xml:id="ct94001017597744" text:id="ct94001017597744">
          <text:deletion>
            <office:change-info>
              <dc:creator>Unknown Author</dc:creator>
              <dc:date>2018-11-17T13:49:39</dc:date>
            </office:change-info>
            <text:p text:style-name="P24"><text:span text:style-name="T16"/></text:p>
            <text:p text:style-name="P25"/>
            <text:p text:style-name="P24"><text:span text:style-name="T16"/></text:p>
          </text:deletion>
        </text:changed-region>
        <text:changed-region xml:id="ct94001009116784" text:id="ct94001009116784">
          <text:insertion>
            <office:change-info>
              <dc:creator>Unknown Author</dc:creator>
              <dc:date>2018-11-15T01:42:35</dc:date>
            </office:change-info>
          </text:insertion>
        </text:changed-region>
        <text:changed-region xml:id="ct94001037989872" text:id="ct94001037989872">
          <text:deletion>
            <office:change-info>
              <dc:creator>Unknown Author</dc:creator>
              <dc:date>2018-11-16T20:33:17</dc:date>
            </office:change-info>
            <text:p text:style-name="P24"><text:span text:style-name="T17">least three </text:span></text:p>
          </text:deletion>
        </text:changed-region>
        <text:changed-region xml:id="ct94001018543936" text:id="ct94001018543936">
          <text:insertion>
            <office:change-info>
              <dc:creator>Unknown Author</dc:creator>
              <dc:date>2018-11-16T20:33:07</dc:date>
            </office:change-info>
          </text:insertion>
        </text:changed-region>
        <text:changed-region xml:id="ct94000989543744" text:id="ct94000989543744">
          <text:deletion>
            <office:change-info>
              <dc:creator>Unknown Author</dc:creator>
              <dc:date>2018-11-15T01:42:26</dc:date>
            </office:change-info>
            <text:p text:style-name="P24"><text:span text:style-name="T17">es</text:span></text:p>
          </text:deletion>
        </text:changed-region>
        <text:changed-region xml:id="ct94001013126144" text:id="ct94001013126144">
          <text:deletion>
            <office:change-info>
              <dc:creator>Unknown Author</dc:creator>
              <dc:date>2018-11-16T20:33:05</dc:date>
            </office:change-info>
            <text:p text:style-name="P24"><text:span text:style-name="T17"><text:s/>OTUs in leaves</text:span></text:p>
          </text:deletion>
        </text:changed-region>
        <text:changed-region xml:id="ct140057879953184" text:id="ct140057879953184">
          <text:insertion>
            <office:change-info>
              <dc:creator>Unknown Author</dc:creator>
              <dc:date>2018-11-15T00:41:02</dc:date>
            </office:change-info>
          </text:insertion>
        </text:changed-region>
        <text:changed-region xml:id="ct140057879943792" text:id="ct140057879943792">
          <text:deletion>
            <office:change-info>
              <dc:creator>Unknown Author</dc:creator>
              <dc:date>2018-11-14T00:08:24</dc:date>
            </office:change-info>
            <text:p text:style-name="P24"><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start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span text:style-name="T18">(Baayen et al., 2002)</text:span><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end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p>
          </text:deletion>
        </text:changed-region>
        <text:changed-region xml:id="ct94001031809712" text:id="ct94001031809712">
          <text:deletion>
            <office:change-info>
              <dc:creator>Unknown Author</dc:creator>
              <dc:date>2018-11-17T13:36:53</dc:date>
            </office:change-info>
            <text:p text:style-name="P24"><text:span text:style-name="T19">S</text:span><text:span text:style-name="T20">mall differences in genotype can determine </text:span><text:span text:style-name="T21">a fungal species’ </text:span><text:span text:style-name="T22">tendency to </text:span><text:span text:style-name="T21">a </text:span><text:span text:style-name="T20">pathogen</text:span><text:span text:style-name="T21">ic</text:span><text:span text:style-name="T20"> or endophyt</text:span><text:span text:style-name="T21">ic-</text:span><text:span text:style-name="T23">mutualistic</text:span><text:span text:style-name="T20"> lifes</text:span><text:span text:style-name="T24">tyle </text:span></text:p>
          </text:deletion>
        </text:changed-region>
        <text:changed-region xml:id="ct140057879953408" text:id="ct140057879953408">
          <text:deletion>
            <office:change-info>
              <dc:creator>Unknown Author</dc:creator>
              <dc:date>2018-11-14T00:08:24</dc:date>
            </office:change-info>
            <text:p text:style-name="P24"><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span text:style-name="T24">(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p>
          </text:deletion>
        </text:changed-region>
        <text:changed-region xml:id="ct140057885204752" text:id="ct140057885204752">
          <text:deletion>
            <office:change-info>
              <dc:creator>Unknown Author</dc:creator>
              <dc:date>2018-11-17T13:36:53</dc:date>
            </office:change-info>
            <text:p text:style-name="P24"><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24">. This has apparently resulted in genera that contain numerous examples of both pathogenic and endophytic </text:span><text:span text:style-name="T25">within genera such as </text:span><text:span text:style-name="T26">Colletotrichum </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p>
          </text:deletion>
        </text:changed-region>
        <text:changed-region xml:id="ct140057880025840" text:id="ct140057880025840">
          <text:deletion>
            <office:change-info>
              <dc:creator>Unknown Author</dc:creator>
              <dc:date>2018-11-14T00:08:24</dc:date>
            </office:change-info>
            <text:p text:style-name="P24"><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27">(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p>
          </text:deletion>
        </text:changed-region>
        <text:changed-region xml:id="ct140057885417248" text:id="ct140057885417248">
          <text:deletion>
            <office:change-info>
              <dc:creator>Unknown Author</dc:creator>
              <dc:date>2018-11-17T13:36:53</dc:date>
            </office:change-info>
            <text:p text:style-name="P24"><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span text:style-name="T24">, </text:span><text:span text:style-name="T28">Mycosphaerella </text:span><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p>
          </text:deletion>
        </text:changed-region>
        <text:changed-region xml:id="ct140057880060352" text:id="ct140057880060352">
          <text:deletion>
            <office:change-info>
              <dc:creator>Unknown Author</dc:creator>
              <dc:date>2018-11-14T00:08:24</dc:date>
            </office:change-info>
            <text:p text:style-name="P24"><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span text:style-name="T29">(Crous, 1998; Lau et al., 2013)</text:span><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p>
          </text:deletion>
        </text:changed-region>
        <text:changed-region xml:id="ct140057885513504" text:id="ct140057885513504">
          <text:deletion>
            <office:change-info>
              <dc:creator>Unknown Author</dc:creator>
              <dc:date>2018-11-17T13:36:53</dc:date>
            </office:change-info>
            <text:p text:style-name="P24"><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24">, and </text:span><text:span text:style-name="T28">Phyllosticta </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p>
          </text:deletion>
        </text:changed-region>
        <text:changed-region xml:id="ct140057880075648" text:id="ct140057880075648">
          <text:deletion>
            <office:change-info>
              <dc:creator>Unknown Author</dc:creator>
              <dc:date>2018-11-14T00:08:24</dc:date>
            </office:change-info>
            <text:p text:style-name="P24"><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29">(Glienke et al., 2011)</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end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p>
          </text:deletion>
        </text:changed-region>
        <text:changed-region xml:id="ct140057885658624" text:id="ct140057885658624">
          <text:deletion>
            <office:change-info>
              <dc:creator>Unknown Author</dc:creator>
              <dc:date>2018-11-17T13:36:53</dc:date>
            </office:change-info>
            <text:p text:style-name="P24"><text:reference-mark-start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24">. </text:span><text:span text:style-name="T25">These differences imply that </text:span><text:span text:style-name="T21">radically</text:span><text:span text:style-name="T25"> different ecological </text:span><text:span text:style-name="T21">effects</text:span><text:span text:style-name="T25"> can result from </text:span><text:span text:style-name="T21">small changes in a fungal ge</text:span><text:span text:style-name="T30">nome. </text:span><text:span text:style-name="T31">R</text:span><text:span text:style-name="T30">hese three </text:span><text:span text:style-name="T32">Phyllostica</text:span><text:span text:style-name="T30"> species, though closely related, may have very different interactions with their host, </text:span><text:span text:style-name="T32">H. formosana, </text:span><text:span text:style-name="T30">which cannot be understood without further investigation</text:span><text:span text:style-name="T32">.</text:span><text:span text:style-name="T30"> <text:s/></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end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p>
          </text:deletion>
        </text:changed-region>
        <text:changed-region xml:id="ct94000989355824" text:id="ct94000989355824">
          <text:deletion>
            <office:change-info>
              <dc:creator>Unknown Author</dc:creator>
              <dc:date>2018-11-15T01:41:06</dc:date>
            </office:change-info>
            <text:p text:style-name="Heading_20_2"><text:span text:style-name="T3">he value of the taxonomic Core:</text:span></text:p>
            <text:p text:style-name="Preformatted_20_Text"><text:span text:style-name="T33">Some have argued that the concept of a taxonomic core should be </text:span><text:span text:style-name="T34">augmented or </text:span><text:span text:style-name="T33">replaced by a </text:span><text:span text:style-name="T35">functional</text:span><text:span text:style-name="T33"> core </text:span></text:p>
          </text:deletion>
        </text:changed-region>
        <text:changed-region xml:id="ct140057880131440" text:id="ct140057880131440">
          <text:deletion>
            <office:change-info>
              <dc:creator>Unknown Author</dc:creator>
              <dc:date>2018-11-14T00:08:24</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span text:style-name="T33">(Lemanceau et al., 2017; Lloyd-Price et al., 2016)</text:span><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p>
          </text:deletion>
        </text:changed-region>
        <text:changed-region xml:id="ct140057885420080" text:id="ct140057885420080">
          <text:deletion>
            <office:change-info>
              <dc:creator>Unknown Author</dc:creator>
              <dc:date>2018-11-15T01:41:06</dc:date>
            </office:change-info>
            <text:p text:style-name="Preformatted_20_Tex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span text:style-name="T33">. This is an important and complementary approach to understanding microbe and host </text:span><text:span text:style-name="T36">interactions</text:span><text:span text:style-name="T33">, and does not contradict taxonomic delineation of cores. </text:span><text:span text:style-name="T37">On either extreme of spatial scales, the search for a taxonomic core is probably meaningless – cosmopolitan species such as humans will </text:span><text:span text:style-name="T38">likely</text:span><text:span text:style-name="T37"> show complete turnover microbiomes throughtout their global range </text:span><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p>
          </text:deletion>
        </text:changed-region>
        <text:changed-region xml:id="ct140057880178416" text:id="ct140057880178416">
          <text:deletion>
            <office:change-info>
              <dc:creator>Unknown Author</dc:creator>
              <dc:date>2018-11-14T00:08:24</dc:date>
            </office:change-info>
            <text:p text:style-name="Preformatted_20_Text"><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37">(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p>
          </text:deletion>
        </text:changed-region>
        <text:changed-region xml:id="ct140057880215632" text:id="ct140057880215632">
          <text:deletion>
            <office:change-info>
              <dc:creator>Unknown Author</dc:creator>
              <dc:date>2018-11-15T01:41:06</dc:date>
            </office:change-info>
            <text:p text:style-name="Preformatted_20_Text"><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span text:style-name="T37">. Extremely localized searches for core species of a host are nonsensical. At </text:span><text:span text:style-name="T39">well-defined, </text:span><text:span text:style-name="T37">intermediate spatial scales such as examined here, a search for taxonomic core</text:span><text:span text:style-name="T24"> </text:span><text:span text:style-name="T40">re</text:span><text:span text:style-name="T34">t</text:span><text:span text:style-name="T24">ain</text:span><text:span text:style-name="T34">s</text:span><text:span text:style-name="T24"> </text:span><text:span text:style-name="T40">its</text:span><text:span text:style-name="T24"> useful</text:span><text:span text:style-name="T40">ness</text:span><text:span text:style-name="T24"> </text:span><text:span text:style-name="T21">to</text:span><text:span text:style-name="T24"> microbial ecology: patterns </text:span><text:span text:style-name="T21">such as those </text:span><text:span text:style-name="T24">observed here would be extremely difficult to quantify from a purely functional perspective.</text:span><text:span text:style-name="T33"> On some level, </text:span><text:span text:style-name="T24">disagreement over </text:span><text:span text:style-name="T33">taxonomic vs. functional cores is another example of a false, reductionist-versus-holistic dichotomy </text:span><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p>
          </text:deletion>
        </text:changed-region>
        <text:changed-region xml:id="ct140057880240976" text:id="ct140057880240976">
          <text:deletion>
            <office:change-info>
              <dc:creator>Unknown Author</dc:creator>
              <dc:date>2018-11-14T00:08:24</dc:date>
            </office:change-info>
            <text:p text:style-name="Preformatted_20_Text"><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span text:style-name="T33">(Fang and Casadevall, 2011)</text:span><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p>
          </text:deletion>
        </text:changed-region>
        <text:changed-region xml:id="ct140057880160880" text:id="ct140057880160880">
          <text:deletion>
            <office:change-info>
              <dc:creator>Unknown Author</dc:creator>
              <dc:date>2018-11-15T01:41:06</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span text:style-name="T33">. Discarding either approach results in a loss of information.</text:span><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p>
          </text:deletion>
        </text:changed-region>
        <text:changed-region xml:id="ct94001017268752" text:id="ct94001017268752">
          <text:insertion>
            <office:change-info>
              <dc:creator>Unknown Author</dc:creator>
              <dc:date>2018-11-16T19:47:45</dc:date>
            </office:change-info>
          </text:insertion>
        </text:changed-region>
        <text:changed-region xml:id="ct140057886031872" text:id="ct140057886031872">
          <text:insertion>
            <office:change-info>
              <dc:creator>Unknown Author</dc:creator>
              <dc:date>2018-11-15T00:41:10</dc:date>
            </office:change-info>
          </text:insertion>
        </text:changed-region>
        <text:changed-region xml:id="ct140057880241200" text:id="ct140057880241200">
          <text:deletion>
            <office:change-info>
              <dc:creator>Unknown Author</dc:creator>
              <dc:date>2018-11-14T00:08:24</dc:date>
            </office:change-info>
            <text:p text:style-name="P26"><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p>
          </text:deletion>
        </text:changed-region>
        <text:changed-region xml:id="ct140057880378592" text:id="ct140057880378592">
          <text:insertion>
            <office:change-info>
              <dc:creator>Unknown Author</dc:creator>
              <dc:date>2018-11-15T00:41:15</dc:date>
            </office:change-info>
          </text:insertion>
        </text:changed-region>
        <text:changed-region xml:id="ct94000961452352" text:id="ct94000961452352">
          <text:deletion>
            <office:change-info>
              <dc:creator>Unknown Author</dc:creator>
              <dc:date>2018-11-12T23:28:51</dc:date>
            </office:change-info>
            <text:p text:style-name="Bibliography_20_1">Altschul, S.F., Gish, W., Miller, W., Myers, E.W., Lipman, D.J., 1990. Basic local alignment search tool. Journal of Molecular Biology 215, 403–410. https://doi.org/10.1016/S0022-2836(05)80360-2</text:p>
            <text:p text:style-name="Standard">Anderson, M.J., 2017. Permutational Multivariate Analysis of Variance (PERMANOVA), in: Wiley StatsRef: Statistics Reference Online. American Cancer Society, pp. 1–15. https://doi.org/10.1002/9781118445112.stat07841</text:p>
            <text:p text:style-name="Standard">Anderson, M.J., 2001. A new method for non-parametric multivariate analysis of variance. Austral Ecology 26, 32–46. https://doi.org/10.1111/j.1442-9993.2001.01070.pp.x</text:p>
            <text:p text:style-name="Standard">Arnold, A.E., Herre, E.A., 2003. Canopy cover and leaf age affect colonization by tropical fungal endophytes: Ecological pattern and process in <text:span text:style-name="T41">Theobroma cacao</text:span> (Malvaceae). Mycologia 95, 388–398. https://doi.org/10.1080/15572536.2004.11833083</text:p>
            <text:p text:style-name="Standard">Arnold, A.E., Mejía, L.C., Kyllo, D., Rojas, E.I., Maynard, Z., Robbins, N., Herre, E.A., 2003. Fungal endophytes limit pathogen damage in a tropical tree. PNAS 100, 15649–15654. https://doi.org/10.1073/pnas.2533483100</text:p>
            <text:p text:style-name="Standard">Baas-Becking, L.G.M., 1934. Geobiologie; of inleiding tot de milieukunde. WP Van Stockum &amp; Zoon NV.</text:p>
            <text:p text:style-name="Standard">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Standard">Bodenhausen, N., Horton, M.W., Bergelson, J., 2013. Bacterial Communities Associated with the Leaves and the Roots of Arabidopsis thaliana. PLOS ONE 8, e56329. https://doi.org/10.1371/journal.pone.0056329</text:p>
            <text:p text:style-name="Standard">Borcard, D., Gillet, F., Legendre, P., 2011. Spatial analysis of ecological data, in: Numerical Ecology with R. Springer, pp. 227–292.</text:p>
            <text:p text:style-name="Standard">Bray, J.R., Curtis, J.T., 1957. An ordination of the upland forest communities of southern Wisconsin. Ecological monographs 27, 325–349.</text:p>
            <text:p text:style-name="Standard">Buttigieg, P.L., Ramette, A., 2014. A guide to statistical analysis in microbial ecology: a community-focused, living review of multivariate data analyses. FEMS microbiology ecology 90, 543–550.</text:p>
            <text:p text:style-name="Standard">Cadotte, M.W., 2006. Dispersal and Species Diversity: A Meta‐Analysis. The American Naturalist 167, 913–924. https://doi.org/10.1086/504850</text:p>
            <text:p text:style-name="Standard">Carroll, G., 1988. Fungal endophytes in stems and leaves: from latent pathogen to mutualistic symbiont. Ecology 69, 2–9.</text:p>
            <text:p text:style-name="Standard">Carroll, G.C., Carroll, F.E., 1978. Studies on the incidence of coniferous needle endophytes in the Pacific Northwest. Canadian Journal of Botany 56, 3034–3043.</text:p>
            <text:p text:style-name="Standard">Crous, P.W., 1998. Mycosphaerella spp. and their anamorphs associated with leaf spot diseases of Eucalyptus. American Phytopathological Society (APS Press).</text:p>
            <text:p text:style-name="Standard">Csardi, G., Nepusz, T., 2006. The igraph software package for complex network research. InterJournal, Complex Systems 1695, 1–9.</text:p>
            <text:p text:style-name="Standard">De Wit, R., Bouvier, T., 2006. ‘Everything is everywhere, but, the environment selects’; what did Baas Becking and Beijerinck really say? Environmental Microbiology 8, 755–758. https://doi.org/10.1111/j.1462-2920.2006.01017.x</text:p>
            <text:p text:style-name="Standard">Edgar, R.C., 2013. UPARSE: highly accurate OTU sequences from microbial amplicon reads. Nature Methods 10, 996–998. https://doi.org/10.1038/nmeth.2604</text:p>
            <text:p text:style-name="Standard">Edwards, J., Johnson, C., Santos-Medellín, C., Lurie, E., Podishetty, N.K., Bhatnagar, S., Eisen, J.A., Sundaresan, V., 2015. Structure, variation, and assembly of the root-associated microbiomes of rice. PNAS 112, E911–E920. https://doi.org/10.1073/pnas.1414592112</text:p>
            <text:p text:style-name="Standard">Fang, F.C., Casadevall, A., 2011. Reductionistic and Holistic Science. Infect Immun 79, 1401–1404. https://doi.org/10.1128/IAI.01343-10</text:p>
            <text:p text:style-name="Standard">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Standard">Goslee, S.C., Urban, D.L., 2007. The ecodist package for dissimilarity-based analysis of ecological data. Journal of Statistical Software 22, 1–19.</text:p>
            <text:p text:style-name="Standard">Green, J., Bohannan, B.J.M., 2006. Spatial scaling of microbial biodiversity. Trends in Ecology &amp; Evolution 21, 501–507. https://doi.org/10.1016/j.tree.2006.06.012</text:p>
            <text:p text:style-name="Standard">Griffith, D.M., Veech, J.A., Marsh, C.J., 2016. Cooccur: probabilistic species co-occurrence analysis in R. J Stat Softw 69, 1–17.</text:p>
            <text:p text:style-name="Standard">Hamady, M., Knight, R., 2009. Microbial community profiling for human microbiome projects: Tools, techniques, and challenges. Genome Res. https://doi.org/10.1101/gr.085464.108</text:p>
            <text:p text:style-name="Standard">Hanson, C.A., Fuhrman, J.A., Horner-Devine, M.C., Martiny, J.B.H., 2012. Beyond biogeographic patterns: processes shaping the microbial landscape. Nature Reviews Microbiology 10, 497–506. https://doi.org/10.1038/nrmicro2795</text:p>
            <text:p text:style-name="Standard">Higgins, K.L., Arnold, A.E., Coley, P.D., Kursar, T.A., 2014. Communities of fungal endophytes in tropical forest grasses: highly diverse host- and habitat generalists characterized by strong spatial structure. Fungal Ecology 8, 1–11. https://doi.org/10.1016/j.funeco.2013.12.005</text:p>
            <text:p text:style-name="Standard">Hoffman, M.T., Arnold, A.E., 2010. Diverse Bacteria Inhabit Living Hyphae of Phylogenetically Diverse Fungal Endophytes. Appl. Environ. Microbiol. 76, 4063–4075. https://doi.org/10.1128/AEM.02928-09</text:p>
            <text:p text:style-name="Standard">Johnson, C.L., Versalovic, J., 2012. The Human Microbiome and Its Potential Importance to Pediatrics. Pediatrics peds.2011-2736. https://doi.org/10.1542/peds.2011-2736</text:p>
            <text:p text:style-name="Standard">Kembel, S.W., Mueller, R.C., 2014. Plant traits and taxonomy drive host associations in tropical phyllosphere fungal communities. Botany 92, 303–311.</text:p>
            <text:p text:style-name="Standard">Kim, M., Singh, D., Lai-Hoe, A., Go, R., Rahim, R.A., A.n, A., Chun, J., Adams, J.M., 2012. Distinctive Phyllosphere Bacterial Communities in Tropical Trees. Microb Ecol 63, 674–681. https://doi.org/10.1007/s00248-011-9953-1</text:p>
            <text:p text:style-name="Standard">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Standard">Krings, M., Taylor, T.N., Hass, H., Kerp, H., Dotzler, N., Hermsen, E.J., 2007. Fungal endophytes in a 400-million-yr-old land plant: infection pathways, spatial distribution, and host responses. New Phytologist 174, 648–657. https://doi.org/10.1111/j.1469-8137.2007.02008.x</text:p>
            <text:p text:style-name="Standard">Lau, M.K., Arnold, A.E., Johnson, N.C., 2013. Factors influencing communities of foliar fungal endophytes in riparian woody plants. Fungal Ecology 6, 365–378. https://doi.org/10.1016/j.funeco.2013.06.003</text:p>
            <text:p text:style-name="Standard">Legendre, P., Fortin, M.J., 1989. Spatial pattern and ecological analysis. Vegetatio 80, 107–138.</text:p>
            <text:p text:style-name="Standard">Legendre, P., Gallagher, E.D., 2001. Ecologically meaningful transformations for ordination of species data. Oecologia 129, 271–280.</text:p>
            <text:p text:style-name="Standard">Legendre, P., Legendre, L., 2012. Numerical Ecology, Third. ed, Developments in Environmental Modelling. Elsevier.</text:p>
            <text:p text:style-name="Standard">Lemanceau, P., Blouin, M., Muller, D., Moënne-Loccoz, Y., 2017. Let the core microbiota be functional. Trends in plant science 22, 583–595.</text:p>
            <text:p text:style-name="Standard">Liggenstoffer, A.S., Youssef, N.H., Couger, M.B., Elshahed, M.S., 2010. Phylogenetic diversity and community structure of anaerobic gut fungi (phylum Neocallimastigomycota) in ruminant and non-ruminant herbivores. The ISME Journal 4, 1225–1235. https://doi.org/10.1038/ismej.2010.49</text:p>
            <text:p text:style-name="Standard">Lloyd-Price, J., Abu-Ali, G., Huttenhower, C., 2016. The healthy human microbiome. Genome medicine 8, 51.</text:p>
            <text:p text:style-name="Standard">Losos, E., Leigh, E.G. (Eds.), 2004. Tropical Forest Diversity and Dynamism. University of Chicago Press.</text:p>
            <text:p text:style-name="Standard">Love, M.I., Huber, W., Anders, S., 2014. Moderated estimation of fold change and dispersion for RNA-seq data with DESeq2. Genome Biology 15, 550. https://doi.org/10.1186/s13059-014-0550-8</text:p>
            <text:p text:style-name="Standard">Lundberg, D.S., Lebeis, S.L., Paredes, S.H., Yourstone, S., Gehring, J., Malfatti, S., Tremblay, J., Engelbrektson, A., Kunin, V., Rio, T.G. del, Edgar, R.C., Eickhorst, T., Ley, R.E., Hugenholtz, P., Tringe, S.G., Dangl, J.L., 2012. Defining the core <text:span text:style-name="T42">Arabidopsis thaliana</text:span> root microbiome. Nature 488, 86–90. https://doi.org/10.1038/nature11237</text:p>
            <text:p text:style-name="Standard">Malloch, D.W., Pirozynski, K.A., Raven, P.H., 1980. Ecological and evolutionary significance of mycorrhizal symbioses in vascular plants (A Review). PNAS 77, 2113–2118. https://doi.org/10.1073/pnas.77.4.2113</text:p>
            <text:p text:style-name="Standard">Mantel, N., 1967. The Detection of Disease Clustering and a Generalized Regression Approach. Cancer Res 27, 209–220.</text:p>
            <text:p text:style-name="Standard">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Standard">McCune, B., Grace, J.B., Urban, D.L., 2002. Analysis of ecological communities. MjM software design Gleneden Beach, OR.</text:p>
            <text:p text:style-name="Standard">McMurdie, P.J., Holmes, S., 2013. phyloseq: An R Package for Reproducible Interactive Analysis and Graphics of Microbiome Census Data. PLOS ONE 8, e61217. https://doi.org/10.1371/journal.pone.0061217</text:p>
            <text:p text:style-name="Standard">Mejía, L.C., Kyllo, D.A., Rojas, E., Maynard, Z., Butler, A., Van Bael, S.A., Herre, E., 2007. Ecological Implications of Anti-Pathogen Effects of Tropical Fungal Endophytes and Mycorrhizae. Ecology 88, 550–558. https://doi.org/10.1890/05-1606</text:p>
            <text:p text:style-name="Standard">Mejía, L.C., Rojas, E.I., Maynard, Z., Bael, S.V., Arnold, A.E., Hebbar, P., Samuels, G.J., Robbins, N., Herre, E.A., 2008. Endophytic fungi as biocontrol agents of Theobroma cacao pathogens. Biological Control, Special Issue: Endophytes 46, 4–14. https://doi.org/10.1016/j.biocontrol.2008.01.012</text:p>
            <text:p text:style-name="Standard">Mummey, D.L., Rillig, M.C., 2008. Spatial characterization of arbuscular mycorrhizal fungal molecular diversity at the submetre scale in a temperate grassland. FEMS Microbiol Ecol 64, 260–270. https://doi.org/10.1111/j.1574-6941.2008.00475.x</text:p>
            <text:p text:style-name="Standard">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Standard">Norros, V., Penttilä, R., Suominen, M., Ovaskainen, O., 2012. Dispersal may limit the occurrence of specialist wood decay fungi already at small spatial scales. Oikos 121, 961–974. https://doi.org/10.1111/j.1600-0706.2012.20052.x</text:p>
            <text:p text:style-name="Standard">Oksanen, J., Guillaume Blanchet, F., Friendly, M., Kindt, R., Legendre, P., McGlinn, D., Minchin, P.R., O’Hara, R.B., Simpson, G.L., Solymos, P., 2017. M. Stevens MHH, Szoecs E, Wagner H (2017). vegan: Community Ecology Package. R package version 2.4-3.</text:p>
            <text:p text:style-name="Standard">Oldroyd, G.E.D., 2013. Speak, friend, and enter: signalling systems that promote beneficial symbiotic associations in plants. Nature Reviews Microbiology 11, 252–263. https://doi.org/10.1038/nrmicro2990</text:p>
            <text:p text:style-name="Standard">Peay, K.G., Garbelotto, M., Bruns, T.D., 2010. Evidence of dispersal limitation in soil microorganisms: Isolation reduces species richness on mycorrhizal tree islands. Ecology 91, 3631–3640. https://doi.org/10.1890/09-2237.1</text:p>
            <text:p text:style-name="Standard">Peršoh, D., 2013. Factors shaping community structure of endophytic fungi–evidence from the Pinus-Viscum-system. Fungal Diversity 60, 55–69. https://doi.org/10.1007/s13225-013-0225-x</text:p>
            <text:p text:style-name="Standard">Porras-Alfaro, A., Bayman, P., 2011. Hidden Fungi, Emergent Properties: Endophytes and Microbiomes. Annual Review of Phytopathology 49, 291–315. https://doi.org/10.1146/annurev-phyto-080508-081831</text:p>
            <text:p text:style-name="Standard">R Core Team, 2017. R: A language and environment for statistical <text:s text:c="2"/>computing. R Foundation for Statistical Computing, Vienna, Austria.</text:p>
            <text:p text:style-name="Standard">Redecker, D., Kodner, R., Graham, L.E., 2000. Glomalean Fungi from the Ordovician. Science 289, 1920–1921. https://doi.org/10.1126/science.289.5486.1920</text:p>
            <text:p text:style-name="Standard">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Standard">Rodriguez, R., Redman, R., 2008. More than 400 million years of evolution and some plants still can’t make it on their own: plant stress tolerance via fungal symbiosis. J Exp Bot 59, 1109–1114. https://doi.org/10.1093/jxb/erm342</text:p>
            <text:p text:style-name="Standard">Rodriguez, R.J., White Jr, J.F., Arnold, A.E., Redman, R.S., 2009. Fungal endophytes: diversity and functional roles. New Phytologist 182, 314–330. https://doi.org/10.1111/j.1469-8137.2009.02773.x</text:p>
            <text:p text:style-name="Standard">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Standard">Rosenberg, E., Sharon, G., Atad, I., Zilber-Rosenberg, I., 2010. The evolution of animals and plants via symbiosis with microorganisms. Environmental Microbiology Reports 2, 500–506. https://doi.org/10.1111/j.1758-2229.2010.00177.x</text:p>
            <text:p text:style-name="Standard">Santamaría, J., Bayman, P., 2005. Fungal Epiphytes and Endophytes of Coffee Leaves (&lt;Emphasis Type="Italic"&gt;Coffea arabica&lt;/Emphasis&gt;). Microb Ecol 50, 1–8. https://doi.org/10.1007/s00248-004-0002-1</text:p>
            <text:p text:style-name="Standard">Schulz, B., Römmert, A.-K., Dammann, U., Aust, H.-J., Strack, D., 1999. The endophyte-host interaction: a balanced antagonism? Mycological Research 103, 1275–1283.</text:p>
            <text:p text:style-name="Standard">Shade, A., Handelsman, J., 2012. Beyond the Venn diagram: the hunt for a core microbiome. Environmental Microbiology 14, 4–12. https://doi.org/10.1111/j.1462-2920.2011.02585.x</text:p>
            <text:p text:style-name="Standard">Stukenbrock, E.H., McDonald, B.A., 2008. The Origins of Plant Pathogens in Agro-Ecosystems. Annual Review of Phytopathology 46, 75–100. https://doi.org/10.1146/annurev.phyto.010708.154114</text:p>
            <text:p text:style-name="Standard">Su, S., Hsieh, C., Chang-Yang, C., Lu, C., Guan, B.T., 2010. Micro-topographic differentiation of the tree species composition in a subtropical submontane rainforest in northeastern Taiwan. Taiwan Journal of Forest Science 25, 63–80.</text:p>
            <text:p text:style-name="Standard">Su, S.-H., Chang-Yang, C.H., Lu, C.L., Tsui, C.C., Lin, T.T., Lin, C.L., Chiou, W.L., Kuan, L.H., Chen, Z.S., Hsieh, C.F., 2007. Fushan subtropical forest dynamics plot: tree species characteristics and distribution patterns. Taiwan Forestry Research Institute.</text:p>
            <text:p text:style-name="Standard">Tateno, O., Hirose, D., Osono, T., Takeda, H., 2015. Beech cupules share endophytic fungi with leaves and twigs. Mycoscience 56, 252–256. https://doi.org/10.1016/j.myc.2014.07.005</text:p>
            <text:p text:style-name="Standard">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Standard">The Human Microbiome Project Consortium, 2012. Structure, Function and Diversity of the Healthy Human Microbiome. Nature 486, 207–214. https://doi.org/10.1038/nature11234</text:p>
            <text:p text:style-name="Standard">Thomas, D., Bailes, G., Vandegrift, R., Roy, B.A., 2017. Understanding and mitigating some limitations of Illumina © MiSeq for environmental sequencing of fungi. bioRxiv.</text:p>
            <text:p text:style-name="Standard">Van Der Heijden, M.G.A., Horton, T.R., 2009. Socialism in soil? The importance of mycorrhizal fungal networks for facilitation in natural ecosystems. Journal of Ecology 97, 1139–1150. https://doi.org/10.1111/j.1365-2745.2009.01570.x</text:p>
            <text:p text:style-name="Standard">Vandegrift, A.W.R., 2016. Ecological Roles of Fungal Endophytes. University of Oregon.</text:p>
            <text:p text:style-name="Standard">Vandenkoornhuyse, P., Quaiser, A., Duhamel, M., Le Van, A., Dufresne, A., 2015. The importance of the microbiome of the plant holobiont. New Phytol 206, 1196–1206. https://doi.org/10.1111/nph.13312</text:p>
            <text:p text:style-name="Standard">Veech, J.A., 2013. A probabilistic model for analysing species co-occurrence. Global Ecology and Biogeography 22, 252–260. https://doi.org/10.1111/j.1466-8238.2012.00789.x</text:p>
            <text:p text:style-name="Standard">Vellend, M., 2010. Conceptual Synthesis in Community Ecology. The Quarterly Review of Biology 85, 183–206. https://doi.org/10.1086/652373</text:p>
            <text:p text:style-name="Standard">Venkateshwaran, M., Volkening, J.D., Sussman, M.R., Ané, J.-M., 2013. Symbiosis and the social network of higher plants. Current Opinion in Plant Biology, Growth and development 16, 118–127. https://doi.org/10.1016/j.pbi.2012.11.007</text:p>
            <text:p text:style-name="Standard">Wilson, D., 1995. Endophyte: The Evolution of a Term, and Clarification of Its Use and Definition. Oikos 73, 274–276. https://doi.org/10.2307/3545919</text:p>
            <text:p text:style-name="Standard">Woodward, C., Hansen, L., Beckwith, F., Redman, R.S., Rodriguez, R.J., 2012. Symbiogenics: An Epigenetic Approach to Mitigating Impacts of Climate Change on Plants. HortScience 47, 699–703.</text:p>
            <text:p text:style-name="Standard">Wright, S., 1940. Breeding Structure of Populations in Relation to Speciation. The American Naturalist 74, 232–248. https://doi.org/10.1086/280891</text:p>
            <text:p text:style-name="Standard">Zimmerman, N.B., Vitousek, P.M., 2012. Fungal endophyte communities reflect environmental structuring across a Hawaiian landscape. PNAS 109, 13022–13027. https://doi.org/10.1073/pnas.1209872109</text:p>
          </text:deletion>
        </text:changed-region>
        <text:changed-region xml:id="ct140057880295120" text:id="ct140057880295120">
          <text:insertion>
            <office:change-info>
              <dc:creator>Unknown Author</dc:creator>
              <dc:date>2018-11-15T00:41:13</dc:date>
            </office:change-info>
          </text:insertion>
        </text:changed-region>
        <text:changed-region xml:id="ct140057880269520" text:id="ct140057880269520">
          <text:deletion>
            <office:change-info>
              <dc:creator>Unknown Author</dc:creator>
              <dc:date>2018-11-14T00:08:24</dc:date>
            </office:change-info>
            <text:p text:style-name="Preformatted_20_Text"><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reference-mark-start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reference-mark-end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p>
          </text:deletion>
        </text:changed-region>
        <text:changed-region xml:id="ct140057880341536" text:id="ct140057880341536">
          <text:insertion>
            <office:change-info>
              <dc:creator>Unknown Author</dc:creator>
              <dc:date>2018-11-15T00:41:14</dc:date>
            </office:change-info>
          </text:insertion>
        </text:changed-region>
        <text:changed-region xml:id="ct140057880308976" text:id="ct140057880308976">
          <text:deletion>
            <office:change-info>
              <dc:creator>Unknown Author</dc:creator>
              <dc:date>2018-11-14T00:08:24</dc:date>
            </office:change-info>
            <text:p text:style-name="Preformatted_20_Text"><text:reference-mark-start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reference-mark-end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p>
          </text:deletion>
        </text:changed-region>
        <text:changed-region xml:id="ct140057885912128" text:id="ct140057885912128">
          <text:insertion>
            <office:change-info>
              <dc:creator>Unknown Author</dc:creator>
              <dc:date>2018-11-15T00:41:14</dc:date>
            </office:change-info>
          </text:insertion>
        </text:changed-region>
        <text:changed-region xml:id="ct140057880341760" text:id="ct140057880341760">
          <text:deletion>
            <office:change-info>
              <dc:creator>Unknown Author</dc:creator>
              <dc:date>2018-11-14T00:08:24</dc:date>
            </office:change-info>
            <text:p text:style-name="Preformatted_20_Text"><text:reference-mark-start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text:span><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reference-mark-end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12">Spatial patterns of fungal </text:span>endophytes in a subtropical montane rainfores<text:span text:style-name="T112">t of northern Taiwan</text:span></text:p>
      <text:p text:style-name="P12"/>
      <text:p text:style-name="P12">Daniel Thomas<text:span text:style-name="T213">a</text:span>, <text:s/>Roo Vandegrift<text:span text:style-name="T211">a</text:span>, <text:span text:style-name="T216">B</text:span>. A. Roy<text:span text:style-name="T213">a</text:span>, Huei-Mei Hsieh<text:span text:style-name="T213">b</text:span>,<text:span text:style-name="T211"> </text:span>Yu-Ming Ju<text:span text:style-name="T212">b</text:span></text:p>
      <text:p text:style-name="Text_20_body"/>
      <text:p text:style-name="P27"><text:span text:style-name="T210">a</text:span> <text:span text:style-name="T214">Institute of Ecology and Evolution. 272 Onyx Bridge, 5289 University of Oregon, Eugene, OR 97403-5289</text:span></text:p>
      <text:p text:style-name="P27"><text:span text:style-name="T210">b</text:span> <text:span text:style-name="T215">Institute of Plant and Microbial Biology, </text:span>A<text:span text:style-name="T215">cademia </text:span>S<text:span text:style-name="T215">inica. 128 Academia Road, Section 2, Nankang, Taipei 11529, Taiwan</text:span></text:p>
      <text:p text:style-name="P94">Abstract</text:p>
      <text:p text:style-name="P12"/>
      <text:p text:style-name="P32">Fungal endophytes of plants are ubiquitous and important to host plant health. <text:span text:style-name="T110">W</text:span>ood-inhabiting and foliar endophyte communities from multiple tree hosts were sampled at multiple spatial scales across <text:change-start text:change-id="ct94000980318352"/><text:span text:style-name="T216">the </text:span><text:change-end text:change-id="ct94000980318352"/>Fushan forest dynamics plot in northern Taiwan, using culture-free, community DNA amplicon sequencing methods. Fungal endophyte communities were distinct between leaves and wood, but the mycobiomes were highly variable across and within tree species. <text:span text:style-name="T63">Despite this</text:span>, host tree species was <text:span text:style-name="T63">an</text:span> important <text:span text:style-name="T63">predictor</text:span> of mycobiome community-composition. Within a single <text:span text:style-name="T63">common </text:span>tree species, “core” mycobiomes were characterized using co-occurrence analysis. <text:span text:style-name="T63">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12"/>
      <text:p text:style-name="P19">Keywords:</text:p>
      <text:p text:style-name="P12"/>
      <text:p text:style-name="P12">Fungal Endophytes, Microbial ecology, ITS, Plant-fungal interactions, Fushan Subtropical Forest Dynamics Plot, Mycobiome, Core microbiome, PCNM/dbMEM spatial analysis</text:p>
      <text:p text:style-name="P12"/>
      <text:p text:style-name="P19">Introduction</text:p>
      <text:p text:style-name="P12"/>
      <text:p text:style-name="Preformatted_20_Text"><text:span text:style-name="T1">Microbial community assembly and geographic patterns in microbes remain poorly understood, despite nearly a century of discussion</text:span><text:change-start text:change-id="ct94001012281328"/><text:span text:style-name="T1"> </text:span><text:change-end text:change-id="ct94001012281328"/><text:change-start text:change-id="ct140057878314256"/><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Baas-Becking, 1934; De Wit and Bouvier, 2006; Green and Bohannan, 2006; Hanson et al., 2012; Martiny et al., 2006; Nemergut et al., 2013; Peay et al., 2010)</text:span><text:change-end text:change-id="ct140057878314256"/><text:change-start text:change-id="ct140057880610720"/><text:reference-mark-start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span text:style-name="T1">(Baas-Becking, 1934; De Wit and Bouvier, 2006; Green and Bohannan, 2006; Hanson et al., 2012; Martiny et al., 2006; Nemergut et al., 2013; Peay et al., 2010)</text:span><text:change-end text:change-id="ct140057880610720"/><text:change text:change-id="ct94001013439232"/><text:reference-mark-end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 <text:s/>Rich microbial communities appear to be associated with all multicellular organisms </text:span><text:change-start text:change-id="ct94001011736096"/><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span text:style-name="T1">(Hoffman and Arnold, 2010; Rosenberg et al., 2010)(Hoffman and Arnold, 2010; Rosenberg et al., 2010)(Hoffman and Arnold, 2010; Rosenberg et al., 2010)</text:span><text:reference-mark-start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span text:style-name="T1">(Hoffman and Arnold, 2010; Rosenberg et al., 2010)</text:span><text:change-end text:change-id="ct94001011736096"/><text:change text:change-id="ct140057877449952"/><text:reference-mark-end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span text:style-name="T1">. Host-associated microbes present additional complexity in modeling microbial community assembly, and raise questions concerning fidelity of host-microbe interactions. </text:span><text:change-start text:change-id="ct140057878314000"/><text:span text:style-name="T181">Study of m</text:span><text:change-end text:change-id="ct140057878314000"/><text:change text:change-id="ct94000982336848"/><text:span text:style-name="T1">icrobial communit</text:span><text:change-start text:change-id="ct94001013353280"/><text:span text:style-name="T181">ies</text:span><text:change-end text:change-id="ct94001013353280"/><text:change text:change-id="ct94001011736352"/><text:change text:change-id="ct94001012363104"/><text:change text:change-id="ct94001013690368"/><text:span text:style-name="T1"> takes on a new urgency in the discussion of plant microbiomes and plant health in a changing planet </text:span><text:change-start text:change-id="ct140057877457008"/><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Woodward et al., 2012)(Woodward et al., 2012)(Woodward et al., 2012)</text:span><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span text:style-name="T1">(Woodward et al., 2012)</text:span><text:change-end text:change-id="ct140057877457008"/><text:change text:change-id="ct140057878038848"/><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 </text:span></text:p>
      <text:p text:style-name="P47"/>
      <text:p text:style-name="P1"><text:span text:style-name="T1"><text:tab/>The potential importance of microbes in adding ecological functions to their hosts </text:span><text:change-start text:change-id="ct140057880332848"/><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Johnson and Versalovic, 2012; Rodriguez et al., 2009; Woodward et al., 2012)(Johnson and Versalovic, 2012; Rodriguez et al., 2009; Woodward et al., 2012)(Johnson and Versalovic, 2012; Rodriguez et al., 2009; Woodward et al., 2012)</text:span><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span text:style-name="T1">(Johnson and Versalovic, 2012; Rodriguez et al., 2009; Woodward et al., 2012)</text:span><text:change-end text:change-id="ct140057880332848"/><text:change text:change-id="ct140057878347984"/><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 has led some to suggest that multicellular organisms may host core microbiomes </text:span><text:change-start text:change-id="ct140057877861376"/><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Hamady and Knight, 2009; Shade and Handelsman, 2012; Vandenkoornhuyse et al., 2015)(Hamady and Knight, 2009; Shade and Handelsman, 2012; Vandenkoornhuyse et al., 2015)(Hamady and Knight, 2009; Shade and Handelsman, 2012; Vandenkoornhuyse et al., 2015)</text:span><text:soft-page-break/><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span text:style-name="T1">(Hamady and Knight, 2009; Shade and Handelsman, 2012; Vandenkoornhuyse et al., 2015)</text:span><text:change-end text:change-id="ct140057877861376"/><text:change text:change-id="ct140057877602320"/><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 which are subsets of important and consistent microbial partners. Initial explorations of plant core microbiomes have been highly controlled </text:span><text:change-start text:change-id="ct14005787953736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Edwards et al., 2015; Lundberg et al., 2012)(Edwards et al., 2015; Lundberg et al., 2012)(Edwards et al., 2015; Lundberg et al., 2012)</text:span><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span text:style-name="T1">(Edwards et al., 2015; Lundberg et al., 2012)</text:span><text:change-end text:change-id="ct140057879537360"/><text:change text:change-id="ct140057877593744"/><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 Studies of plant-associated microbiomes in natural settings have rarely been framed in terms of core microbiomes </text:span><text:change-start text:change-id="ct140057879657104"/><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Bodenhausen et al., 2013; Higgins et al., 2014; Kembel and Mueller, 2014; Kim et al., 2012; Zimmerman and Vitousek, 2012, 2012)(Bodenhausen et al., 2013; Higgins et al., 2014; Kembel and Mueller, 2014; Kim et al., 2012; Zimmerman and Vitousek, 2012, 2012)(Bodenhausen et al., 2013; Higgins et al., 2014; Kembel and Mueller, 2014; Kim et al., 2012; Zimmerman and Vitousek, 2012, 2012)</text:span><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span text:style-name="T1">(Bodenhausen et al., 2013; Higgins et al., 2014; Kembel and Mueller, 2014; Kim et al., 2012; Zimmerman and Vitousek, 2012, 2012)</text:span><text:change-end text:change-id="ct140057879657104"/><text:change text:change-id="ct140057877377760"/><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change-start text:change-id="ct140057880613712"/><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Hamady and Knight, 2009)(Hamady and Knight, 2009)(Hamady and Knight, 2009)</text:span><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span text:style-name="T1">(Hamady and Knight, 2009)</text:span><text:change-end text:change-id="ct140057880613712"/><text:change text:change-id="ct140057877328384"/><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 may be useful when carefully applied to long-studied symbioses such as ruminant gut communities </text:span><text:change-start text:change-id="ct140057877386528"/><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Liggenstoffer et al., 2010)(Liggenstoffer et al., 2010)(Liggenstoffer et al., 2010)</text:span><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span text:style-name="T1">(Liggenstoffer et al., 2010)</text:span><text:change-end text:change-id="ct140057877386528"/><text:change text:change-id="ct140057877551152"/><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 or mycorrhizal relationships </text:span><text:change-start text:change-id="ct140057877542064"/><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Malloch et al., 1980; Van Der Heijden and Horton, 2009)(Malloch et al., 1980; Van Der Heijden and Horton, 2009)(Malloch et al., 1980; Van Der Heijden and Horton, 2009)</text:span><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span text:style-name="T1">(Malloch et al., 1980; Van Der Heijden and Horton, 2009)</text:span><text:change-end text:change-id="ct140057877542064"/><text:change text:change-id="ct140057877396432"/><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 This definition may not always serve for describing the other numerous and labyrinthine microbe-host interactions that occur between hosts and microbes. However, other definitions of core microbiomes exist that may be more useful for ecologically modeling microbiomes </text:span><text:change-start text:change-id="ct140057879872288"/><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Hamady and Knight, 2009)(Hamady and Knight, 2009)(Hamady and Knight, 2009)</text:span><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span text:style-name="T1">(Hamady and Knight, 2009)</text:span><text:change-end text:change-id="ct140057879872288"/><text:change text:change-id="ct140057877384384"/><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text:span></text:p>
      <text:p text:style-name="P47"/>
      <text:p text:style-name="Preformatted_20_Text"><text:span text:style-name="T1"><text:tab/>Fungal endophytes, or fungi that live internally in plant tissues </text:span><text:change-start text:change-id="ct94001013128016"/><text:span text:style-name="T181">causing</text:span><text:change-end text:change-id="ct94001013128016"/><text:change text:change-id="ct94000961451984"/><text:span text:style-name="T1"> incurring disease symptoms </text:span><text:change-start text:change-id="ct140057880349472"/><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Wilson, 1995)(Wilson, 1995)(Wilson, 1995)</text:span><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span text:style-name="T1">(Wilson, 1995)</text:span><text:change-end text:change-id="ct140057880349472"/><text:change text:change-id="ct140057877557104"/><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 are an important component of the plant microbiome. They </text:span><text:change-start text:change-id="ct94001011330304"/><text:span text:style-name="T181">are</text:span><text:change-end text:change-id="ct94001011330304"/><text:change text:change-id="ct94000961333936"/><text:span text:style-name="T1"> widespread and important to plant health </text:span><text:change-start text:change-id="ct140057879677952"/><text:reference-mark-start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span text:style-name="T55">(Arnold et al., 2003; Mejía et al., 2008, 2007; Porras-Alfaro and Bayman, 2011; Rodriguez et al., 2009)(Arnold et al., 2003; Mejía et al., 2008, 2007; Porras-Alfaro and Bayman, 2011; Rodriguez et al., 2009)</text:span><text:reference-mark-end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55">(Arnold et al., 2003; Mej</text:span><text:span text:style-name="T53">ía et al., 2008, 2007; Porras-Alfaro and Bayman, 2011; Rodriguez et al., 2009)</text:span><text:change-end text:change-id="ct140057879677952"/><text:change text:change-id="ct140057878163856"/><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1">. The endophytic compartment in which they reside is a distinct ecological space, in the sense that very different communities of microbes are observed outside vs. inside plant tissues </text:span><text:change-start text:change-id="ct140057879991312"/><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span text:style-name="T2">(Bodenhausen et al., 2013; Lundberg et al., 2012; Santamar</text:span><text:span text:style-name="T53">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2">(Bodenhausen et al., 2013; Lundberg et al., 2012; Santamar</text:span><text:span text:style-name="T53">ía and Bayman, 2005)</text:span><text:change-end text:change-id="ct140057879991312"/><text:change text:change-id="ct140057878642848"/><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1">, at least partly due to host-microbe preferences </text:span><text:change-start text:change-id="ct140057881164064"/><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span text:style-name="T1">(Oldroyd, 2013; Schulz et al., 1999; Venkateshwaran et al., 2013)</text:span><text:change-end text:change-id="ct140057881164064"/><text:change text:change-id="ct140057878597696"/><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 Plant organs </text:span><text:change text:change-id="ct94000991083632"/><text:span text:style-name="T1"><text:s/>host distinct communities of endophytes </text:span><text:change-start text:change-id="ct140057878812032"/><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span text:style-name="T2">(Bodenhausen et al., 2013; Edwards et al., 2015; Per</text:span><text:span text:style-name="T53">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2">(Bodenhausen et al., 2013; Edwards et al., 2015; Per</text:span><text:span text:style-name="T53">šoh, 2013; Tateno et al., 2015)</text:span><text:change-end text:change-id="ct140057878812032"/><text:change text:change-id="ct140057878589184"/><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1">. Endophyte communities are also influenced by environmental conditions </text:span><text:change-start text:change-id="ct140057881408512"/><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Arnold and Herre, 2003; Carroll and Carroll, 1978; Zimmerman and Vitousek, 2012)</text:span><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span text:style-name="T1">(Arnold and Herre, 2003; Carroll and Carroll, 1978; Zimmerman and Vitousek, 2012)</text:span><text:change-end text:change-id="ct140057881408512"/><text:change text:change-id="ct140057878879024"/><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 </text:span><text:change-start text:change-id="ct94000988954272"/><text:span text:style-name="T181">de</text:span><text:change-end text:change-id="ct94000988954272"/><text:change text:change-id="ct94000961685184"/><text:span text:style-name="T1">spite </text:span><text:change text:change-id="ct94001013128512"/><text:span text:style-name="T1"><text:s/>presumed buffering from environmental stresses by host tissues. Fungal communities are also subject to spatial processes such as dispersal limitation </text:span><text:change-start text:change-id="ct140057881342064"/><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Higgins et al., 2014; Peay et al., 2010)</text:span><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span text:style-name="T1">(Higgins et al., 2014; Peay et al., 2010)</text:span><text:change-end text:change-id="ct140057881342064"/><text:change text:change-id="ct140057877695088"/><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 at multiple scales </text:span><text:change-start text:change-id="ct140057881843520"/><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Mummey and Rillig, 2008; Norros et al., 2012; Tedersoo et al., 2014)</text:span><text:reference-mark-start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span text:style-name="T1">(Mummey and Rillig, 2008; Norros et al., 2012; Tedersoo et al., 2014)</text:span><text:change-end text:change-id="ct140057881843520"/><text:change text:change-id="ct140057879062784"/><text:reference-mark-end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 <text:s/>Fungal endophytes, therefore, make ideal systems for studying the interplay of host-microbe interactions, environmental influences, and spatial patterning of both host and microbes in natural settings. <text:s/></text:span></text:p>
      <text:p text:style-name="P48"/>
      <text:p text:style-name="P2"><text:span text:style-name="T1"><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change-start text:change-id="ct140057881835344"/><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Hamady and Knight, 2009)</text:span><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span text:style-name="T1">(Hamady and Knight, 2009)</text:span><text:change-end text:change-id="ct140057881835344"/><text:change text:change-id="ct140057878941168"/><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 Under this model, microbiomes can totally change across a landscape, with host-interactions mitigating</text:span><text:change-start text:change-id="ct94000971692512"/><text:span text:style-name="T1">,</text:span><text:change-end text:change-id="ct94000971692512"/><text:span text:style-name="T1"> but ultimately not preventing</text:span><text:change-start text:change-id="ct94001012176528"/><text:span text:style-name="T1">,</text:span><text:change-end text:change-id="ct94001012176528"/><text:span text:style-name="T1">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2"/>
      <text:p text:style-name="P19"><text:soft-page-break/>Materials and methods</text:p>
      <text:p text:style-name="P12"/>
      <text:p text:style-name="P3"><text:span text:style-name="T1">Background/Site: </text:span><text:change-start text:change-id="ct94001012231984"/></text:p>
      <text:p text:style-name="P3"><text:change-end text:change-id="ct94001012231984"/><text:span text:style-name="T1">Sampling occurred in summer of 2013 at Fushan forest, in Northeastern Taiwan (24º 45' 40" N, 121º 33' 28" E), which hosts a 25-ha Smithsonian-associated Forest Dynamics Plot (FDP) </text:span><text:change-start text:change-id="ct140057879224624"/><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span text:style-name="T1">(Losos and Leigh, 2004; Su et al., 2007)</text:span><text:change-end text:change-id="ct140057879224624"/><text:change text:change-id="ct140057879218848"/><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text:span><text:change-start text:change-id="ct140057881994256"/><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Su et al., 2010)</text:span><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span text:style-name="T1">(Su et al., 2010)</text:span><text:change-end text:change-id="ct140057881994256"/><text:change text:change-id="ct140057879224848"/><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text:span></text:p>
      <text:p text:style-name="P12"/>
      <text:p text:style-name="P13">Field methods</text:p>
      <text:p text:style-name="P30"/>
      <text:p text:style-name="Preformatted_20_Text"><text:span text:style-name="T1">Fushan FDP was divided into 9 sub-plots, and subplots were sampled using a nested logarithmic scheme intended to detect dispersal limitation and community turnover </text:span><text:change-start text:change-id="ct140057882144976"/><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Rodrigues et al., 2013)</text:span><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span text:style-name="T1">(Rodrigues et al., 2013)</text:span><text:change-end text:change-id="ct140057882144976"/><text:change text:change-id="ct140057879254032"/><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 (Fig. 2). Sampling of each set of nested points was undertaken in random order. Once sampling of a single set of nested squares had begun, all points within that set of nested points were sampled prior to beginning another. </text:span><text:change-start text:change-id="ct94001013552928"/><text:span text:style-name="T182">Only s</text:span><text:change-end text:change-id="ct94001013552928"/><text:change text:change-id="ct94001011529904"/><text:span text:style-name="T1">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text:span><text:change-start text:change-id="ct94000988956336"/><text:span text:style-name="T1"> </text:span><text:change-end text:change-id="ct94000988956336"/><text:span text:style-name="T1">m collapsible pole pruner. Identification of host</text:span><text:change text:change-id="ct94000988974672"/><text:span text:style-name="T1"> tree was </text:span><text:change-start text:change-id="ct94000961212976"/><text:span text:style-name="T182">determined </text:span><text:change-end text:change-id="ct94000961212976"/><text:change text:change-id="ct94000989194032"/><text:span text:style-name="T1"><text:s/>survey data from ongoing ecological research at Fushan FDP </text:span><text:change-start text:change-id="ct140057879306272"/><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Su et al., 2007)</text:span><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span text:style-name="T1">(Su et al., 2007)</text:span><text:change-end text:change-id="ct140057879306272"/><text:change text:change-id="ct140057879264160"/><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 All plant material was carried to a nearby field station and stored at 4°C for no longer than 5 days before processing.</text:span></text:p>
      <text:p text:style-name="P12"/>
      <text:p text:style-name="P13">Lab methods</text:p>
      <text:p text:style-name="P12"/>
      <text:p text:style-name="Preformatted_20_Text"><text:span text:style-name="T1">Preparation and sequencing of Illumina libraries for leaves and wood were undertaken separately, with differing protocols. </text:span><text:change text:change-id="ct94000960348160"/><text:change-start text:change-id="ct140057882252960"/><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span text:style-name="T1">(2016)(2016). Protocols for wood endophytes are given in detail in Thomas et al. </text:span><text:reference-mark-start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span text:style-name="T1">(2016)</text:span><text:change-end text:change-id="ct140057882252960"/><text:change text:change-id="ct140057879313664"/><text:change-start text:change-id="ct140057880612560"/><text:reference-mark-end text:name="ZOTERO_ITEM CSL_CITATION {&quot;citationID&quot;:&quot;42jeU8B2&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dca06xmrDj"/><text:reference-mark-start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span text:style-name="T1">(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reference-mark-start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span text:style-name="T1">(2017)</text:span><text:change-end text:change-id="ct140057880612560"/><text:change text:change-id="ct140057878143904"/><text:change-start text:change-id="ct94000960366448"/><text:reference-mark-end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end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p>
      <text:p text:style-name="P49"><text:change-end text:change-id="ct94000960366448"/><text:change-start text:change-id="ct94000960512160"/></text:p>
      <text:p text:style-name="P50">Leaf Endophyte <text:change-end text:change-id="ct94000960512160"/><text:change-start text:change-id="ct94000961324416"/>Metabarcode library</text:p>
      <text:p text:style-name="P50"/>
      <text:p text:style-name="Preformatted_20_Text"><text:change-end text:change-id="ct94000961324416"/><text:change-start text:change-id="ct94000961484096"/><text:span text:style-name="T173">Samples of leaves were processed to allow for DNA extraction and next-generation sequencing of the ITS region of fungal endophytes. We did all leaf DNA extractions in the lab at Academia Sinica in Taipei, Taiwan. First, the surfaces of fresh leaves were washed gently with tap water to reduce epiphytes. Then, one square centimeter leaf segments were cut from each of the three leaves collected per sampling plot and surface-sterilized by immersion in 70% ethanol for 30 sec, full-strength bleach (5% sodium hypochlorite) for 1 min, an additional 30 sec in ethanol, then rinsed thoroughly in sterile deionized water. Leaf tissues were disrupted via bead beating using three 5 mm stainless steel beads for an 80 s agitation cycle at 3450 oscillations/minute. DNA was extracted from homogenized leaf tissues using a Qiagen DNeasy 96 Plant Kit following the manufacturer's instructions. <text:s/>Extracted DNA was shipped overnight on wet ice to our lab at the University of Oregon, where a metabarcode sequencing library of the fungal internal transcribed spacer (ITS) region of the rRNA gene was </text:span><text:soft-page-break/><text:span text:style-name="T173">prepared. Library preparation followed Meadow et al. </text:span><text:reference-mark-start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73">(2013)</text:span><text:reference-mark-end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73">(2013) , with slight modifications. Briefly, the ITS region was amplified using a modified fungal specific ITS1F/ITS2 primer set adapted from Mueller et al. </text:span><text:reference-mark-start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73">(2014)</text:span><text:reference-mark-end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73"> (5"-CTTGGTCATTTAGAGGAAGTAA-3" / 5"-GCTGCGTTCTTCATCGATGC-3") </text:span><text:reference-mark-start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73">(Gardes and Bruns, 1993)</text:span><text:reference-mark-end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73"> through a two-step custom Illumina preparation protocol. We used a split-barcode system, with unique combinations of six base pair barcodes appended to both the forward and reverse primers; this allowed for fewer total primers to be synthesized, while maintaining a large number of unique possible combinations</text:span><text:reference-mark-start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73">(Gloor et al., 2010)</text:span><text:reference-mark-end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73">. Primer secondary structures were validated using PrimerProspector</text:span><text:reference-mark-start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73">(Walters et al., 2011)</text:span><text:reference-mark-end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73">. The first PCR step used forward and reverse primers that contained barcodes and partial Illumina adapters; the second PCR step appended the rest of the Illumina adapters, and barcodes were combined into unique 12 base-pair sequences in silico using paired-end reads. <text:s/>All first-step PCRs were amplified in triplicate, and then pooled before second-step PCR. First-step PCR (25 μL total reaction volume) was performed using 2.5 μL 10X high fidelity PCR buffer (Thermo Fisher Scientific), 0.125 μL dNTPs (10 mM, Sigma-Aldrich), 1.25 μL MgCl2 (50 mM, Thermo Fisher Scientific), 0.25 μL Platinumª Taq high fidelity polymerase (Thermo Fisher Scientific), 14.875 μL certified nucleic-acid free water, 0.5 μL forward primer, 0.5 μL reverse primer, and 5 μL template DNA using the following conditions: initial denaturation for 2 min at 98 °C; 20 cycles of 30 s at 98 °C, 30 s at 60 °C, and 45 s at 72 °C; and 72 °C for 5 min for final extension. The products of first-step PCR triplicates were pooled and cleaned with DNA Clean &amp; Concentrator (Zymo Research, Irvine, CA) following the manufacturer's instructions; 10 μL of 3M NaOAc (pH 5.2) was added to decrease the pH of the pooled reactions and facilitate efficient binding to the spin column, and all samples were eluted using 10 μL of the provided elution buffer. Second-step PCR reactions used a single primer pair to add the remaining Illumina adaptor sequence to the ends of the concentrated amplicons from the first-step PCR. Second-step PCR (25 μL total reaction volume) included the same reagents as above, and used 5 μL of the pooled and concentrated first-step PCR products as template; the conditions were as follows: 2 min denaturation at 98 °C; 14 cycles of 30 s at 98 °C, 30 s at 58°C, and 45 s at 72 °C; and 3 min at 72 °C for final extension. Equal volumes of each sample were then pooled, and the library was size-selected by gel electrophoresis: the wide gel bands centered at ~275bp (175-400bp were removed, to account for the variation present at the ITS1 locus across the kingdom Fungi) were extracted and concentrated using the ZR-96 Zymoclean Gel DNA Recovery Kit (ZYMO Research, Irvine, CA), following manufacturer's instructions. DNA concentration was quantified using a Qubit Fluoromoeter (Invitrogen, NY). Samples were sent to the IBEST Genomics Resources Core at the University of Idaho (Moscow, ID; http://www.ibest.uidaho.edu/), and sequenced on the Illumina MiSeq platform as paired-end reads after qPCR validation with Illumina-specific primers. <text:s/></text:span><text:change-end text:change-id="ct94000961484096"/></text:p>
      <text:p text:style-name="P12"><text:change-start text:change-id="ct94000961508768"/></text:p>
      <text:p text:style-name="P50">Wood-inhabiting Endophyte Metabarcode library</text:p>
      <text:p text:style-name="P12"><text:change-end text:change-id="ct94000961508768"/><text:change-start text:change-id="ct94000961509264"/></text:p>
      <text:p text:style-name="Preformatted_20_Text"><text:change-end text:change-id="ct94000961509264"/><text:change-start text:change-id="ct94000960981328"/><text:span text:style-name="T1">Wood was debarked and phloem and sapwood was collected using tools that were ethanol- and flame-sterilized between cuts</text:span><text:reference-mark-start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Gazis and Chaverri, 2010)</text:span><text:reference-mark-end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 Approximately 0.5 grams of wood tissue was disrupted via bead beating using three 5 mm stainless steel beads for 3x30 second agitation cycles (3450 oscillations/minute), followed by an additional 30s cycle with two additional 3 mm stainless steel beads. DNA was extracted from homogenized leaf tissues using a Qiagen DNeasy 96 Plant Kit following the manufacturer’s instructions. </text:span></text:p>
      <text:p text:style-name="P12"/>
      <text:p text:style-name="Preformatted_20_Text"><text:span text:style-name="T3">Samples were tested for presence of endophytic fungi using a preliminary PCR amplification and gel visualization of full ITS region with fungal specific primers</text:span><text:change-end text:change-id="ct94000960981328"/><text:span text:style-name="T3"> </text:span><text:change-start text:change-id="ct140057879369120"/><text:reference-mark-start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Gardes and Bruns, 1993)</text:span><text:change-end text:change-id="ct140057879369120"/><text:change-start text:change-id="ct94000961304448"/><text:reference-mark-end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 91 samples that amplified successfully and 3 controls were then re-amplified in triplicate PCRs using ITS1F forward and ITS2 reverse primers, covering the ITS1 region </text:span><text:change-end text:change-id="ct94000961304448"/><text:change-start text:change-id="ct140057882078512"/><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Blaalid et al., 2013)</text:span><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change-end text:change-id="ct140057882078512"/><text:change text:change-id="ct140057879306496"/><text:change-start text:change-id="ct140057877320032"/><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 with illumina adapter sequences and dual-indexed barcodes appended (Integrated DNA Technologies, Coralville, IA), as described above. Samples were identified using 94 unique combinations of twelve forward and eight reverse 8 bp barcodes (full primer sequences are available in the Supplemental Materials). PCR protocols: Initial denature of 94 ºC for 5 min, followed by 30 amplifications cycles of 94 ºC for 30 s, 55 degrees C for 1 min, 72 ºC for 30 sec each, and a final elongation of 72 ºC for 7 min. Triplicate PCRs were done in 20 µL volumes. Triplicate PCRs were done in three 20 µL volumes using the following PCR recipe: foward and reverse primers, 0.6 µL each (10 µM), additional MgCl2 (25 nM) 0.8 µL, template DNA 2.5 µL, water 5.5 µL, and 10 µL 2X PCR Super Master Mix, which contains Taq polymerase, dNTPs and MgCl2 (Biotool©, now Bimake©, Houston, TX). Triplicate PCR products were combined and cleaned with MagBind© <text:s/>Rxn PurePlus (OMEGA bio-tek©, Norcross, GA) beads, in equal volumes to the PCR product. Preparation of PCR plates were undertaken in a Purifier Logic+ Class II biological safety cabinet (Labconco©, Kansas City, MO).</text:span></text:p>
      <text:p text:style-name="P12"/>
      <text:p text:style-name="P12">Illumina© MiSeq library preparation, after cleaning, was done using the services of the Genomics and Cell Characterization Core Facility of the Institute of Molecular Biology of the University of Oregon (Eugene, OR). Samples were normalized and pooled, along with samples from another study for a shared Illumina run. The <text:soft-page-break/>amount of DNA being pulled from each sample was 10.45 ng (maximum allowed by the lowest concentration sample), with 258 x 10.45 ng = 2696.1 ng total, in a final volume of 384.47 µL = 7.013 ng/µL final pool concentration. Size selection was done using a Blue Pippen system with a 1.5% agarose cassette (Sage Science, Inc., Beverly, MA) to exclude DNA fragments with less than 250 bp lengths. Average ITS1 fragment length was 343 bp. Fragments larger than expected ITS1 lengths were removed bioinformatically after sequencing. Final DNA concentration within 250-1200 bp range was 5.213 nM, eluted in approximately 30 μl. </text:p>
      <text:p text:style-name="P12"/>
      <text:p text:style-name="P12">Illumina MiSeq platform sequencing of wood endophyte ITS library occurred at the Center for Genome Research and Biocomputing at Oregon State University (Corvallis, OR) using a 600 cycle (2x300 bp) v3 MiSeq reagent kit and including a 10% PhiX spike-in. Quantification of the shared library using qPCR was also done at the Center for Genome Research and Biocomputing facility. Reads from the shared run totaled to approximately 23 x 106 sequences, of which approximately 5.5 x 106 were from the present study. </text:p>
      <text:p text:style-name="P12"/>
      <text:p text:style-name="P12">Mock community construction</text:p>
      <text:p text:style-name="P12"/>
      <text:p text:style-name="P12">In addition to ecological samples, a pure-water negative control and two positive controls (in the form of “mock communities”, as suggested by Nguyen 2015) were included with the wood fungal endophyte library. To construct the positive controls, purified genomic DNA from 23 species of fungi from three phyla (19 Ascomycota, 3 Basidiomycota, and 1 Mucoromycota) were quantified using a NanoDrop 1000 UV-Vis Spectrophotometer (Thermo Scientific, NanoDrop products¸ Wilmington, DE) and diluted to a mean concentration of 9.44 ng/µl (SD = 2.35), then combined into a single sample for inclusion in the multiplexed wood fungal endophyte library. An ITS-region-only positive control was also generated using these same 23 species of fungi, using ITS1F and ITS4 primers (Gardes 1993) to amplify the full ITS region of each fungal species. PCR reagents were, per 20 µL rxn: 0.8 µL MgCl2, 0.6 µL each of forward and reverse primers, 4.0 µL H2O, 4.0 µL template DNA, and 10 µL 2x PCR Super Master Mix (Bimake, Houston, TX). PCR protocols were as follows: 5 min denaturation at 95 °C; 34 cycles of 60 s at 95 °C, 60 s at 55°C, and 60 s at 72 °C; and 10 min at 72 °C for final extension. PCR products were purified with Zymo© <text:s/>Clean and Concentrator column kits (Zymo Research Corp., Irvine CA). Full ITS PCR product from each fungal species was then diluted to a mean concentration of 24.30 ng/µL (SD=1.74) and combined to provide a second, ITS-region-only positive control. Full ITS region PCR product from each member of the mock community were sequenced using Sanger sequencing at Functional Biosciences, Inc (Madison, Wisconsin) on ABI 3730xl instruments using Big Dye V3.1 (ThermoFisher Scientific, Waltham, MA), to provide sequence information for UNITE database taxonomy assignments and to provide reference sequences for downstream recovery of these fungal sequences when examining positive controls (see below). All mock communities were prepared in a physically separate location from PCR preps of ecological samples to avoid cross-contamination. Taxonomic identities of positive control members are shown in Table 5.1.<text:change-end text:change-id="ct140057877320032"/></text:p>
      <text:p text:style-name="P13">Bioinformatics</text:p>
      <text:p text:style-name="P12"/>
      <text:p text:style-name="P4"><text:change text:change-id="ct94000961304672"/><text:change-start text:change-id="ct140057880990400"/><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2017)(2017). </text:span><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span text:style-name="T1">(2017)</text:span><text:change-end text:change-id="ct140057880990400"/><text:change text:change-id="ct140057879510608"/><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Full scripts </text:span><text:change-start text:change-id="ct94000961308768"/><text:span text:style-name="T1">of bioinformatic pipelines </text:span><text:change-end text:change-id="ct94000961308768"/><text:change-start text:change-id="ct94000960904928"/><text:span text:style-name="T1">with extensive annotation </text:span><text:change-end text:change-id="ct94000960904928"/><text:span text:style-name="T1">are available in supplementary information, and as a jupyter notebook at: </text:span><text:change text:change-id="ct94000989194544"/><text:span text:style-name="T1">https://nbviewer.jupyter.org/github/danchurch/taiwan_combined_biom/blob/master/combo_biome-revived.ipynb</text:span><text:change text:change-id="ct94001010946464"/><text:span text:style-name="T1">. <text:s/></text:span><text:change text:change-id="ct94000961284032"/><text:span text:style-name="T1"><text:s/></text:span><text:change-start text:change-id="ct94000961292272"/><text:span text:style-name="T1">G,</text:span><text:change-end text:change-id="ct94000961292272"/><text:change text:change-id="ct94000961292576"/><text:span text:style-name="T1">eneral bioinformatics protocols followed the USEARCH/UPARSE pipeline version 8.1 </text:span><text:change-start text:change-id="ct140057879577760"/><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Edgar, 2013)</text:span><text:change-end text:change-id="ct140057879577760"/><text:change-start text:change-id="ct140057879557568"/><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span text:style-name="T1">(Edgar, 2013)</text:span><text:change-end text:change-id="ct140057879557568"/><text:change text:change-id="ct140057879531456"/><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 wherever possible. Libraries of leaf and wood fungal endophyte DNA were prepared separately, </text:span><text:change text:change-id="ct94001014347552"/><text:span text:style-name="T1">to maximize comparability, the reads from both libraries were combined as early as possible in the bioinformatics pipeline, following merging of paired ends. </text:span><text:change-start text:change-id="ct94000961292800"/><text:span text:style-name="T1">Reads were trimmed according to remove regions of low quality</text:span><text:change-end text:change-id="ct94000961292800"/><text:change-start text:change-id="ct94000961285280"/><text:span text:style-name="T1"> base calls. </text:span><text:change-end text:change-id="ct94000961285280"/><text:change-start text:change-id="ct94000961524464"/><text:span text:style-name="T1">Wood forward </text:span><text:change-end text:change-id="ct94000961524464"/><text:change-start text:change-id="ct94000961493840"/><text:span text:style-name="T1">and reverse reads were trimmed to 255 bp and </text:span><text:change-end text:change-id="ct94000961493840"/><text:change-start text:change-id="ct94000961534512"/><text:span text:style-name="T1">210 bp lengths, respectively. Leaf reads were trimmed to 170 and 263 </text:span><text:change-end text:change-id="ct94000961534512"/><text:change-start text:change-id="ct94000961523280"/><text:span text:style-name="T1">bp lengths. OTUs were generated using a 3% dissimilarity cutoff. </text:span><text:change-end text:change-id="ct94000961523280"/><text:span text:style-name="T1">Variance stabilization, the process of maximizing comparability among samples and studies while considering differences in sampling depth, was done using using the DESeq2 and phyloseq packages in R </text:span><text:change-start text:change-id="ct140057882478864"/><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Love et al., 2014; McMurdie and Holmes, 2013)</text:span><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span text:style-name="T1">(Love et al., 2014; McMurdie and Holmes, 2013)</text:span><text:change-end text:change-id="ct140057882478864"/><text:change text:change-id="ct140057879566688"/><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51"/>
      <text:p text:style-name="P5"><text:span text:style-name="T4">Initial taxonomic assignments were assigned to all possible reads in the USEARCH 8.1 UTAX algorithm against the UNITE fungal ITS database </text:span><text:change-start text:change-id="ct94000961291248"/><text:reference-mark-start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56">(Edgar, 2013; Kõljalg et al., 2013)</text:span><text:change-end text:change-id="ct94000961291248"/><text:reference-mark-end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4">. This is a high-throughput method, used here to create an aggregate, “big picture” of the endophyte</text:span><text:change text:change-id="ct94000961329856"/><text:span text:style-name="T4"> communities, summarized in Figure 3. Because of the low </text:span><text:soft-page-break/><text:span text:style-name="T4">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change-start text:change-id="ct140057879611728"/><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Altschul et al., 1990)</text:span><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span text:style-name="T4">(Altschul et al., 1990)</text:span><text:change-end text:change-id="ct140057879611728"/><text:change text:change-id="ct140057879577984"/><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 against the UNITE database. See scripts for details of this process. </text:span></text:p>
      <text:p text:style-name="P51"/>
      <text:p text:style-name="P51"/>
      <text:p text:style-name="P12"/>
      <text:p text:style-name="P13">Statistical methods</text:p>
      <text:p text:style-name="P12"/>
      <text:p text:style-name="P92">Overview</text:p>
      <text:p text:style-name="P12"/>
      <text:p text:style-name="P6"><text:span text:style-name="T1">Ecological patterns of the entire fungal community of leaves and wood of all hosts were examined first. Analyses were then focused on patterns in the mycobiome of the most commonly-sampled host tree, </text:span><text:span text:style-name="T115">Helicia</text:span><text:span text:style-name="T133"> </text:span><text:span text:style-name="T115">formosana</text:span><text:span text:style-name="T1">. Finally, host-fungus co-occurrence patterns were used to define a core mycobiome that was also examined for ecological patterns. Statistical analysis was conducted in R Statistical Software, version 3.3.1 </text:span><text:change-start text:change-id="ct140057879654512"/><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R Core Team, 2017)</text:span><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span text:style-name="T1">(R Core Team, 2017)</text:span><text:change-end text:change-id="ct140057879654512"/><text:change text:change-id="ct140057879599968"/><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 with the vegan </text:span><text:change-start text:change-id="ct140057879689152"/><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Oksanen et al., 2017)</text:span><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span text:style-name="T1">(Oksanen et al., 2017)</text:span><text:change-end text:change-id="ct140057879689152"/><text:change text:change-id="ct140057879654736"/><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 phyloseq </text:span><text:change-start text:change-id="ct140057882772608"/><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span text:style-name="T1">(McMurdie and Holmes, 2013)</text:span><text:change-end text:change-id="ct140057882772608"/><text:change text:change-id="ct140057879691104"/><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 cooccur </text:span><text:change-start text:change-id="ct140057879742272"/><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Griffith et al., 2016)</text:span><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span text:style-name="T1">(Griffith et al., 2016)</text:span><text:change-end text:change-id="ct140057879742272"/><text:change text:change-id="ct140057879684224"/><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 igraph </text:span><text:change-start text:change-id="ct140057882965200"/><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Csardi and Nepusz, 2006)</text:span><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span text:style-name="T1">(Csardi and Nepusz, 2006)</text:span><text:change-end text:change-id="ct140057882965200"/><text:change text:change-id="ct140057877657152"/><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 and ecodist </text:span><text:change-start text:change-id="ct140057883130784"/><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Goslee and Urban, 2007)</text:span><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change-end text:change-id="ct140057883130784"/><text:change text:change-id="ct140057879611392"/><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 packages. The statistical pipeline is available as a jupyter notebook, viewable at: </text:span><text:change text:change-id="ct94000962189424"/><text:change-start text:change-id="ct94000990458256"/><text:a xlink:type="simple" xlink:href="https://nbviewer.jupyter.org/github/danchurch/taiwan_combined_stats/blob/master/CSrev/CSrev.ipynb" text:style-name="Internet_20_link" text:visited-style-name="Visited_20_Internet_20_Link"><text:span text:style-name="T3">https://</text:span></text:a><text:a xlink:type="simple" xlink:href="https://nbviewer.jupyter.org/github/danchurch/taiwan_combined_stats/blob/master/CSrev/CSrev.ipynb" text:style-name="Internet_20_link" text:visited-style-name="Visited_20_Internet_20_Link"><text:span text:style-name="T3">n</text:span></text:a><text:a xlink:type="simple" xlink:href="https://nbviewer.jupyter.org/github/danchurch/taiwan_combined_stats/blob/master/CSrev/CSrev.ipynb" text:style-name="Internet_20_link" text:visited-style-name="Visited_20_Internet_20_Link"><text:span text:style-name="T3">bviewer.jupyter.org/github/danchurch/taiwan_combined_stats/blob/master/CSrev/CSrev.ipynb</text:span></text:a><text:span text:style-name="T3"> </text:span></text:p>
      <text:p text:style-name="P52"/>
      <text:p text:style-name="P52"><text:change-end text:change-id="ct94000990458256"/></text:p>
      <text:p text:style-name="P7"><text:span text:style-name="T5">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change-start text:change-id="ct140057877154512"/><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Bray and Curtis, 1957; McCune et al., 2002)</text:span><text:change-end text:change-id="ct140057877154512"/><text:change-start text:change-id="ct140057877384160"/><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span text:style-name="T5">(Bray and Curtis, 1957; McCune et al., 2002)</text:span><text:change-end text:change-id="ct140057877384160"/><text:change text:change-id="ct140057879356896"/><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text:span></text:p>
      <text:p text:style-name="P12"/>
      <text:p text:style-name="P92">Mycobiome of all hosts</text:p>
      <text:p text:style-name="P12"/>
      <text:p text:style-name="P8"><text:span text:style-name="T1">Dissimilarity of leaf and wood endophyte communities were</text:span><text:change-start text:change-id="ct94001014209456"/><text:span text:style-name="T1">,</text:span><text:change-end text:change-id="ct94001014209456"/><text:span text:style-name="T1"> as a first step</text:span><text:change-start text:change-id="ct94001014211760"/><text:span text:style-name="T1">,</text:span><text:change-end text:change-id="ct94001014211760"/><text:span text:style-name="T1"> modeled and visualized using non- parametric multivariate analysis of variance (NPMANOVA or PERMANOVA) </text:span><text:change-start text:change-id="ct14005788313124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Anderson, 2017, 2001)</text:span><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span text:style-name="T1">(Anderson, 2017, 2001)</text:span><text:change-end text:change-id="ct140057883131248"/><text:change text:change-id="ct140057877784288"/><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span></text:p>
      <text:p text:style-name="P53"/>
      <text:p text:style-name="P9"><text:span text:style-name="T1">Spatial trends in endophyte communities were first explored using multivariate Mantel tests </text:span><text:change-start text:change-id="ct140057877608736"/><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Legendre and Fortin, 1989; Mantel, 1967)</text:span><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span text:style-name="T1">(Legendre and Fortin, 1989; Mantel, 1967)</text:span><text:change-end text:change-id="ct140057877608736"/><text:change text:change-id="ct140057877605184"/><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change-start text:change-id="ct140057879540800"/><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Borcard et al., 2011; Legendre and Legendre, 2012)</text:span><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span text:style-name="T1">(Borcard et al., 2011; Legendre and Legendre, 2012)</text:span><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span text:style-name="T1">(Borcard et al., 2011; Legendre and Legendre, 2012)</text:span><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span text:style-name="T1">(Borcard et al., 2011; Legendre and Legendre, 2012)</text:span><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span text:style-name="T1">(Borcard et al., 2011; Legendre and Legendre, 2012)</text:span><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span text:style-name="T1">(Borcard et al., 2011; Legendre and Legendre, 2012)</text:span><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span text:style-name="T1">(Borcard et al., 2011; Legendre and Legendre, 2012)(Borcard et al., 2011; Legendre and Legendre, 2012)</text:span><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span text:style-name="T1">(Borcard et al., 2011; Legendre and Legendre, 2012)</text:span><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span text:style-name="T1">(Borcard et al., 2011; Legendre and Legendre, 2012)</text:span><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span text:style-name="T1">(Borcard et al., 2011; Legendre and Legendre, 2012)(Borcard et al., 2011; Legendre and Legendre, 2012)</text:span><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span text:style-name="T1">(Borcard et al., 2011; Legendre and Legendre, 2012)</text:span><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span text:style-name="T1">(Borcard et al., 2011; </text:span><text:soft-page-break/><text:span text:style-name="T1">Legendre and Legendre, 2012)</text:span><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span text:style-name="T1">(Borcard et al., 2011; Legendre and Legendre, 2012)</text:span><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span text:style-name="T1">(Borcard et al., 2011; Legendre and Legendre, 2012)</text:spa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span text:style-name="T1">(Borcard et al., 2011; Legendre and Legendre, 2012)</text:span><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span text:style-name="T1">(Borcard et al., 2011; Legendre and Legendre, 2012)</text:span><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span text:style-name="T1">(Borcard et al., 2011; Legendre and Legendre, 2012)</text:span><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span text:style-name="T1">(Borcard et al., 2011; Legendre and Legendre, 2012)(Borcard et al., 2011; Legendre and Legendre, 2012)</text:span><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span text:style-name="T1">(Borcard et al., 2011; Legendre and Legendre, 2012)</text:span><text:change-end text:change-id="ct140057879540800"/><text:change text:change-id="ct94000961603776"/><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 endophyte community matrices were Hellinger-transformed </text:span><text:change-start text:change-id="ct140057878767632"/><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Legendre and Gallagher, 2001)</text:span><text:change-end text:change-id="ct140057878767632"/><text:change-start text:change-id="ct140057884277408"/><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span text:style-name="T1">(Legendre and Gallagher, 2001)</text:span><text:change-end text:change-id="ct140057884277408"/><text:change text:change-id="ct140057878610256"/><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 and “regressed” using Redundancy analysis (RDA) </text:span><text:change-start text:change-id="ct140057884308880"/><text:reference-mark-start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Buttigieg and Ramette, 2014; Legendre and Gallagher, 2001)</text:span><text:reference-mark-start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span text:style-name="T1">(Buttigieg and Ramette, 2014; Legendre and Gallagher, 2001)</text:span><text:change-end text:change-id="ct140057884308880"/><text:change text:change-id="ct140057879710176"/><text:reference-mark-end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end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 against all eigenvectors (“PCNM vectors”) resulting from dbMEM analysis. Stepwise model selection was then used to filter the ecologically informative eigenvectors</text:span><text:change-start text:change-id="ct94000961273632"/><text:span text:style-name="T1"> </text:span><text:change-end text:change-id="ct94000961273632"/><text:change-start text:change-id="ct140057879583792"/><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Oksanen et al., 2017)</text:span><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span text:style-name="T1">(Oksanen et al., 2017)</text:span><text:change-end text:change-id="ct140057879583792"/><text:change text:change-id="ct140057878637680"/><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 </text:span></text:p>
      <text:p text:style-name="P54"/>
      <text:p text:style-name="P10">Eigenanalysis of sampling schemes such as dbMEM/PCNM used here give a portrait of what patterns can be confidently test<text:change-start text:change-id="ct94000962820320"/><text:span text:style-name="T217">ed</text:span><text:change-end text:change-id="ct94000962820320"/><text:change text:change-id="ct94000988957952"/>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p>
      <text:p text:style-name="P56"/>
      <text:p text:style-name="P11"><text:span text:style-name="T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change-start text:change-id="ct140057879412592"/><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span text:style-name="T6">(Borcard et al., 2011)</text:span><text:change-end text:change-id="ct140057879412592"/><text:change text:change-id="ct140057879583056"/><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 </text:span></text:p>
      <text:p text:style-name="P57"/>
      <text:p text:style-name="P33">Ecological patterns of interest detected in spatial analysis were further visualized by mapping Bray-Curtis distance of all wood or leaf samples from a single point of interest on maps of the reserve and in NMS ordinations.</text:p>
      <text:p text:style-name="P12"/>
      <text:p text:style-name="P92">Mycobiome of a single host, <text:span text:style-name="T15">Helicia</text:span><text:span text:style-name="T57"> </text:span><text:span text:style-name="T15">formosana</text:span></text:p>
      <text:p text:style-name="P12"/>
      <text:p text:style-name="P12"><text:span text:style-name="T64">To exclude variation in fungal communities</text:span> resulting from <text:span text:style-name="T64">differing </text:span>host tree species, <text:span text:style-name="T88">above analyses were repeated for</text:span> the fungal endophytes of a single host tree, <text:span text:style-name="T15">Helicia</text:span><text:span text:style-name="T57"> </text:span><text:span text:style-name="T15">formosana</text:span> <text:change text:change-id="ct94001012834288"/><text:s/>This was the host tree for which the most samples (leaves, n=31; wood n=22) were available. Bray-Curtis dissimilarity values resulting from comparison were then plotted onto a map of Fushan FDP.</text:p>
      <text:p text:style-name="P12"/>
      <text:p text:style-name="P92">Core fungi of <text:span text:style-name="T15">Helicia</text:span><text:span text:style-name="T57"> </text:span><text:span text:style-name="T15">formosana</text:span></text:p>
      <text:p text:style-name="P12"/>
      <text:p text:style-name="Preformatted_20_Text"><text:span text:style-name="T1">To test for the presence of a core mycobiome, co-occurrence analysis was conducted on the all-host, all- endophyte species-using a pairwise, probabilistic model </text:span><text:change-start text:change-id="ct140057884867072"/><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Griffith et al., 2016; Veech, 2013)</text:span><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span text:style-name="T1">(Griffith et al., 2016; Veech, 2013)</text:span><text:change-end text:change-id="ct140057884867072"/><text:change text:change-id="ct140057879657952"/><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15">H. formosana</text:span><text:span text:style-name="T1"> were used to populate a species composition matrix of just these core species as columns, with rows of just sites where </text:span><text:span text:style-name="T115">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30"/>
      <text:p text:style-name="P19">Results</text:p>
      <text:p text:style-name="P12"/>
      <text:p text:style-name="P13"><text:soft-page-break/>Mycobiome of all hosts<text:change text:change-id="ct94000989033008"/></text:p>
      <text:p text:style-name="P12"/>
      <text:p text:style-name="P14">After variance-stabilization, <text:span text:style-name="T65">in the </text:span>the <text:span text:style-name="T67">leaf</text:span> endophyte library <text:span text:style-name="T67">1302</text:span> OTUs <text:span text:style-name="T65">were detected, </text:span>and <text:span text:style-name="T67">2025</text:span> OTUs <text:span text:style-name="T65">in the </text:span>the <text:change-start text:change-id="ct94001013146896"/><text:span text:style-name="T217">wood</text:span><text:change-end text:change-id="ct94001013146896"/><text:change text:change-id="ct94000960986912"/> library. Both leaf and wood samples were dominated by Ascomycota <text:span text:style-name="T68"><text:s/></text:span>(Fig. <text:span text:style-name="T107">3</text:span>), but a larger p<text:span text:style-name="T65">roportion</text:span> of <text:span text:style-name="T107">remaining reads</text:span> <text:span text:style-name="T107">in </text:span>wood OTUs matched to Basidiomycota <text:span text:style-name="T67">(10% of leaf OTUs vs. 17% of wood OTUs) than in in leaves</text:span>. <text:s/>This larger percentage of <text:span text:style-name="T68">OTUs identified to </text:span>Basidiomy<text:span text:style-name="T68">cota</text:span> was due mostly to a larger <text:span text:style-name="T68">percentage</text:span> of <text:span text:style-name="T68">OTUs identified to</text:span> Tremellomycetes <text:span text:style-name="T68">(&lt;1% of leaf OTUs vs. 5.6%</text:span> <text:span text:style-name="T68">of</text:span> wood <text:span text:style-name="T68">OTUs)</text:span>. Within Ascomycota, both leaf and wood samples contained high percentages of <text:span text:style-name="T67">OTUs identified to </text:span>Sordariomycetes <text:span text:style-name="T67">(24% of leaf OTUs vs. 16% of wood OTUs)</text:span>, Dothideomycetes <text:span text:style-name="T67">(20% of leaf OTUs vs. 27% of wood OTUs)</text:span>, and Eurotiomycetes <text:span text:style-name="T67">(7% of leaf OTUs vs. 14% of wood OTUs)</text:span>. <text:span text:style-name="T66">Significant observations of Lecanoromycete fungi</text:span> <text:span text:style-name="T66">also occurred, especially in leaves (%18.5 of leaf OTUs vs. %4 of wood OTUs). At the class level 16% of leaf OTUs were unindentified, compared to 10% of wood.</text:span></text:p>
      <text:p text:style-name="P12"/>
      <text:p text:style-name="P15"><text:span text:style-name="T7">Host species was the strongest single predictor of similarity within </text:span><text:change text:change-id="ct94000962880144"/><text:span text:style-name="T7"><text:s/>leaf </text:span><text:change-start text:change-id="ct94001013538912"/><text:span text:style-name="T7">endophyte communities </text:span><text:change-end text:change-id="ct94001013538912"/><text:span text:style-name="T7">(PERMANOVA, F(33, 89) = </text:span>1.9<text:span text:style-name="T8">5, p &lt; 0.01, R2 =0.42, permutations = 10000). Wood endophyte communities were also most strongly predicted by host (PERMANOVA, F(29,61) = 1.49, p &lt; 0.01, R2 = 0.42, permutations = 10000), see NMS visualizations (Fig. 4). </text:span><text:change-start text:change-id="ct94000961357616"/><text:span text:style-name="T8">Surrounding v</text:span><text:change-end text:change-id="ct94000961357616"/><text:change text:change-id="ct94001012667488"/><text:span text:style-name="T8">egetative community</text:span><text:change-start text:change-id="ct94001007447136"/><text:span text:style-name="T8"> (Fig. 1a)</text:span><text:change-end text:change-id="ct94001007447136"/><text:span text:style-name="T8"> </text:span><text:change-start text:change-id="ct94001012024096"/><text:span text:style-name="T8">was</text:span><text:change-end text:change-id="ct94001012024096"/><text:change text:change-id="ct94001007167088"/><text:span text:style-name="T8"> a weak predictor of similarity in both leaf (PERMANOVA, F(3, 119) = 2.04, p &lt; 0.01, R2 = .05, permutations = 10000) and wood endophyte community (PERMANOVA, F(3,87) = 1.71, p &lt; 0.01, R2 = 0.055, permutations = 10000). Micro-topographic conditions</text:span><text:change-start text:change-id="ct94001011343328"/><text:span text:style-name="T8"> (Fig. 1b)</text:span><text:change-end text:change-id="ct94001011343328"/><text:span text:style-name="T8"> </text:span><text:change-start text:change-id="ct94001011631072"/><text:span text:style-name="T8">we</text:span><text:change-end text:change-id="ct94001011631072"/><text:change text:change-id="ct94000961415856"/><text:span text:style-name="T8">re also weak predictors of similarity in both leaf (PERMANOVA, F(6, 116) = 1.23, p &lt; 0.01, R2 = 0.06, permutations = 10000) and wood endophyte community (PERMANOVA, F(6,84) = </text:span>1.36,<text:span text:style-name="T7"> p &lt; 0.01, R2 = 0.09, permutations = 10000). PERMANOVA tests cannot easily account for complex spatial patterns, some environmental correlations were uncovered in more sensitive spatial analyses summarized below. </text:span></text:p>
      <text:p text:style-name="P12"/>
      <text:p text:style-name="P12">Wood endophyte community displayed a weak pattern of community-turnover/distance-decay over the entire study area (<text:span text:style-name="T70">global </text:span>Mantel's r = 0.<text:span text:style-name="T70">10</text:span>, p <text:span text:style-name="T70">&lt;</text:span> 0.01) (<text:span text:style-name="T9">Supp </text:span>Fig. <text:span text:style-name="T103">1</text:span>). Leaf communities displayed no global distance decay relationship (<text:span text:style-name="T70">global </text:span>Mantel's r = -0.01, p = 0.<text:span text:style-name="T70">5</text:span>7), but displayed local negative autocorrelation in comparisons of samples approximately 200 m<text:change text:change-id="ct94000988916672"/> apart (Mantel correlogram, <text:span text:style-name="T70">local </text:span>Mantel's r = -0.10, p &lt; 0.05). <text:span text:style-name="T9">In both wood and leaf endophyte communities of all hosts, Mantel’s r approache</text:span><text:change-start text:change-id="ct94000989504336"/><text:span text:style-name="T9">d</text:span><text:change-end text:change-id="ct94000989504336"/><text:change text:change-id="ct94000982064400"/><text:span text:style-name="T9"> zero in both leaf and wood samples at comparisons around 150 m apart, indicating that positive autocorrelation </text:span><text:change-start text:change-id="ct94001012833504"/><text:span text:style-name="T9">wa</text:span><text:change-end text:change-id="ct94001012833504"/><text:change text:change-id="ct94001011570464"/><text:span text:style-name="T9">s undetected beyond this. </text:span></text:p>
      <text:p text:style-name="P59"/>
      <text:p text:style-name="P16"><text:span text:style-name="T177">For leaves, our sampling scheme yielded 7 biologically significant PCNM vectors, explaining a combined total of 7.1% of endophyte community variation (Redundancy analysis, constrained inertia = </text:span><text:span text:style-name="T3">0.0</text:span><text:span text:style-name="T178">6, Unconstrained inertia = </text:span><text:span text:style-name="T3">0.8</text:span><text:span text:style-name="T178">2</text:span><text:span text:style-name="T3">,</text:span><text:span text:style-name="T10"> F(7,117) = </text:span><text:span text:style-name="T3">1.25</text:span><text:span text:style-name="T10">, P &lt; 0.01) (Supp. Fig. 2). Of these, <text:s/>the smallest scale vectors </text:span><text:change-start text:change-id="ct94001012217136"/><text:span text:style-name="T183">we</text:span><text:change-end text:change-id="ct94001012217136"/><text:change text:change-id="ct94001012885808"/><text:span text:style-name="T10">re uncorrelated with environmental data, and probably indicative of endogenous autocorrelation </text:span><text:change-start text:change-id="ct140057879776576"/><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Borcard et al., 2011)</text:span><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span text:style-name="T10">(Borcard et al., 2011)</text:span><text:change-end text:change-id="ct140057879776576"/><text:change text:change-id="ct140057879777248"/><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 with wavelengths up to 50</text:span><text:change-start text:change-id="ct94001013842576"/><text:span text:style-name="T10"> </text:span><text:change-end text:change-id="ct94001013842576"/><text:span text:style-name="T10">m. Two mid-range (300m) vectors represented north-south and east-west surface trends, unexplained by environmental data, each predicting approximately 1 % of fungal species variation. Two mid-range leaf PCNM vectors of interest correlate</text:span><text:change-start text:change-id="ct94000989253040"/><text:span text:style-name="T184">d</text:span><text:change-end text:change-id="ct94000989253040"/><text:span text:style-name="T10">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116">Helicia formosana</text:span><text:span text:style-name="T134"> (</text:span><text:change text:change-id="ct94000988975808"/><text:span text:style-name="T11">Linear model/multiple regression, adj-R2=0.</text:span><text:span text:style-name="T136">3</text:span><text:span text:style-name="T11">3, F(9,113)</text:span><text:span text:style-name="T136">=7.68,</text:span><text:span text:style-name="T11"> p &lt; 0.01).</text:span><text:span text:style-name="T10"> </text:span></text:p>
      <text:p text:style-name="P60"/>
      <text:p text:style-name="P17"><text:span text:style-name="T70">For wood, our sampling scheme also yielded 5 biologically significant PCNM vectors, explaining 7.5% of variation (Redundancy analysis, constrained inertia = 0.07, Unconstrained inertia = 0.80, F(5,85) = 1.38, P &lt; 0.01). </text:span><text:span text:style-name="T12">Of these, the smallest scale vectors </text:span><text:change-start text:change-id="ct94001006746272"/><text:span text:style-name="T81">we</text:span><text:change-end text:change-id="ct94001006746272"/><text:change text:change-id="ct94000989119504"/><text:span text:style-name="T12">re probably indicative of endogenous autocorrelation, at a wavelength of 70 m or less. </text:span><text:span text:style-name="T73">The three other PCNM vectors are large- to mid-range, with lengths from 300m to 500m. They correlated with environmental variables, and generally </text:span><text:span text:style-name="T74">point</text:span><text:span text:style-name="T73"> to a contrast between upland and lowland habitat (S</text:span><text:span text:style-name="T78">upp. Fig.</text:span><text:span text:style-name="T73"> </text:span><text:span text:style-name="T80">3</text:span><text:span text:style-name="T73">). </text:span><text:span text:style-name="T12">For more detailed results and interpretation of </text:span><text:span text:style-name="T79">all-host </text:span><text:span text:style-name="T12">PCNM results, see scripts</text:span><text:change-start text:change-id="ct94000960256656"/><text:span text:style-name="T12"> </text:span><text:span text:style-name="T81">(supplement</text:span><text:change-end text:change-id="ct94000960256656"/><text:change-start text:change-id="ct94001014030400"/><text:span text:style-name="T82">ary text, also viewable online as a </text:span><text:change-end text:change-id="ct94001014030400"/><text:change-start text:change-id="ct94001011343552"/><text:span text:style-name="T82">Jupyter Notebook at: </text:span><text:a xlink:type="simple" xlink:href="https://nbviewer.jupyter.org/github/danchurch/taiwan_combined_stats/blob/master/CSrev/CSrev.ipynb" text:style-name="Internet_20_link" text:visited-style-name="Visited_20_Internet_20_Link"><text:span text:style-name="T82">https://nbviewer.jupyter.org/github/danchurch/taiwan_combined_stats/blob/master/CSrev/CSrev.ipynb</text:span></text:a><text:change-end text:change-id="ct94001011343552"/><text:change-start text:change-id="ct94000988884992"/><text:span text:style-name="T82"> .</text:span><text:change-end text:change-id="ct94000988884992"/><text:change text:change-id="ct94000988858704"/><text:span text:style-name="T12"> </text:span><text:span text:style-name="T73"><text:s/></text:span></text:p>
      <text:p text:style-name="P35"><text:s/></text:p>
      <text:p text:style-name="P13"><text:soft-page-break/>Mycobiome of a single host, <text:span text:style-name="T15">Helicia</text:span><text:span text:style-name="T57"> </text:span><text:span text:style-name="T15">formosana</text:span></text:p>
      <text:p text:style-name="P12"/>
      <text:p text:style-name="P36"><text:span text:style-name="T87">When the </text:span>community of endophytes <text:span text:style-name="T108">was constrained to one host tree species, e</text:span>nvironmental variables were not found to directly explain any varianc<text:span text:style-name="T83">e in endophyte community structure (</text:span>PERMANOVA <text:span text:style-name="T84">tests</text:span>, permutations=10000. <text:span text:style-name="T85">Leaf community ~ t</text:span>opography: F(4,26) = 0.<text:span text:style-name="T84">93</text:span>, R2 = 0.1<text:span text:style-name="T85">2, </text:span>p = 0.<text:span text:style-name="T84">66. Leaf community ~ v</text:span>egetative community: F(3,27) = 1.<text:span text:style-name="T84">07</text:span>, R2 = 0.11, <text:s/>p = 0.2<text:span text:style-name="T84">7. W</text:span>ood <text:span text:style-name="T85">community ~ t</text:span>opography: F(4,17) = 1.0<text:span text:style-name="T85">6</text:span>, R2 = 0.20, p = 0.<text:span text:style-name="T85">20. Wood community ~ </text:span>Vegetative community: F(3,18) = 1.0<text:span text:style-name="T85">8</text:span>, R2 = 0.15, p = 0.<text:span text:style-name="T85">19.). <text:s/></text:span></text:p>
      <text:p text:style-name="P37"/>
      <text:p text:style-name="P18">Leaf endophyte community yielded <text:change-start text:change-id="ct94000961512224"/><text:span text:style-name="T13">three</text:span><text:change-end text:change-id="ct94000961512224"/><text:change text:change-id="ct94001015737344"/> <text:span text:style-name="T86">ecologically</text:span> significant PCNM<text:span text:style-name="T83">s</text:span> <text:span text:style-name="T89">explaining 13% of community variation </text:span>(RDA, leaves: constrained inertia = 0.0<text:span text:style-name="T89">11</text:span>, Unconstrained inertia = 0.<text:span text:style-name="T90">67</text:span>, F(<text:span text:style-name="T90">2</text:span>,<text:span text:style-name="T90">19</text:span>) = 1.<text:span text:style-name="T90">32</text:span>, P &lt; 0.01<text:span text:style-name="T86">). </text:span><text:span text:style-name="T75">W</text:span><text:span text:style-name="T71">ood endophyte community yielded </text:span><text:change-start text:change-id="ct94001011812384"/><text:span text:style-name="T82">two</text:span><text:change-end text:change-id="ct94001011812384"/><text:change text:change-id="ct94000991466288"/><text:span text:style-name="T71"> </text:span><text:span text:style-name="T75">ecologically</text:span><text:span text:style-name="T71"> significant PCNM</text:span><text:span text:style-name="T77">s explaining 12% of community variation </text:span><text:span text:style-name="T71">(RDA, leaves: constrained inertia = 0.</text:span><text:span text:style-name="T14">10</text:span><text:span text:style-name="T71">, Unconstrained inertia = 0.7</text:span><text:span text:style-name="T14">0</text:span><text:span text:style-name="T71">, F(1,29) = 1.78, P &lt; 0.01</text:span><text:span text:style-name="T75">). </text:span><text:span text:style-name="T84">As with the non-spatial PERMANOVA model of </text:span><text:span text:style-name="T49">Helicia</text:span><text:span text:style-name="T84">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49">Helicia</text:span><text:span text:style-name="T84"> mycobiome (Fig. 5). This pattern of dissimilarity was particularly pronounced in the </text:span><text:span text:style-name="T50">Helicia</text:span><text:span text:style-name="T91"> leaf endophyte community when visualized with Bray-Curtis comparisons, (Fig. 6).</text:span></text:p>
      <text:p text:style-name="P12"/>
      <text:p text:style-name="P13">Core fungi of <text:span text:style-name="T15">Helicia</text:span><text:span text:style-name="T57"> </text:span><text:span text:style-name="T15">formosana</text:span></text:p>
      <text:p text:style-name="P12"/>
      <text:p text:style-name="P39"><text:span text:style-name="T93">O</text:span>ut of <text:span text:style-name="T92">1302</text:span> possible fungal OTUs <text:span text:style-name="T93">observed in leaves of all hosts, 426 OTUs were found in </text:span><text:span text:style-name="T51">Helicia </text:span><text:span text:style-name="T59">leaves</text:span><text:span text:style-name="T51">.</text:span><text:span text:style-name="T59"> Of these 12</text:span><text:span text:style-name="T92"> </text:span>showed <text:span text:style-name="T93">strong </text:span>patterns of co-occurrence with <text:span text:style-name="T15">Helicia</text:span><text:span text:style-name="T57"> </text:span><text:span text:style-name="T15">formosana.</text:span> <text:span text:style-name="T93">O</text:span>ut of <text:span text:style-name="T93">2025</text:span> possible fungal OTUs <text:span text:style-name="T93">observed in woody tissue of all hosts, 731 OTUs were found in </text:span><text:span text:style-name="T51">Helicia </text:span><text:span text:style-name="T59">wood </text:span><text:span text:style-name="T60">(Supp. Fig. 4)</text:span><text:span text:style-name="T51">.</text:span><text:span text:style-name="T59"> Of these 7 OTUs </text:span><text:span text:style-name="T61">showed strong patterns of co-occurrence with </text:span><text:span text:style-name="T52">Helicia</text:span><text:span text:style-name="T61"> </text:span><text:span text:style-name="T52">formosana </text:span><text:span text:style-name="T62">(Supp. Fig. 4)</text:span><text:span text:style-name="T52">. </text:span>These fungi were considered members of the <text:span text:style-name="T15">H. formosana</text:span> core mycobiome (Table 1).<text:span text:style-name="T15"> </text:span>Visual inspection of patterns <text:span text:style-name="T109">of dissimilarity</text:span> show that <text:span text:style-name="T111">only </text:span>leaves within the southern valley of the plot contained relatively high proportions of core fungi (Fig. <text:span text:style-name="T109">7</text:span>). Wood <text:span text:style-name="T101">samples retained most</text:span> <text:span text:style-name="T101">of their </text:span>core fungi consistently throughout the plot (Fig. <text:span text:style-name="T109">7</text:span>). </text:p>
      <text:p text:style-name="P40"/>
      <text:p text:style-name="P12"/>
      <text:p text:style-name="P13">Summary comparison</text:p>
      <text:p text:style-name="P12"/>
      <text:p text:style-name="P41">The above analysis compared patterns of community dissimilarity at several levels (Table 2). <text:s/>Wood and leaf endophytes of all host-trees showed a <text:span text:style-name="T94">similar pattern, very</text:span> high <text:span text:style-name="T94">levels of</text:span> dissimilarity among all samples (all-host leaf endophyte mean BC=0.9<text:span text:style-name="T94">0</text:span>, sd=0.<text:span text:style-name="T94">09</text:span>; wood endophyte mean BC=0.<text:span text:style-name="T94">87</text:span>, sd=0.07). <text:span text:style-name="T15">Helicia</text:span><text:span text:style-name="T57"> </text:span><text:span text:style-name="T15">formosana</text:span> <text:span text:style-name="T95">samples show a lower average level of dissimilarity </text:span>(leaf mean BC=0.<text:span text:style-name="T94">80</text:span>, sd =0.1<text:span text:style-name="T94">1</text:span>; wood mean BC = 0.8<text:span text:style-name="T94">0</text:span>, sd=0.0<text:span text:style-name="T94">6</text:span>). This variation can then be partitioned into two groups: <text:span text:style-name="T94">(1) n</text:span>on-core fungi, <text:span text:style-name="T94">which</text:span> show<text:change-start text:change-id="ct94000960913984"/><text:span text:style-name="T13">ed</text:span><text:change-end text:change-id="ct94000960913984"/> a <text:span text:style-name="T95">high average </text:span>level of dissimilarity (leaf mean BC=0.8<text:span text:style-name="T95">9</text:span>, sd =0.<text:span text:style-name="T95">08</text:span> ; wood mean BC = 0.8<text:span text:style-name="T95">3</text:span>, sd=0.06), <text:span text:style-name="T94">and</text:span> <text:span text:style-name="T94">(2) </text:span>core fungi, <text:span text:style-name="T95">which</text:span> <text:span text:style-name="T94">show</text:span><text:change-start text:change-id="ct94000961714432"/><text:span text:style-name="T94">ed</text:span><text:change-end text:change-id="ct94000961714432"/> a lower mean BC (leaf mean BC=0.<text:span text:style-name="T95">38</text:span>, sd =0.<text:span text:style-name="T95">1</text:span>7; wood mean BC = 0.<text:span text:style-name="T95">39</text:span>, sd=0.17). </text:p>
      <text:p text:style-name="P41"/>
      <text:p text:style-name="P19">Discussion<text:change text:change-id="ct94001022566800"/></text:p>
      <text:p text:style-name="P62"/>
      <text:p text:style-name="Preformatted_20_Text"><text:span text:style-name="T1">Contrary to our </text:span><text:change-start text:change-id="ct94001031764720"/><text:span text:style-name="T189">original </text:span><text:change-end text:change-id="ct94001031764720"/><text:span text:style-name="T1">predictions, we found evidence for a consistent core of fungi in the wood of </text:span><text:span text:style-name="T117">Helicia formosana</text:span><text:span text:style-name="T1">. Closer to our predictions, we found in leaves a subset of fungi that cooccurred with </text:span><text:span text:style-name="T118">H. formosana</text:span><text:span text:style-name="T171"> in just one area of the plot</text:span><text:span text:style-name="T1"> (Fig. 7). In leaves, these core fungi </text:span><text:change-start text:change-id="ct94001016860176"/><text:span text:style-name="T185">we</text:span><text:change-end text:change-id="ct94001016860176"/><text:change text:change-id="ct94001012485328"/><text:span text:style-name="T1">re most consistently present in the southern valley, and </text:span><text:change-start text:change-id="ct94000961408336"/><text:span text:style-name="T185">we</text:span><text:change-end text:change-id="ct94000961408336"/><text:change text:change-id="ct94000958584672"/><text:span text:style-name="T1">re often completely missing in other areas of the study. In wood, they </text:span><text:change-start text:change-id="ct94001009650624"/><text:span text:style-name="T185">we</text:span><text:change-end text:change-id="ct94001009650624"/><text:change text:change-id="ct94000961038592"/><text:span text:style-name="T1">re more "loyal", and coexist</text:span><text:change-start text:change-id="ct94001009110832"/><text:span text:style-name="T185">ed</text:span><text:change-end text:change-id="ct94001009110832"/><text:span text:style-name="T1"> more reliably with </text:span><text:span text:style-name="T115">H</text:span><text:span text:style-name="T1">. </text:span><text:span text:style-name="T115">formosana</text:span><text:span text:style-name="T1"> throughout the plot. </text:span><text:change-start text:change-id="ct94001020262496"/><text:span text:style-name="T1">Applying terminology proposed by Hamady and Knight (2009), core woody endophytes here may be best described by the “minimal” core model: they </text:span><text:span text:style-name="T185">we</text:span><text:span text:style-name="T1">re few in number among a large and highly variable microbiome, but </text:span><text:span text:style-name="T185">we</text:span><text:span text:style-name="T1">re consistently present throughout the study. </text:span><text:span text:style-name="T189">Leaves might be considered to have lacked a core mycobiome, or </text:span><text:span text:style-name="T191">in the terminology of</text:span><text:span text:style-name="T189"> Hamady and Knight (2009)</text:span><text:span text:style-name="T1">, </text:span><text:span text:style-name="T189">their core mycobiome</text:span><text:span text:style-name="T191">s resembled</text:span><text:span text:style-name="T1"> “gradient” or “subpopulation” cores. </text:span><text:span text:style-name="T189">These terms refer to</text:span><text:span text:style-name="T1"> microbes </text:span><text:span text:style-name="T189">strongly associated with a host</text:span><text:span text:style-name="T1">, but whose presence is highly conditional on </text:span><text:span text:style-name="T198">environment</text:span><text:span text:style-name="T1"> and </text:span><text:span text:style-name="T198">spatial scale. </text:span><text:change-end text:change-id="ct94001020262496"/><text:change-start text:change-id="ct94001009726912"/></text:p>
      <text:p text:style-name="P84"><text:soft-page-break/><text:span text:style-name="T1"/></text:p>
      <text:p text:style-name="P46"><text:change-end text:change-id="ct94001009726912"/><text:change-start text:change-id="ct94001014681344"/><text:span text:style-name="T1">When all host trees were compared, the average dissimilarity between any two trees was extremely high, (Fig. 8, Table 2). Samples </text:span><text:span text:style-name="T219">were slightly </text:span><text:span text:style-name="T1">more similar on average when constrained to a single host, for wood and leaves, seemingly a result of the strong effects of host (Figs. 4 and 8). <text:s/>The taxonomic core of fungi behave</text:span><text:span text:style-name="T219">d</text:span><text:span text:style-name="T1"> differently from the fungal microbiome at large. Removing these fungi from consideration br</text:span><text:span text:style-name="T219">ought</text:span><text:span text:style-name="T1"> the mycobiome of their host, </text:span><text:span text:style-name="T15">H. formosana</text:span><text:span text:style-name="T1">, nearly back to the high background levels of dissimilarity among samples of the entire study, indicating that these may be the species through which host effects are manifested (Fig. 8). <text:s/></text:span><text:change-end text:change-id="ct94001014681344"/><text:change-start text:change-id="ct94001014445008"/></text:p>
      <text:p text:style-name="P83"><text:span text:style-name="T1"/></text:p>
      <text:p text:style-name="P20"><text:span text:style-name="T188">T</text:span><text:span text:style-name="T192">o fungal symbionts, </text:span><text:span text:style-name="T186">wood represents a clearly distinct set of ecological challenges and rewards. </text:span><text:change-end text:change-id="ct94001014445008"/><text:span text:style-name="T1">Th</text:span><text:change-start text:change-id="ct94001007563936"/><text:span text:style-name="T187">e ab</text:span><text:span text:style-name="T192">s</text:span><text:span text:style-name="T187">ence of a </text:span><text:change-end text:change-id="ct94001007563936"/><text:change-start text:change-id="ct94001020217920"/><text:span text:style-name="T192">consistent core mycobiome</text:span><text:change-end text:change-id="ct94001020217920"/><text:change text:change-id="ct94001009070400"/><text:span text:style-name="T192"> </text:span><text:span text:style-name="T1">may perhaps be due to the </text:span><text:change-start text:change-id="ct94000950522384"/><text:span text:style-name="T192">more dynamic environment of leaves.</text:span><text:span text:style-name="T1"> </text:span><text:span text:style-name="T192">Lea</text:span><text:change-end text:change-id="ct94000950522384"/><text:change-start text:change-id="ct94001017891376"/><text:span text:style-name="T192">ves </text:span><text:change-end text:change-id="ct94001017891376"/><text:change text:change-id="ct94001011831824"/><text:change text:change-id="ct94001021103088"/><text:span text:style-name="T1">are flushed mostly sterile </text:span><text:change-start text:change-id="ct140057879893696"/><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Arnold and Herre, 2003)</text:span><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span text:style-name="T1">(Arnold and Herre, 2003)</text:span><text:change-end text:change-id="ct140057879893696"/><text:change text:change-id="ct140057879778704"/><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 and are shed within 1 to several years, in contrast with the longer lifespan of woody tissues. </text:span><text:change-start text:change-id="ct94001011641248"/><text:span text:style-name="T187">Access to internal tissues </text:span><text:change-end text:change-id="ct94001011641248"/><text:change-start text:change-id="ct94001008962608"/><text:span text:style-name="T187">of leaves is relatively </text:span><text:change-end text:change-id="ct94001008962608"/><text:span text:style-name="T209">more abundant</text:span><text:change-start text:change-id="ct94001029264944"/><text:span text:style-name="T187"> - high concentrations of stoma </text:span><text:span text:style-name="T195">exist </text:span><text:span text:style-name="T187">in leaves vs. lenticels, wounds </text:span><text:span text:style-name="T190">or other openings </text:span><text:span text:style-name="T187">in bark </text:span><text:span text:style-name="T194">(__</text:span><text:change-end text:change-id="ct94001029264944"/><text:span text:style-name="T201">Melotto 2008</text:span><text:change-start text:change-id="ct94001038325104"/><text:span text:style-name="T194">____)</text:span><text:span text:style-name="T187">. Bark as a protective tissue is much </text:span><text:span text:style-name="T188">thicker and persistent than </text:span><text:span text:style-name="T190">the cuticle of leaves</text:span><text:change-end text:change-id="ct94001038325104"/><text:span text:style-name="T190">. </text:span><text:span text:style-name="T208">W</text:span><text:span text:style-name="T203">oody tissues </text:span><text:span text:style-name="T208">as a whole also </text:span><text:span text:style-name="T203">contain </text:span><text:span text:style-name="T208">relatively lower simple-sugar reward than leaves,</text:span><text:span text:style-name="T203"> </text:span><text:span text:style-name="T208">high </text:span><text:span text:style-name="T204">moisture </text:span><text:span text:style-name="T208">levels inhibit cellulose decomposition activity</text:span><text:span text:style-name="T203"> </text:span><text:span text:style-name="T204">( __Chapela and Boddy __), </text:span><text:span text:style-name="T208">and often lignified structures </text:span><text:span text:style-name="T209">are often present</text:span><text:span text:style-name="T203">. Despite this, extensive endophyte colonization and early decomposition has been detected </text:span><text:span text:style-name="T204">( __Boddy 1983__, <text:s/>__Oses__, Martin/Chaverri 2015__)</text:span><text:span text:style-name="T203">. </text:span><text:span text:style-name="T202"><text:s/></text:span><text:span text:style-name="T203">It </text:span><text:span text:style-name="T202">has been suggested that</text:span><text:change-start text:change-id="ct94001024088864"/><text:span text:style-name="T194"> </text:span><text:change-end text:change-id="ct94001024088864"/><text:span text:style-name="T202">mycelial networks of </text:span><text:change-start text:change-id="ct94001019146928"/><text:span text:style-name="T194">wood endophytes </text:span><text:change-end text:change-id="ct94001019146928"/><text:span text:style-name="T202">may</text:span><text:change-start text:change-id="ct94001018536352"/><text:span text:style-name="T194"> originate </text:span><text:change-end text:change-id="ct94001018536352"/><text:span text:style-name="T202">from multiple </text:span><text:change-start text:change-id="ct94001032893920"/><text:span text:style-name="T194">distal</text:span><text:change-end text:change-id="ct94001032893920"/><text:span text:style-name="T194"> </text:span><text:span text:style-name="T202">origins</text:span><text:change-start text:change-id="ct94001027954128"/><text:span text:style-name="T194">, in roots</text:span><text:change-end text:change-id="ct94001027954128"/><text:span text:style-name="T194">, </text:span><text:span text:style-name="T209">wounds,</text:span><text:change-start text:change-id="ct94001009807296"/><text:span text:style-name="T194"> or branch tips</text:span><text:change-end text:change-id="ct94001009807296"/><text:span text:style-name="T194">, </text:span><text:span text:style-name="T202">and converge </text:span><text:change-start text:change-id="ct94000968471104"/><text:span text:style-name="T194"><text:s/>(_</text:span><text:change-end text:change-id="ct94000968471104"/><text:span text:style-name="T200">Boddy hidden foe 2012</text:span><text:change-start text:change-id="ct94001019645696"/><text:span text:style-name="T194">_____)</text:span><text:span text:style-name="T187">. </text:span><text:change-end text:change-id="ct94001019645696"/><text:change-start text:change-id="ct94001009788464"/><text:span text:style-name="T187">Pos</text:span><text:change-end text:change-id="ct94001009788464"/><text:change-start text:change-id="ct94001014033696"/><text:span text:style-name="T187">sibly for these reasons, many of the </text:span><text:span text:style-name="T192">fungi described as </text:span><text:span text:style-name="T187">endophytes from woody tissue </text:span><text:change-end text:change-id="ct94001014033696"/><text:change-start text:change-id="ct94001020239536"/><text:span text:style-name="T189">are thought to be</text:span><text:change-end text:change-id="ct94001020239536"/><text:span text:style-name="T203"> </text:span><text:change-start text:change-id="ct94001033578304"/><text:span text:style-name="T189">latent saprotrophs</text:span><text:change-end text:change-id="ct94001033578304"/><text:change-start text:change-id="ct94001018381040"/><text:span text:style-name="T189"> </text:span><text:change-end text:change-id="ct94001018381040"/><text:span text:style-name="T204">and weak pathogens </text:span><text:change-start text:change-id="ct94001037982160"/><text:span text:style-name="T192">(</text:span><text:change-end text:change-id="ct94001037982160"/><text:span text:style-name="T192"> __</text:span><text:span text:style-name="T204">Parfitt 2010__</text:span><text:span text:style-name="T199"> </text:span><text:span text:style-name="T200">Oses 2008,</text:span><text:span text:style-name="T199"> </text:span><text:change-start text:change-id="ct94001037973648"/><text:span text:style-name="T192">_</text:span><text:change-end text:change-id="ct94001037973648"/><text:span text:style-name="T203">Promputtha 2007</text:span><text:change-start text:change-id="ct94001017759568"/><text:span text:style-name="T192">_______). </text:span><text:change-end text:change-id="ct94001017759568"/><text:change-start text:change-id="ct94001019848080"/><text:span text:style-name="T193">Some of these latent saprotrophs a</text:span><text:change-end text:change-id="ct94001019848080"/><text:span text:style-name="T205">ppear somewhat </text:span><text:change-start text:change-id="ct94001009665984"/><text:span text:style-name="T193">specialized in their substrates</text:span><text:change-end text:change-id="ct94001009665984"/><text:span text:style-name="T193">, </text:span><text:span text:style-name="T205">if only by presence of macroscopic symptoms</text:span><text:change-start text:change-id="ct94001038203024"/><text:span text:style-name="T193"> (______)</text:span><text:change-end text:change-id="ct94001038203024"/><text:span text:style-name="T193">. </text:span><text:span text:style-name="T204">All of this paints a portrait of the woody tissues of trees as an system that accrue</text:span><text:span text:style-name="T207">s</text:span><text:change-start text:change-id="ct94001032778752"/><text:span text:style-name="T193"> </text:span><text:change-end text:change-id="ct94001032778752"/><text:change text:change-id="ct94001010089744"/><text:change text:change-id="ct94001009933040"/><text:change text:change-id="ct94001014832224"/><text:change text:change-id="ct94001011500800"/><text:change text:change-id="ct94001011087536"/><text:change text:change-id="ct140057879909536"/><text:change text:change-id="ct94001018897008"/><text:change text:change-id="ct94001009837248"/><text:change text:change-id="ct94000982486144"/><text:change text:change-id="ct94001013105008"/><text:change text:change-id="ct94001009837024"/><text:change text:change-id="ct94001009153376"/><text:change text:change-id="ct94000988888064"/><text:change text:change-id="ct94001018792000"/><text:change text:change-id="ct94001019495216"/><text:span text:style-name="T207">its microbial partners more selectively and </text:span><text:span text:style-name="T208">perhaps more </text:span><text:span text:style-name="T207">slowly</text:span><text:span text:style-name="T193">. </text:span></text:p>
      <text:p text:style-name="P72"><text:change text:change-id="ct94000980338544"/></text:p>
      <text:p text:style-name="P87"><text:span text:style-name="T196">M</text:span><text:span text:style-name="T197">ost of the </text:span><text:span text:style-name="T180">candidate core </text:span><text:span text:style-name="T197">fungal species of the tree </text:span><text:span text:style-name="T126">Helicia formosana</text:span><text:span text:style-name="T157"> were unidentified </text:span><text:span text:style-name="T158">(Table 1)</text:span><text:span text:style-name="T157">, often even </text:span><text:span text:style-name="T17">to</text:span><text:span text:style-name="T157"> the phylum level. </text:span><text:span text:style-name="T159">This</text:span><text:span text:style-name="T157"> </text:span><text:span text:style-name="T19">mak</text:span><text:span text:style-name="T159">es</text:span><text:span text:style-name="T19"> ecological interpretation </text:span><text:span text:style-name="T158">of the</text:span><text:span text:style-name="T160"> </text:span><text:span text:style-name="T158">core fung</text:span><text:span text:style-name="T160">i</text:span><text:span text:style-name="T158"> </text:span><text:span text:style-name="T169">we observed </text:span><text:span text:style-name="T19">difficul</text:span><text:span text:style-name="T158">t </text:span><text:span text:style-name="T160">or impossible</text:span><text:span text:style-name="T158">. It also</text:span><text:span text:style-name="T157"> speak</text:span><text:span text:style-name="T158">s</text:span><text:span text:style-name="T157"> to </text:span><text:span text:style-name="T17">an</text:span><text:span text:style-name="T157"> urgent and daunting challenge facing mycologists </text:span><text:span text:style-name="T17">today: the </text:span><text:span text:style-name="T157">need </text:span><text:span text:style-name="T161">for more high-quality accessions of lesser known fungi </text:span><text:span text:style-name="T158">in fungal barcode databases</text:span><text:change-start text:change-id="ct94001026339760"/><text:span text:style-name="T158"> </text:span><text:span text:style-name="T156">and herbaria</text:span><text:change-end text:change-id="ct94001026339760"/><text:span text:style-name="T161">, to</text:span><text:span text:style-name="T157"> keep pace with </text:span><text:span text:style-name="T21">the </text:span><text:span text:style-name="T16">ongoing</text:span><text:span text:style-name="T157"> </text:span><text:span text:style-name="T21">technical</text:span><text:span text:style-name="T157"> revolution</text:span><text:span text:style-name="T21"> </text:span><text:span text:style-name="T16">of high-throughput sequencer technologies. </text:span><text:change text:change-id="ct94001017597744"/><text:span text:style-name="T180">Within the candidates for core fungi of </text:span><text:span text:style-name="T119">H. formosana</text:span><text:span text:style-name="T203"> </text:span><text:span text:style-name="T199">that were indentified,</text:span><text:span text:style-name="T180"> </text:span><text:span text:style-name="T199">three </text:span><text:change-start text:change-id="ct94001009116784"/><text:span text:style-name="T185">members of the genus </text:span><text:change-end text:change-id="ct94001009116784"/><text:span text:style-name="T120">Phyllosticta</text:span><text:span text:style-name="T17"> </text:span><text:span text:style-name="T138">were</text:span><text:span text:style-name="T17"> present as </text:span><text:change text:change-id="ct94001037989872"/><text:span text:style-name="T169">leaf </text:span><text:span text:style-name="T17">endophyt</text:span><text:change-start text:change-id="ct94001018543936"/><text:span text:style-name="T156">es</text:span><text:change-end text:change-id="ct94001018543936"/><text:change text:change-id="ct94000989543744"/><text:change text:change-id="ct94001013126144"/><text:span text:style-name="T17">. <text:s/></text:span><text:span text:style-name="T163">This prevalence of Phyllosticta is not surprising, as the genus is commonly observed as </text:span><text:span text:style-name="T169">leaf-associated </text:span><text:span text:style-name="T163">endophyte</text:span><text:span text:style-name="T165">s</text:span><text:span text:style-name="T163">, pathogens </text:span><text:span text:style-name="T165">and saprotrophs (__</text:span><text:span text:style-name="T168">Priomputtha 2007 __)</text:span><text:span text:style-name="T163">. </text:span><text:span text:style-name="T169">One of these </text:span><text:span text:style-name="T130">Phyllosticta</text:span><text:span text:style-name="T169"> species was</text:span><text:span text:style-name="T17"> </text:span><text:span text:style-name="T121">P. capitalensis</text:span><text:span text:style-name="T18">, a well-known endophyte of tropical woody plants </text:span><text:change-start text:change-id="ct140057879953184"/><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8">(Baayen et al., 2002)(Baayen et al., 2002)(Baayen et al., 2002)</text:span><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span text:style-name="T18">(Baayen et al., 2002)</text:span><text:change-end text:change-id="ct140057879953184"/><text:change text:change-id="ct140057879943792"/><text:span text:style-name="T18"> </text:span><text:span text:style-name="T166">(</text:span><text:span text:style-name="T172"> <text:s text:c="4"/>__Okane <text:s/>papers, Promputtha__ <text:s/>)</text:span><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 that may have been transported throughout the world via nursery trade (George Carroll, pers. Com.)</text:span><text:change text:change-id="ct94001031809712"/><text:change text:change-id="ct140057879953408"/><text:change text:change-id="ct140057885204752"/><text:change text:change-id="ct140057880025840"/><text:change text:change-id="ct140057885417248"/><text:change text:change-id="ct140057880060352"/><text:change text:change-id="ct140057885513504"/><text:change text:change-id="ct140057880075648"/><text:change text:change-id="ct140057885658624"/><text:change text:change-id="ct94000989355824"/><text:change text:change-id="ct140057880131440"/><text:change text:change-id="ct140057885420080"/><text:change text:change-id="ct140057880178416"/><text:change text:change-id="ct140057880215632"/><text:change text:change-id="ct140057880240976"/><text:change text:change-id="ct140057880160880"/><text:span text:style-name="T24">. </text:span><text:span text:style-name="T166">Here we defined </text:span><text:span text:style-name="T169">the fungi</text:span><text:span text:style-name="T164"> of a core mycobiome as those most </text:span><text:span text:style-name="T166">reliably</text:span><text:span text:style-name="T164"> cooccurring with a </text:span><text:span text:style-name="T166">particular plant</text:span><text:span text:style-name="T164"> </text:span><text:span text:style-name="T169">host</text:span><text:span text:style-name="T164"> </text:span><text:span text:style-name="T128">within </text:span><text:span text:style-name="T129">the</text:span><text:span text:style-name="T128"> sampled area.</text:span><text:span text:style-name="T164"> </text:span><text:span text:style-name="T167">In the case of </text:span><text:span text:style-name="T127">P. capitalensis</text:span><text:span text:style-name="T166">, thi</text:span><text:span text:style-name="T167">s </text:span><text:span text:style-name="T166">result</text:span><text:span text:style-name="T167">ed</text:span><text:span text:style-name="T166"> in </text:span><text:span text:style-name="T167">the inclusion </text:span><text:span text:style-name="T168">of</text:span><text:span text:style-name="T167"> a</text:span><text:span text:style-name="T166"> cosmopolitan </text:span><text:span text:style-name="T168">fungal </text:span><text:span text:style-name="T166">species </text:span><text:span text:style-name="T169">which has been observed in multiple hosts, but </text:span><text:span text:style-name="T166">that selectively in</text:span><text:span text:style-name="T168">habited</text:span><text:span text:style-name="T166"> </text:span><text:span text:style-name="T130">H. formosana </text:span><text:span text:style-name="T168">with</text:span><text:span text:style-name="T167">in </text:span><text:span text:style-name="T168">the </text:span><text:span text:style-name="T167">study area. Whether this is appropriate is a topic for discussion, but </text:span><text:span text:style-name="T170">does highlight</text:span><text:span text:style-name="T167"> the need for</text:span><text:span text:style-name="T170"> a mature</text:span><text:span text:style-name="T167"> definition of a </text:span><text:span text:style-name="T170">taxonomic </text:span><text:span text:style-name="T167">core </text:span><text:span text:style-name="T170">microbiome</text:span><text:span text:style-name="T167"> beyond a purely bioinformatic one as presented here. </text:span></text:p>
      <text:p text:style-name="P66"/>
      <text:p text:style-name="P26"><text:span text:style-name="T206">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text:span><text:span text:style-name="T207">of </text:span><text:span text:style-name="T115">Helicia</text:span><text:span text:style-name="T133"> </text:span><text:span text:style-name="T115">formosana</text:span><text:span text:style-name="T1"> trees in the more sheltered southwestern valley held more a consistent microbial core <text:s/>than </text:span><text:span text:style-name="T207">those in</text:span><text:span text:style-name="T1"> more exposed areas of the plot. 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ext:span><text:change-start text:change-id="ct94001017268752"/><text:span text:style-name="T191">t</text:span><text:change-end text:change-id="ct94001017268752"/><text:span text:style-name="T1">ting community assembly in leaves. <text:s/></text:span><text:span text:style-name="T207">Regardless</text:span><text:span text:style-name="T1">,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change-start text:change-id="ct140057886031872"/><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Cadotte, 2006; Vellend, 2010; Wright, 1940)(Cadotte, 2006; Vellend, 2010; Wright, 1940)(Cadotte, 2006; Vellend, 2010; Wright, 1940)</text:span><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span text:style-name="T1">(Cadotte, 2006; Vellend, 2010; Wright, 1940)</text:span><text:change-end text:change-id="ct140057886031872"/><text:change text:change-id="ct140057880241200"/><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 A parallel logic may apply for taxonomic microbiomes of large hosts.</text:span></text:p>
      <text:p text:style-name="P65"/>
      <text:p text:style-name="P64"><text:soft-page-break/></text:p>
      <text:p text:style-name="P12"/>
      <text:p text:style-name="P19">Acknowledgements</text:p>
      <text:p text:style-name="P12"/>
      <text:p text:style-name="P12">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2"/>
      <text:p text:style-name="P12"><text:line-break/></text:p>
      <text:section text:style-name="Sect1" text:name="ZOTERO_BIBL {&quot;uncited&quot;:[],&quot;omitted&quot;:[],&quot;custom&quot;:[]} CSL_BIBLIOGRAPHY RNDZOHvUdjgfN">
        <text:p text:style-name="P88"><text:change-start text:change-id="ct140057880378592"/>Altschul, S.F., Gish, W., Miller, W., Myers, E.W., Lipman, D.J., 1990. Basic local alignment search tool. Journal of Molecular Biology 215, 403–410. https://doi.org/10.1016/S0022-2836(05)80360-2</text:p>
        <text:p text:style-name="Bibliography_20_1">Anderson, M.J., 2017. Permutational multivariate analysis of variance (PERMANOVA), in: Wiley StatsRef: Statistics Reference Online. American Cancer Society, pp. 1–15. https://doi.org/10.1002/9781118445112.stat07841</text:p>
        <text:p text:style-name="Bibliography_20_1">Anderson, M.J., 2001. A new method for non-parametric multivariate analysis of variance. Austral Ecology 26, 32–46. https://doi.org/10.1111/j.1442-9993.2001.01070.pp.x</text:p>
        <text:p text:style-name="Bibliography_20_1">Arnold, A.E., Herre, E.A., 2003. Canopy cover and leaf age affect colonization by tropical fungal endophytes: Ecological pattern and process in <text:span text:style-name="T46">Theobroma cacao</text:span> (Malvaceae). Mycologia 95, 388–398. https://doi.org/10.1080/15572536.2004.11833083</text:p>
        <text:p text:style-name="Bibliography_20_1">Arnold, A.E., Mejía, L.C., Kyllo, D., Rojas, E.I., Maynard, Z., Robbins, N., Herre, E.A., 2003. Fungal endophytes limit pathogen damage in a tropical tree. PNAS 100, 15649–15654. https://doi.org/10.1073/pnas.2533483100</text:p>
        <text:p text:style-name="Bibliography_20_1">Baas-Becking, L.G.M., 1934. Geobiologie; of inleiding tot de milieukunde. WP Van Stockum &amp; Zoon NV.</text:p>
        <text:p text:style-name="Bibliography_20_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Bibliography_20_1">Blaalid, R., Kumar, S., Nilsson, R.H., Abarenkov, K., Kirk, P.M., Kauserud, H., 2013. ITS1 versus ITS2 as DNA metabarcodes for fungi. Mol Ecol Resour 13, 218–224. https://doi.org/10.1111/1755-0998.12065</text:p>
        <text:p text:style-name="Bibliography_20_1">Bodenhausen, N., Horton, M.W., Bergelson, J., 2013. Bacterial Communities Associated with the Leaves and the Roots of Arabidopsis thaliana. PLOS ONE 8, e56329. https://doi.org/10.1371/journal.pone.0056329</text:p>
        <text:p text:style-name="Bibliography_20_1">Borcard, D., Gillet, F., Legendre, P., 2011. Spatial analysis of ecological data, in: Numerical Ecology with R. Springer, pp. 227–292.</text:p>
        <text:p text:style-name="Bibliography_20_1">Bray, J.R., Curtis, J.T., 1957. An ordination of the upland forest communities of southern Wisconsin. Ecological monographs 27, 325–349.</text:p>
        <text:p text:style-name="Bibliography_20_1">Buttigieg, P.L., Ramette, A., 2014. A guide to statistical analysis in microbial ecology: a community-focused, living review of multivariate data analyses. FEMS microbiology ecology 90, 543–550.</text:p>
        <text:p text:style-name="Bibliography_20_1">Cadotte, M.W., 2006. Dispersal and Species Diversity: A Meta‐Analysis. The American Naturalist 167, 913–924. https://doi.org/10.1086/504850</text:p>
        <text:p text:style-name="Bibliography_20_1">Carroll, G., 1988. Fungal endophytes in stems and leaves: from latent pathogen to mutualistic symbiont. Ecology 69, 2–9.</text:p>
        <text:p text:style-name="Bibliography_20_1">Carroll, G.C., Carroll, F.E., 1978. Studies on the incidence of coniferous needle endophytes in the Pacific Northwest. Canadian Journal of Botany 56, 3034–3043.</text:p>
        <text:p text:style-name="Bibliography_20_1">Crous, P.W., 1998. Mycosphaerella spp. and their anamorphs associated with leaf spot diseases of Eucalyptus. American Phytopathological Society (APS Press).</text:p>
        <text:p text:style-name="Bibliography_20_1">Csardi, G., Nepusz, T., 2006. The igraph software package for complex network research. InterJournal, Complex Systems 1695, 1–9.</text:p>
        <text:p text:style-name="Bibliography_20_1">De Wit, R., Bouvier, T., 2006. ‘Everything is everywhere, but, the environment selects’; what did Baas Becking and Beijerinck really say? Environmental Microbiology 8, 755–758. https://doi.org/10.1111/j.1462-2920.2006.01017.x</text:p>
        <text:p text:style-name="Bibliography_20_1">Edgar, R.C., 2013. UPARSE: highly accurate OTU sequences from microbial amplicon reads. Nature Methods 10, 996–998. https://doi.org/10.1038/nmeth.2604</text:p>
        <text:p text:style-name="Bibliography_20_1">Edwards, J., Johnson, C., Santos-Medellín, C., Lurie, E., Podishetty, N.K., Bhatnagar, S., Eisen, J.A., <text:soft-page-break/>Sundaresan, V., 2015. Structure, variation, and assembly of the root-associated microbiomes of rice. PNAS 112, E911–E920. https://doi.org/10.1073/pnas.1414592112</text:p>
        <text:p text:style-name="Bibliography_20_1">Fang, F.C., Casadevall, A., 2011. Reductionistic and Holistic Science. Infect Immun 79, 1401–1404. https://doi.org/10.1128/IAI.01343-10</text:p>
        <text:p text:style-name="Bibliography_20_1">Gardes, M., Bruns, T.D., 1993. ITS primers with enhanced specificity for basidiomycetes - application to the identification of mycorrhizae and rusts. Molecular Ecology 2, 113–118. https://doi.org/10.1111/j.1365-294X.1993.tb00005.x</text:p>
        <text:p text:style-name="Bibliography_20_1">Gazis, R., Chaverri, P., 2010. Diversity of fungal endophytes in leaves and stems of wild rubber trees (Hevea brasiliensis) in Peru. Fungal Ecology 3, 240–254. https://doi.org/10.1016/j.funeco.2009.12.001</text:p>
        <text:p text:style-name="Bibliography_20_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Bibliography_20_1">Gloor, G.B., Hummelen, R., Macklaim, J.M., Dickson, R.J., Fernandes, A.D., MacPhee, R., Reid, G., 2010. Microbiome Profiling by Illumina Sequencing of Combinatorial Sequence-Tagged PCR Products. PLOS ONE 5, e15406. https://doi.org/10.1371/journal.pone.0015406</text:p>
        <text:p text:style-name="Bibliography_20_1">Goslee, S.C., Urban, D.L., 2007. The ecodist package for dissimilarity-based analysis of ecological data. Journal of Statistical Software 22, 1–19.</text:p>
        <text:p text:style-name="Bibliography_20_1">Green, J., Bohannan, B.J.M., 2006. Spatial scaling of microbial biodiversity. Trends in Ecology &amp; Evolution 21, 501–507. https://doi.org/10.1016/j.tree.2006.06.012</text:p>
        <text:p text:style-name="Bibliography_20_1">Griffith, D.M., Veech, J.A., Marsh, C.J., 2016. Cooccur: probabilistic species co-occurrence analysis in R. J Stat Softw 69, 1–17.</text:p>
        <text:p text:style-name="Bibliography_20_1">Hamady, M., Knight, R., 2009. Microbial community profiling for human microbiome projects: Tools, techniques, and challenges. Genome Res. https://doi.org/10.1101/gr.085464.108</text:p>
        <text:p text:style-name="Bibliography_20_1">Hanson, C.A., Fuhrman, J.A., Horner-Devine, M.C., Martiny, J.B.H., 2012. Beyond biogeographic patterns: processes shaping the microbial landscape. Nature Reviews Microbiology 10, 497–506. https://doi.org/10.1038/nrmicro2795</text:p>
        <text:p text:style-name="Bibliography_20_1">Higgins, K.L., Arnold, A.E., Coley, P.D., Kursar, T.A., 2014. Communities of fungal endophytes in tropical forest grasses: highly diverse host- and habitat generalists characterized by strong spatial structure. Fungal Ecology 8, 1–11. https://doi.org/10.1016/j.funeco.2013.12.005</text:p>
        <text:p text:style-name="Bibliography_20_1">Hoffman, M.T., Arnold, A.E., 2010. Diverse Bacteria Inhabit Living Hyphae of Phylogenetically Diverse Fungal Endophytes. Appl. Environ. Microbiol. 76, 4063–4075. https://doi.org/10.1128/AEM.02928-09</text:p>
        <text:p text:style-name="Bibliography_20_1">Johnson, C.L., Versalovic, J., 2012. The Human Microbiome and Its Potential Importance to Pediatrics. Pediatrics peds.2011-2736. https://doi.org/10.1542/peds.2011-2736</text:p>
        <text:p text:style-name="Bibliography_20_1">Kembel, S.W., Mueller, R.C., 2014. Plant traits and taxonomy drive host associations in tropical phyllosphere fungal communities. Botany 92, 303–311.</text:p>
        <text:p text:style-name="Bibliography_20_1">Kim, M., Singh, D., Lai-Hoe, A., Go, R., Rahim, R.A., A.n, A., Chun, J., Adams, J.M., 2012. Distinctive Phyllosphere Bacterial Communities in Tropical Trees. Microb Ecol 63, 674–681. https://doi.org/10.1007/s00248-011-9953-1</text:p>
        <text:p text:style-name="Bibliography_20_1">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Bibliography_20_1"><text:soft-page-break/>Lau, M.K., Arnold, A.E., Johnson, N.C., 2013. Factors influencing communities of foliar fungal endophytes in riparian woody plants. Fungal Ecology 6, 365–378. https://doi.org/10.1016/j.funeco.2013.06.003</text:p>
        <text:p text:style-name="Bibliography_20_1">Legendre, P., Fortin, M.J., 1989. Spatial pattern and ecological analysis. Vegetatio 80, 107–138.</text:p>
        <text:p text:style-name="Bibliography_20_1">Legendre, P., Gallagher, E.D., 2001. Ecologically meaningful transformations for ordination of species data. Oecologia 129, 271–280.</text:p>
        <text:p text:style-name="Bibliography_20_1">Legendre, P., Legendre, L., 2012. Numerical Ecology, Third. ed, Developments in Environmental Modelling. Elsevier.</text:p>
        <text:p text:style-name="Bibliography_20_1">Lemanceau, P., Blouin, M., Muller, D., Moënne-Loccoz, Y., 2017. Let the core microbiota be functional. Trends in plant science 22, 583–595.</text:p>
        <text:p text:style-name="Bibliography_20_1">Liggenstoffer, A.S., Youssef, N.H., Couger, M.B., Elshahed, M.S., 2010. Phylogenetic diversity and community structure of anaerobic gut fungi (phylum Neocallimastigomycota) in ruminant and non-ruminant herbivores. The ISME Journal 4, 1225–1235. https://doi.org/10.1038/ismej.2010.49</text:p>
        <text:p text:style-name="Bibliography_20_1">Lloyd-Price, J., Abu-Ali, G., Huttenhower, C., 2016. The healthy human microbiome. Genome medicine 8, 51.</text:p>
        <text:p text:style-name="Bibliography_20_1">Losos, E., Leigh, E.G. (Eds.), 2004. Tropical Forest Diversity and Dynamism. University of Chicago Press.</text:p>
        <text:p text:style-name="Bibliography_20_1">Love, M.I., Huber, W., Anders, S., 2014. Moderated estimation of fold change and dispersion for RNA-seq data with DESeq2. Genome Biology 15, 550. https://doi.org/10.1186/s13059-014-0550-8</text:p>
        <text:p text:style-name="Bibliography_20_1">Lundberg, D.S., Lebeis, S.L., Paredes, S.H., Yourstone, S., Gehring, J., Malfatti, S., Tremblay, J., Engelbrektson, A., Kunin, V., Rio, T.G. del, Edgar, R.C., Eickhorst, T., Ley, R.E., Hugenholtz, P., Tringe, S.G., Dangl, J.L., 2012. Defining the core <text:span text:style-name="T46">Arabidopsis thaliana</text:span> root microbiome. Nature 488, 86–90. https://doi.org/10.1038/nature11237</text:p>
        <text:p text:style-name="Bibliography_20_1">Malloch, D.W., Pirozynski, K.A., Raven, P.H., 1980. Ecological and evolutionary significance of mycorrhizal symbioses in vascular plants (A Review). PNAS 77, 2113–2118. https://doi.org/10.1073/pnas.77.4.2113</text:p>
        <text:p text:style-name="Bibliography_20_1">Mantel, N., 1967. The Detection of Disease Clustering and a Generalized Regression Approach. Cancer Res 27, 209–220.</text:p>
        <text:p text:style-name="Bibliography_20_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Bibliography_20_1">McCune, B., Grace, J.B., Urban, D.L., 2002. Analysis of ecological communities. MjM software design Gleneden Beach, OR.</text:p>
        <text:p text:style-name="Bibliography_20_1">McMurdie, P.J., Holmes, S., 2013. phyloseq: An R Package for Reproducible Interactive Analysis and Graphics of Microbiome Census Data. PLOS ONE 8, e61217. https://doi.org/10.1371/journal.pone.0061217</text:p>
        <text:p text:style-name="Bibliography_20_1">Meadow, J.F., Bateman, A.C., Herkert, K.M., O’Connor, T.K., Green, J.L., 2013. Significant changes in the skin microbiome mediated by the sport of roller derby. PeerJ 1, e53. https://doi.org/10.7717/peerj.53</text:p>
        <text:p text:style-name="Bibliography_20_1">Mejía, L.C., Kyllo, D.A., Rojas, E., Maynard, Z., Butler, A., Van Bael, S.A., Herre, E., 2007. Ecological Implications of Anti-Pathogen Effects of Tropical Fungal Endophytes and Mycorrhizae. Ecology 88, 550–558. https://doi.org/10.1890/05-1606</text:p>
        <text:p text:style-name="Bibliography_20_1">Mejía, L.C., Rojas, E.I., Maynard, Z., Bael, S.V., Arnold, A.E., Hebbar, P., Samuels, G.J., Robbins, N., Herre, E.A., 2008. Endophytic fungi as biocontrol agents of Theobroma cacao pathogens. Biological Control, Special Issue: Endophytes 46, 4–14. <text:soft-page-break/>https://doi.org/10.1016/j.biocontrol.2008.01.012</text:p>
        <text:p text:style-name="Bibliography_20_1">Mueller, R.C., Paula, F.S., Mirza, B.S., Rodrigues, J.L., Nüsslein, K., Bohannan, B.J., 2014. Links between plant and fungal communities across a deforestation chronosequence in the Amazon rainforest. The ISME Journal 8, 1548–1550. https://doi.org/10.1038/ismej.2013.253</text:p>
        <text:p text:style-name="Bibliography_20_1">Mummey, D.L., Rillig, M.C., 2008. Spatial characterization of arbuscular mycorrhizal fungal molecular diversity at the submetre scale in a temperate grassland. FEMS Microbiol Ecol 64, 260–270. https://doi.org/10.1111/j.1574-6941.2008.00475.x</text:p>
        <text:p text:style-name="Bibliography_20_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Bibliography_20_1">Norros, V., Penttilä, R., Suominen, M., Ovaskainen, O., 2012. Dispersal may limit the occurrence of specialist wood decay fungi already at small spatial scales. Oikos 121, 961–974. https://doi.org/10.1111/j.1600-0706.2012.20052.x</text:p>
        <text:p text:style-name="Bibliography_20_1">Oksanen, J., Guillaume Blanchet, F., Friendly, M., Kindt, R., Legendre, P., McGlinn, D., Minchin, P.R., O’Hara, R.B., Simpson, G.L., Solymos, P., 2017. M. Stevens MHH, Szoecs E, Wagner H (2017). vegan: Community Ecology Package. R package version 2.4-3.</text:p>
        <text:p text:style-name="Bibliography_20_1">Oldroyd, G.E.D., 2013. Speak, friend, and enter: signalling systems that promote beneficial symbiotic associations in plants. Nature Reviews Microbiology 11, 252–263. https://doi.org/10.1038/nrmicro2990</text:p>
        <text:p text:style-name="Bibliography_20_1">Peay, K.G., Garbelotto, M., Bruns, T.D., 2010. Evidence of dispersal limitation in soil microorganisms: Isolation reduces species richness on mycorrhizal tree islands. Ecology 91, 3631–3640. https://doi.org/10.1890/09-2237.1</text:p>
        <text:p text:style-name="Bibliography_20_1">Peršoh, D., 2013. Factors shaping community structure of endophytic fungi–evidence from the Pinus-Viscum-system. Fungal Diversity 60, 55–69. https://doi.org/10.1007/s13225-013-0225-x</text:p>
        <text:p text:style-name="Bibliography_20_1">Porras-Alfaro, A., Bayman, P., 2011. Hidden Fungi, Emergent Properties: Endophytes and Microbiomes. Annual Review of Phytopathology 49, 291–315. https://doi.org/10.1146/annurev-phyto-080508-081831</text:p>
        <text:p text:style-name="Bibliography_20_1">R Core Team, 2017. R: A language and environment for statistical <text:s text:c="2"/>computing. R Foundation for Statistical Computing, Vienna, Austria.</text:p>
        <text:p text:style-name="Bibliography_20_1">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Bibliography_20_1">Rodriguez, R., Redman, R., 2008. More than 400 million years of evolution and some plants still can’t make it on their own: plant stress tolerance via fungal symbiosis. J Exp Bot 59, 1109–1114. https://doi.org/10.1093/jxb/erm342</text:p>
        <text:p text:style-name="Bibliography_20_1">Rodriguez, R.J., White Jr, J.F., Arnold, A.E., Redman, R.S., 2009. Fungal endophytes: diversity and functional roles. New Phytologist 182, 314–330. https://doi.org/10.1111/j.1469-8137.2009.02773.x</text:p>
        <text:p text:style-name="Bibliography_20_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Bibliography_20_1">Rosenberg, E., Sharon, G., Atad, I., Zilber-Rosenberg, I., 2010. The evolution of animals and plants via symbiosis with microorganisms. Environmental Microbiology Reports 2, 500–506. https://doi.org/10.1111/j.1758-2229.2010.00177.x</text:p>
        <text:p text:style-name="Bibliography_20_1">Santamaría, J., Bayman, P., 2005. Fungal Epiphytes and Endophytes of Coffee Leaves (&lt;Emphasis <text:soft-page-break/>Type="Italic"&gt;Coffea arabica&lt;/Emphasis&gt;). Microb Ecol 50, 1–8. https://doi.org/10.1007/s00248-004-0002-1</text:p>
        <text:p text:style-name="Bibliography_20_1">Schulz, B., Römmert, A.-K., Dammann, U., Aust, H.-J., Strack, D., 1999. The endophyte-host interaction: a balanced antagonism? Mycological Research 103, 1275–1283.</text:p>
        <text:p text:style-name="Bibliography_20_1">Shade, A., Handelsman, J., 2012. Beyond the Venn diagram: the hunt for a core microbiome. Environmental Microbiology 14, 4–12. https://doi.org/10.1111/j.1462-2920.2011.02585.x</text:p>
        <text:p text:style-name="Bibliography_20_1">Su, S., Hsieh, C., Chang-Yang, C., Lu, C., Guan, B.T., 2010. Micro-topographic differentiation of the tree species composition in a subtropical submontane rainforest in northeastern Taiwan. Taiwan Journal of Forest Science 25, 63–80.</text:p>
        <text:p text:style-name="Bibliography_20_1">Su, S.-H., Chang-Yang, C.H., Lu, C.L., Tsui, C.C., Lin, T.T., Lin, C.L., Chiou, W.L., Kuan, L.H., Chen, Z.S., Hsieh, C.F., 2007. Fushan subtropical forest dynamics plot: tree species characteristics and distribution patterns. Taiwan Forestry Research Institute.</text:p>
        <text:p text:style-name="Bibliography_20_1">Tateno, O., Hirose, D., Osono, T., Takeda, H., 2015. Beech cupules share endophytic fungi with leaves and twigs. Mycoscience 56, 252–256. https://doi.org/10.1016/j.myc.2014.07.005</text:p>
        <text:p text:style-name="Bibliography_20_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Bibliography_20_1">The Human Microbiome Project Consortium, 2012. Structure, Function and Diversity of the Healthy Human Microbiome. Nature 486, 207–214. https://doi.org/10.1038/nature11234</text:p>
        <text:p text:style-name="Bibliography_20_1">Thomas, D., Bailes, G., Vandegrift, R., Roy, B.A., 2017. Understanding and mitigating some limitations of Illumina © MiSeq for environmental sequencing of fungi. bioRxiv.</text:p>
        <text:p text:style-name="Bibliography_20_1">Van Der Heijden, M.G.A., Horton, T.R., 2009. Socialism in soil? The importance of mycorrhizal fungal networks for facilitation in natural ecosystems. Journal of Ecology 97, 1139–1150. https://doi.org/10.1111/j.1365-2745.2009.01570.x</text:p>
        <text:p text:style-name="Bibliography_20_1">Vandegrift, A.W.R., 2016. Ecological Roles of Fungal Endophytes. University of Oregon.</text:p>
        <text:p text:style-name="Bibliography_20_1">Vandenkoornhuyse, P., Quaiser, A., Duhamel, M., Le Van, A., Dufresne, A., 2015. The importance of the microbiome of the plant holobiont. New Phytol 206, 1196–1206. https://doi.org/10.1111/nph.13312</text:p>
        <text:p text:style-name="Bibliography_20_1">Veech, J.A., 2013. A probabilistic model for analysing species co-occurrence. Global Ecology and Biogeography 22, 252–260. https://doi.org/10.1111/j.1466-8238.2012.00789.x</text:p>
        <text:p text:style-name="Bibliography_20_1">Vellend, M., 2010. Conceptual Synthesis in Community Ecology. The Quarterly Review of Biology 85, 183–206. https://doi.org/10.1086/652373</text:p>
        <text:p text:style-name="Bibliography_20_1">Venkateshwaran, M., Volkening, J.D., Sussman, M.R., Ané, J.-M., 2013. Symbiosis and the social network of higher plants. Current Opinion in Plant Biology, Growth and development 16, 118–127. https://doi.org/10.1016/j.pbi.2012.11.007</text:p>
        <text:p text:style-name="Bibliography_20_1">Walters, W.A., Caporaso, J.G., Lauber, C.L., Berg-Lyons, D., Fierer, N., Knight, R., 2011. PrimerProspector: de novo design and taxonomic analysis of barcoded polymerase chain reaction primers. Bioinformatics 27, 1159–1161. https://doi.org/10.1093/bioinformatics/btr087</text:p>
        <text:p text:style-name="Bibliography_20_1">Wilson, D., 1995. Endophyte: The Evolution of a Term, and Clarification of Its Use and Definition. Oikos 73, 274–276. https://doi.org/10.2307/3545919</text:p>
        <text:p text:style-name="Bibliography_20_1">Woodward, C., Hansen, L., Beckwith, F., Redman, R.S., Rodriguez, R.J., 2012. Symbiogenics: an epigenetic approach to mitigating impacts of climate change on plants. HortScience 47, 699–<text:soft-page-break/>703.</text:p>
        <text:p text:style-name="Bibliography_20_1">Wright, S., 1940. Breeding Structure of Populations in Relation to Speciation. The American Naturalist 74, 232–248. https://doi.org/10.1086/280891</text:p>
        <text:p text:style-name="Bibliography_20_1">Zimmerman, N.B., Vitousek, P.M., 2012. Fungal endophyte communities reflect environmental structuring across a Hawaiian landscape. PNAS 109, 13022–13027. https://doi.org/10.1073/pnas.1209872109<text:change-end text:change-id="ct140057880378592"/><text:change text:change-id="ct94000961452352"/></text:p>
      </text:section>
      <text:p text:style-name="P95">Captions</text:p>
      <text:p text:style-name="P12"/>
      <text:p text:style-name="Preformatted_20_Text"><text:span text:style-name="T1">Figure 1. Left: topographic map of the Fushan FDP with the four vegetation types as classified by Su et al.</text:span><text:change-start text:change-id="ct140057880295120"/><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2007)(2007)(2007)</text:span><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change-end text:change-id="ct140057880295120"/><text:change text:change-id="ct140057880269520"/><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2"/>
      <text:p text:style-name="Preformatted_20_Text"><text:span text:style-name="T1">Figure 2. Left - An overview of nested-squares, logarithmic sampling scheme Vandegrift </text:span><text:change-start text:change-id="ct140057880341536"/><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2016)(2016)(2016)</text:span><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span text:style-name="T1">(2016)</text:span><text:change-end text:change-id="ct140057880341536"/><text:change text:change-id="ct140057880308976"/><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 <text:s/>Vertices of squares are sample sites. Units are meters. Right - Perspective diagram of Fushan Forest Dynamics Plot </text:span><text:change-start text:change-id="ct140057885912128"/><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Su et al., 2010)(Su et al., 2010)</text:span><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span text:style-name="T1">(Su et al., 2010)</text:span><text:change-end text:change-id="ct140057885912128"/><text:change text:change-id="ct140057880341760"/><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 Figures reproduced with permission from authors.</text:span></text:p>
      <text:p text:style-name="P12"/>
      <text:p text:style-name="P12">Figure <text:span text:style-name="T99">3.</text:span> <text:span text:style-name="T96">Class-level o</text:span>verview of taxonomic composition of wood and leaf librarie<text:span text:style-name="T96">s, from all trees sampled. Proportions are out of total OTUs observed in each plant organ: 2025 OTUs in wood, 1302 in leaves. </text:span></text:p>
      <text:p text:style-name="P12"/>
      <text:p text:style-name="P12">Figure <text:span text:style-name="T99">4.</text:span> Non-metric multidimensional scaling diagram of endophyte communities, with all tree hosts that were sampled at least 3 times. </text:p>
      <text:p text:style-name="P12"/>
      <text:p text:style-name="P44">Figure <text:span text:style-name="T105">5.</text:span> Two PCNM vectors showing patterns of variation <text:span text:style-name="T97">in endophyte communities </text:span>of <text:span text:style-name="T97">a </text:span>single host-tree <text:span text:style-name="T97">species</text:span>, <text:span text:style-name="T15">Helicia</text:span><text:span text:style-name="T57"> </text:span><text:span text:style-name="T15">formosana</text:span>. <text:span text:style-name="T97">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98">Full arrays of ecologically significant PCNM vectors are provided in Supp Figs. 1 and 2. <text:s/></text:span></text:p>
      <text:p text:style-name="P12"/>
      <text:p text:style-name="P12">Figure <text:span text:style-name="T106">6.</text:span> Map of Bray-Curtis dissimilarity values over the Fushan FDP, resulting from comparisons between red circled point all other <text:span text:style-name="T15">Helicia</text:span><text:span text:style-name="T57"> </text:span><text:span text:style-name="T15">formosana</text:span> samples. Dark blue points (BC=1) share no fungal species in common with the circled sample, and increase in similarity from yellow to green</text:p>
      <text:p text:style-name="P12">(BC=0).</text:p>
      <text:p text:style-name="P12"/>
      <text:p text:style-name="P45">Figure <text:span text:style-name="T106">7.</text:span> Map of Bray-Curtis dissimilarity values over the Fushan FDP, resulting from comparisons between all <text:span text:style-name="T15">H</text:span>. <text:span text:style-name="T15">formosana</text:span> points and the core fungi of the <text:span text:style-name="T15">H</text:span>. <text:span text:style-name="T15">formosana</text:span>. Dark blue points (BC=1) contain no species from this set of core fungi, and increase in similarity from yellow to green (BC=0, 100% of core fungi present).</text:p>
      <text:p text:style-name="P45"/>
      <text:p text:style-name="P67"><text:span text:style-name="T7">Figure 8. Distribution of Bray-Curtis dissimilarity among sample comparisons of all hosts, and of </text:span><text:span text:style-name="T48">Helicia</text:span><text:span text:style-name="T58"> </text:span><text:span text:style-name="T48">formosana</text:span><text:span text:style-name="T7"> only.</text:span></text:p>
      <text:p text:style-name="P95">Supplementary figures</text:p>
      <text:p text:style-name="P68"/>
      <text:p text:style-name="P69">Supplementa<text:span text:style-name="T104">l</text:span> Figure <text:span text:style-name="T102">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71"/>
      <text:p text:style-name="P68">Supplementa<text:span text:style-name="T104">l</text:span> Figure <text:span text:style-name="T102">2. All-host leaf dbMEM analysis. All vectors shown here correlate to some degree with spatial patterns found within leaf endophyte populations. See methods section for further details on interpretation of dbMEM vectors and their interpretation.</text:span></text:p>
      <text:p text:style-name="P68"/>
      <text:p text:style-name="P69">Supplementa<text:span text:style-name="T104">l </text:span>Figure <text:span text:style-name="T102">3. All-host wood dbMEM analysis. All vectors shown here correlate to some degree with spatial patterns found within leaf endophyte populations. See methods section for further details on interpretation of dbMEM vectors and their interpretation.</text:span></text:p>
      <text:p text:style-name="P69"/>
      <text:p text:style-name="P70">Supplementa<text:span text:style-name="T104">l</text:span> Figure <text:span text:style-name="T102">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officeooo:rsid="00d61ff0"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Heading_20_1" style:display-name="Heading 1" style:family="paragraph" style:parent-style-name="Heading" style:class="text">
      <style:text-properties fo:font-size="16pt" style:font-size-asian="16pt" style:font-size-complex="16pt"/>
    </style:style>
    <style:style style:name="Heading_20_2" style:display-name="Heading 2" style:family="paragraph" style:parent-style-name="Heading" style:class="text"/>
    <style:style style:name="Heading_20_3" style:display-name="Heading 3" style:family="paragraph" style:parent-style-name="Heading" style:class="text">
      <style:text-propertie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7T16:53:52.897379502</dc:date>
    <meta:editing-duration>P2DT4H58M4S</meta:editing-duration>
    <meta:editing-cycles>79</meta:editing-cycles>
    <meta:generator>LibreOffice/6.0.6.2$Linux_X86_64 LibreOffice_project/00m0$Build-2</meta:generator>
    <meta:document-statistic meta:table-count="0" meta:image-count="0" meta:object-count="0" meta:page-count="19" meta:paragraph-count="174" meta:word-count="10208" meta:character-count="70783" meta:non-whitespace-character-count="60736"/>
    <meta:user-defined meta:name="ZOTERO_PREF_1">&lt;data data-version="3" zotero-version="5.0.58"&gt;&lt;session id="eyWJP6Jk"/&gt;&lt;style id="http://www.zotero.org/styles/fungal-ecology" hasBibliography="1" bibliographyStyleHasBeenSet="1"/&gt;&lt;prefs&gt;&lt;pref name="fieldType" value="ReferenceMark"/&gt;&lt;/prefs&gt;&lt;/data&gt;</meta:user-defined>
  </office:meta>
</office:document-meta>
</file>